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12.111cm"/>
    </style:style>
    <style:style style:name="co3" style:family="table-column">
      <style:table-column-properties fo:break-before="auto" style:column-width="12.857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1位</text:p>
          </table:table-cell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yvG3.jpg_default.png.png.png.png_0.png_0_align_resize.png</text:p>
          </table:table-cell>
          <table:table-cell office:value-type="float" office:value="0.823229014873504" calcext:value-type="float">
            <text:p>0.823229014873504</text:p>
          </table:table-cell>
          <table:table-cell table:formula="of:=(-23.71*[.D1]^2 + 49.98*[.D1] + 73.69)/100" office:value-type="percentage" office:value="0.987665766442369" calcext:value-type="percentage">
            <text:p>98.77%</text:p>
          </table:table-cell>
        </table:table-row>
        <table:table-row table:style-name="ro1">
          <table:table-cell office:value-type="string" calcext:value-type="string">
            <text:p>2位</text:p>
          </table:table-cell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7rUl.jpg.png.png_0.png_0_align_resize.png</text:p>
          </table:table-cell>
          <table:table-cell office:value-type="float" office:value="0.810201406478882" calcext:value-type="float">
            <text:p>0.810201406478882</text:p>
          </table:table-cell>
          <table:table-cell table:formula="of:=(-23.71*[.D2]^2 + 49.98*[.D2] + 73.69)/100" office:value-type="percentage" office:value="0.986199982708934" calcext:value-type="percentage">
            <text:p>98.62%</text:p>
          </table:table-cell>
        </table:table-row>
        <table:table-row table:style-name="ro1">
          <table:table-cell office:value-type="string" calcext:value-type="string">
            <text:p>3位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13vh.jpg.png.png_0.png_0_align_resize.png</text:p>
          </table:table-cell>
          <table:table-cell office:value-type="float" office:value="0.801850020885468" calcext:value-type="float">
            <text:p>0.801850020885468</text:p>
          </table:table-cell>
          <table:table-cell table:formula="of:=(-23.71*[.D3]^2 + 49.98*[.D3] + 73.69)/100" office:value-type="percentage" office:value="0.985218005022373" calcext:value-type="percentage">
            <text:p>98.52%</text:p>
          </table:table-cell>
        </table:table-row>
        <table:table-row table:style-name="ro1">
          <table:table-cell office:value-type="string" calcext:value-type="string">
            <text:p>4位</text:p>
          </table:table-cell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6YRC.jpg.png.png_0.png_0_align_resize.png</text:p>
          </table:table-cell>
          <table:table-cell office:value-type="float" office:value="0.801801860332489" calcext:value-type="float">
            <text:p>0.801801860332489</text:p>
          </table:table-cell>
          <table:table-cell table:formula="of:=(-23.71*[.D4]^2 + 49.98*[.D4] + 73.69)/100" office:value-type="percentage" office:value="0.985212246265719" calcext:value-type="percentage">
            <text:p>98.52%</text:p>
          </table:table-cell>
        </table:table-row>
        <table:table-row table:style-name="ro1">
          <table:table-cell office:value-type="string" calcext:value-type="string">
            <text:p>5位</text:p>
          </table:table-cell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m7ms.jpg.png.png_0.png_0_align_resize.png</text:p>
          </table:table-cell>
          <table:table-cell office:value-type="float" office:value="0.800897657871246" calcext:value-type="float">
            <text:p>0.800897657871246</text:p>
          </table:table-cell>
          <table:table-cell table:formula="of:=(-23.71*[.D5]^2 + 49.98*[.D5] + 73.69)/100" office:value-type="percentage" office:value="0.985103922861286" calcext:value-type="percentage">
            <text:p>98.51%</text:p>
          </table:table-cell>
        </table:table-row>
        <table:table-row table:style-name="ro1">
          <table:table-cell office:value-type="string" calcext:value-type="string">
            <text:p>6位</text:p>
          </table:table-cell>
          <table:table-cell office:value-type="string" calcext:value-type="string">
            <text:p>横山智佐_2d3B.jpg.png.png_0_align_resize_default.png</text:p>
          </table:table-cell>
          <table:table-cell office:value-type="string" calcext:value-type="string">
            <text:p>熊切あさ美_AjyL.jpg.png.png_0.png_0_align_resize.png</text:p>
          </table:table-cell>
          <table:table-cell office:value-type="float" office:value="0.798520684242249" calcext:value-type="float">
            <text:p>0.798520684242249</text:p>
          </table:table-cell>
          <table:table-cell table:formula="of:=(-23.71*[.D6]^2 + 49.98*[.D6] + 73.69)/100" office:value-type="percentage" office:value="0.984817312346398" calcext:value-type="percentage">
            <text:p>98.48%</text:p>
          </table:table-cell>
        </table:table-row>
        <table:table-row table:style-name="ro1">
          <table:table-cell office:value-type="string" calcext:value-type="string">
            <text:p>7位</text:p>
          </table:table-cell>
          <table:table-cell office:value-type="string" calcext:value-type="string">
            <text:p>横山智佐_5Fut.jpg.png.png_0_align_resize_default.png</text:p>
          </table:table-cell>
          <table:table-cell office:value-type="string" calcext:value-type="string">
            <text:p>熊切あさ美_AjyL.jpg.png.png_0.png_0_align_resize.png</text:p>
          </table:table-cell>
          <table:table-cell office:value-type="float" office:value="0.798274874687195" calcext:value-type="float">
            <text:p>0.798274874687195</text:p>
          </table:table-cell>
          <table:table-cell table:formula="of:=(-23.71*[.D7]^2 + 49.98*[.D7] + 73.69)/100" office:value-type="percentage" office:value="0.984787520284129" calcext:value-type="percentage">
            <text:p>98.48%</text:p>
          </table:table-cell>
        </table:table-row>
        <table:table-row table:style-name="ro1">
          <table:table-cell office:value-type="string" calcext:value-type="string">
            <text:p>8位</text:p>
          </table:table-cell>
          <table:table-cell office:value-type="string" calcext:value-type="string">
            <text:p>高橋一生_5Gk6.jpg.png_default.png.png_0.png_0_align_resize.png</text:p>
          </table:table-cell>
          <table:table-cell office:value-type="string" calcext:value-type="string">
            <text:p>鮎川穂乃果_A6Gi.jpg..png.png.png_0_align_resize_default.png</text:p>
          </table:table-cell>
          <table:table-cell office:value-type="float" office:value="0.797446548938751" calcext:value-type="float">
            <text:p>0.797446548938751</text:p>
          </table:table-cell>
          <table:table-cell table:formula="of:=(-23.71*[.D8]^2 + 49.98*[.D8] + 73.69)/100" office:value-type="percentage" office:value="0.984686916435552" calcext:value-type="percentage">
            <text:p>98.47%</text:p>
          </table:table-cell>
        </table:table-row>
        <table:table-row table:style-name="ro1">
          <table:table-cell office:value-type="string" calcext:value-type="string">
            <text:p>9位</text:p>
          </table:table-cell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lLYh.jpg_default.png.png.png_0.png_0_align_resize.png</text:p>
          </table:table-cell>
          <table:table-cell office:value-type="float" office:value="0.796421647071838" calcext:value-type="float">
            <text:p>0.796421647071838</text:p>
          </table:table-cell>
          <table:table-cell table:formula="of:=(-23.71*[.D9]^2 + 49.98*[.D9] + 73.69)/100" office:value-type="percentage" office:value="0.984561987200377" calcext:value-type="percentage">
            <text:p>98.46%</text:p>
          </table:table-cell>
        </table:table-row>
        <table:table-row table:style-name="ro1">
          <table:table-cell office:value-type="string" calcext:value-type="string">
            <text:p>10位</text:p>
          </table:table-cell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cW4e.jpg.png.png_0.png_0_align_resize.png</text:p>
          </table:table-cell>
          <table:table-cell office:value-type="float" office:value="0.795842051506043" calcext:value-type="float">
            <text:p>0.795842051506043</text:p>
          </table:table-cell>
          <table:table-cell table:formula="of:=(-23.71*[.D10]^2 + 49.98*[.D10] + 73.69)/100" office:value-type="percentage" office:value="0.984491117571578" calcext:value-type="percentage">
            <text:p>98.45%</text:p>
          </table:table-cell>
        </table:table-row>
        <table:table-row table:style-name="ro1">
          <table:table-cell office:value-type="string" calcext:value-type="string">
            <text:p>11位</text:p>
          </table:table-cell>
          <table:table-cell office:value-type="string" calcext:value-type="string">
            <text:p>横山智佐_2d3B.jpg.png.png_0_align_resize_default.png</text:p>
          </table:table-cell>
          <table:table-cell office:value-type="string" calcext:value-type="string">
            <text:p>熊切あさ美_UG8Y.jpg.png.png.png_0.png_0_align_resize.png</text:p>
          </table:table-cell>
          <table:table-cell office:value-type="float" office:value="0.7945516705513" calcext:value-type="float">
            <text:p>0.7945516705513</text:p>
          </table:table-cell>
          <table:table-cell table:formula="of:=(-23.71*[.D11]^2 + 49.98*[.D11] + 73.69)/100" office:value-type="percentage" office:value="0.984332765055143" calcext:value-type="percentage">
            <text:p>98.43%</text:p>
          </table:table-cell>
        </table:table-row>
        <table:table-row table:style-name="ro1">
          <table:table-cell office:value-type="string" calcext:value-type="string">
            <text:p>12位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XpLP.jpg_default..png.png_0.png_0_align_resize.png</text:p>
          </table:table-cell>
          <table:table-cell office:value-type="float" office:value="0.794142782688141" calcext:value-type="float">
            <text:p>0.794142782688141</text:p>
          </table:table-cell>
          <table:table-cell table:formula="of:=(-23.71*[.D12]^2 + 49.98*[.D12] + 73.69)/100" office:value-type="percentage" office:value="0.984282422558531" calcext:value-type="percentage">
            <text:p>98.43%</text:p>
          </table:table-cell>
        </table:table-row>
        <table:table-row table:style-name="ro1">
          <table:table-cell office:value-type="string" calcext:value-type="string">
            <text:p>13位</text:p>
          </table:table-cell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ufgc.jpg..png_0.png_0_align_resize.png</text:p>
          </table:table-cell>
          <table:table-cell office:value-type="float" office:value="0.793200850486755" calcext:value-type="float">
            <text:p>0.793200850486755</text:p>
          </table:table-cell>
          <table:table-cell table:formula="of:=(-23.71*[.D13]^2 + 49.98*[.D13] + 73.69)/100" office:value-type="percentage" office:value="0.984166149670899" calcext:value-type="percentage">
            <text:p>98.42%</text:p>
          </table:table-cell>
        </table:table-row>
        <table:table-row table:style-name="ro1">
          <table:table-cell office:value-type="string" calcext:value-type="string">
            <text:p>14位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GHwA.png.png.png_0.png_0_align_resize.png</text:p>
          </table:table-cell>
          <table:table-cell office:value-type="float" office:value="0.792724668979645" calcext:value-type="float">
            <text:p>0.792724668979645</text:p>
          </table:table-cell>
          <table:table-cell table:formula="of:=(-23.71*[.D14]^2 + 49.98*[.D14] + 73.69)/100" office:value-type="percentage" office:value="0.984107209324239" calcext:value-type="percentage">
            <text:p>98.41%</text:p>
          </table:table-cell>
        </table:table-row>
        <table:table-row table:style-name="ro1">
          <table:table-cell office:value-type="string" calcext:value-type="string">
            <text:p>15位</text:p>
          </table:table-cell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aV9a.jpg.png.png.png_0.png_0_align_resize.png</text:p>
          </table:table-cell>
          <table:table-cell office:value-type="float" office:value="0.790768384933472" calcext:value-type="float">
            <text:p>0.790768384933472</text:p>
          </table:table-cell>
          <table:table-cell table:formula="of:=(-23.71*[.D15]^2 + 49.98*[.D15] + 73.69)/100" office:value-type="percentage" office:value="0.983863937975249" calcext:value-type="percentage">
            <text:p>98.39%</text:p>
          </table:table-cell>
        </table:table-row>
        <table:table-row table:style-name="ro1">
          <table:table-cell office:value-type="string" calcext:value-type="string">
            <text:p>16位</text:p>
          </table:table-cell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CpOe.jpeg.png.png_0.png_0_align_resize.png</text:p>
          </table:table-cell>
          <table:table-cell office:value-type="float" office:value="0.788415789604187" calcext:value-type="float">
            <text:p>0.788415789604187</text:p>
          </table:table-cell>
          <table:table-cell table:formula="of:=(-23.71*[.D16]^2 + 49.98*[.D16] + 73.69)/100" office:value-type="percentage" office:value="0.983568980319008" calcext:value-type="percentage">
            <text:p>98.36%</text:p>
          </table:table-cell>
        </table:table-row>
        <table:table-row table:style-name="ro1">
          <table:table-cell office:value-type="string" calcext:value-type="string">
            <text:p>17位</text:p>
          </table:table-cell>
          <table:table-cell office:value-type="string" calcext:value-type="string">
            <text:p>宮本茉由_bBzG.jpg.png.png_0_align_resize_default.png</text:p>
          </table:table-cell>
          <table:table-cell office:value-type="string" calcext:value-type="string">
            <text:p>玉田志織_WTqi.jpg.png.png_0_align_resize_default.png</text:p>
          </table:table-cell>
          <table:table-cell office:value-type="float" office:value="0.788247585296631" calcext:value-type="float">
            <text:p>0.788247585296631</text:p>
          </table:table-cell>
          <table:table-cell table:formula="of:=(-23.71*[.D17]^2 + 49.98*[.D17] + 73.69)/100" office:value-type="percentage" office:value="0.983547791098629" calcext:value-type="percentage">
            <text:p>98.35%</text:p>
          </table:table-cell>
        </table:table-row>
        <table:table-row table:style-name="ro1">
          <table:table-cell office:value-type="string" calcext:value-type="string">
            <text:p>18位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X58D.jpg.png.png_0.png_0_align_resize.png</text:p>
          </table:table-cell>
          <table:table-cell office:value-type="float" office:value="0.787210047245026" calcext:value-type="float">
            <text:p>0.787210047245026</text:p>
          </table:table-cell>
          <table:table-cell table:formula="of:=(-23.71*[.D18]^2 + 49.98*[.D18] + 73.69)/100" office:value-type="percentage" office:value="0.983416792586622" calcext:value-type="percentage">
            <text:p>98.34%</text:p>
          </table:table-cell>
        </table:table-row>
        <table:table-row table:style-name="ro1">
          <table:table-cell office:value-type="string" calcext:value-type="string">
            <text:p>19位</text:p>
          </table:table-cell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NoHh.jpg..png.png.png_0.png_0_align_resize.png</text:p>
          </table:table-cell>
          <table:table-cell office:value-type="float" office:value="0.78617936372757" calcext:value-type="float">
            <text:p>0.78617936372757</text:p>
          </table:table-cell>
          <table:table-cell table:formula="of:=(-23.71*[.D19]^2 + 49.98*[.D19] + 73.69)/100" office:value-type="percentage" office:value="0.983286154099437" calcext:value-type="percentage">
            <text:p>98.33%</text:p>
          </table:table-cell>
        </table:table-row>
        <table:table-row table:style-name="ro1">
          <table:table-cell office:value-type="string" calcext:value-type="string">
            <text:p>20位</text:p>
          </table:table-cell>
          <table:table-cell office:value-type="string" calcext:value-type="string">
            <text:p>横山智佐_m5Uu.jpg.png.png_0_align_resize_default.png</text:p>
          </table:table-cell>
          <table:table-cell office:value-type="string" calcext:value-type="string">
            <text:p>熊切あさ美_UG8Y.jpg.png.png.png_0.png_0_align_resize.png</text:p>
          </table:table-cell>
          <table:table-cell office:value-type="float" office:value="0.783757150173187" calcext:value-type="float">
            <text:p>0.783757150173187</text:p>
          </table:table-cell>
          <table:table-cell table:formula="of:=(-23.71*[.D20]^2 + 49.98*[.D20] + 73.69)/100" office:value-type="percentage" office:value="0.982977157033434" calcext:value-type="percentage">
            <text:p>98.30%</text:p>
          </table:table-cell>
        </table:table-row>
        <table:table-row table:style-name="ro1">
          <table:table-cell office:value-type="string" calcext:value-type="string">
            <text:p>21位</text:p>
          </table:table-cell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Dzm0.jpg.png.png_0.png_0_align_resize.png</text:p>
          </table:table-cell>
          <table:table-cell office:value-type="float" office:value="0.783057928085327" calcext:value-type="float">
            <text:p>0.783057928085327</text:p>
          </table:table-cell>
          <table:table-cell table:formula="of:=(-23.71*[.D21]^2 + 49.98*[.D21] + 73.69)/100" office:value-type="percentage" office:value="0.982887441144436" calcext:value-type="percentage">
            <text:p>98.29%</text:p>
          </table:table-cell>
        </table:table-row>
        <table:table-row table:style-name="ro1">
          <table:table-cell office:value-type="string" calcext:value-type="string">
            <text:p>22位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9SAF..png.png_0.png_0_align_resize.png</text:p>
          </table:table-cell>
          <table:table-cell office:value-type="float" office:value="0.781334161758423" calcext:value-type="float">
            <text:p>0.781334161758423</text:p>
          </table:table-cell>
          <table:table-cell table:formula="of:=(-23.71*[.D22]^2 + 49.98*[.D22] + 73.69)/100" office:value-type="percentage" office:value="0.982665277597242" calcext:value-type="percentage">
            <text:p>98.27%</text:p>
          </table:table-cell>
        </table:table-row>
        <table:table-row table:style-name="ro1">
          <table:table-cell office:value-type="string" calcext:value-type="string">
            <text:p>23位</text:p>
          </table:table-cell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YiE8.jpg.png.png_0.png_0_align_resize.png</text:p>
          </table:table-cell>
          <table:table-cell office:value-type="float" office:value="0.78104031085968" calcext:value-type="float">
            <text:p>0.78104031085968</text:p>
          </table:table-cell>
          <table:table-cell table:formula="of:=(-23.71*[.D23]^2 + 49.98*[.D23] + 73.69)/100" office:value-type="percentage" office:value="0.982627264747444" calcext:value-type="percentage">
            <text:p>98.26%</text:p>
          </table:table-cell>
        </table:table-row>
        <table:table-row table:style-name="ro1">
          <table:table-cell office:value-type="string" calcext:value-type="string">
            <text:p>24位</text:p>
          </table:table-cell>
          <table:table-cell office:value-type="string" calcext:value-type="string">
            <text:p>佐藤真知子_1Tyo.jpg.png.png_0_align_resize_default.png</text:p>
          </table:table-cell>
          <table:table-cell office:value-type="string" calcext:value-type="string">
            <text:p>溝口恵_W49Z.jpg.png.png.png_0.png_0_align_resize.png</text:p>
          </table:table-cell>
          <table:table-cell office:value-type="float" office:value="0.780408382415772" calcext:value-type="float">
            <text:p>0.780408382415772</text:p>
          </table:table-cell>
          <table:table-cell table:formula="of:=(-23.71*[.D24]^2 + 49.98*[.D24] + 73.69)/100" office:value-type="percentage" office:value="0.98254537913435" calcext:value-type="percentage">
            <text:p>98.25%</text:p>
          </table:table-cell>
        </table:table-row>
        <table:table-row table:style-name="ro1">
          <table:table-cell/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Q0Vw.jpg_default.png.png.png_0.png_0_align_resize.png</text:p>
          </table:table-cell>
          <table:table-cell office:value-type="float" office:value="0.779208898544312" calcext:value-type="float">
            <text:p>0.779208898544312</text:p>
          </table:table-cell>
          <table:table-cell table:formula="of:=(-23.71*[.D25]^2 + 49.98*[.D25] + 73.69)/100" office:value-type="percentage" office:value="0.982389428547448" calcext:value-type="percentage">
            <text:p>98.24%</text:p>
          </table:table-cell>
        </table:table-row>
        <table:table-row table:style-name="ro1">
          <table:table-cell/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IxjW.jpg.png.png.png_0.png_0_align_resize.png</text:p>
          </table:table-cell>
          <table:table-cell office:value-type="float" office:value="0.778025090694428" calcext:value-type="float">
            <text:p>0.778025090694428</text:p>
          </table:table-cell>
          <table:table-cell table:formula="of:=(-23.71*[.D26]^2 + 49.98*[.D26] + 73.69)/100" office:value-type="percentage" office:value="0.982234847130133" calcext:value-type="percentage">
            <text:p>98.22%</text:p>
          </table:table-cell>
        </table:table-row>
        <table:table-row table:style-name="ro1">
          <table:table-cell/>
          <table:table-cell office:value-type="string" calcext:value-type="string">
            <text:p>佐藤真知子_1Tyo.jpg.png.png_0_align_resize_default.png</text:p>
          </table:table-cell>
          <table:table-cell office:value-type="string" calcext:value-type="string">
            <text:p>溝口恵_IR0u.jpg.png.png.png_0.png_0_align_resize.png</text:p>
          </table:table-cell>
          <table:table-cell office:value-type="float" office:value="0.777767658233643" calcext:value-type="float">
            <text:p>0.777767658233643</text:p>
          </table:table-cell>
          <table:table-cell table:formula="of:=(-23.71*[.D27]^2 + 49.98*[.D27] + 73.69)/100" office:value-type="percentage" office:value="0.982201143676119" calcext:value-type="percentage">
            <text:p>98.22%</text:p>
          </table:table-cell>
        </table:table-row>
        <table:table-row table:style-name="ro1">
          <table:table-cell/>
          <table:table-cell office:value-type="string" calcext:value-type="string">
            <text:p>森田健作_bhVI.jpg.png.png.png_0.png_0_align_resize.png</text:p>
          </table:table-cell>
          <table:table-cell office:value-type="string" calcext:value-type="string">
            <text:p>山内健司_QMQ4.jpg.png.png_0.png_0_align_resize.png</text:p>
          </table:table-cell>
          <table:table-cell office:value-type="float" office:value="0.7765251994133" calcext:value-type="float">
            <text:p>0.7765251994133</text:p>
          </table:table-cell>
          <table:table-cell table:formula="of:=(-23.71*[.D28]^2 + 49.98*[.D28] + 73.69)/100" office:value-type="percentage" office:value="0.982038037206479" calcext:value-type="percentage">
            <text:p>98.20%</text:p>
          </table:table-cell>
        </table:table-row>
        <table:table-row table:style-name="ro1">
          <table:table-cell/>
          <table:table-cell office:value-type="string" calcext:value-type="string">
            <text:p>高橋一生_5Gk6.jpg.png_default.png.png_0.png_0_align_resize.png</text:p>
          </table:table-cell>
          <table:table-cell office:value-type="string" calcext:value-type="string">
            <text:p>山﨑努_vZ6I.jpg.png.png_0_align_resize_default.png</text:p>
          </table:table-cell>
          <table:table-cell office:value-type="float" office:value="0.775978565216064" calcext:value-type="float">
            <text:p>0.775978565216064</text:p>
          </table:table-cell>
          <table:table-cell table:formula="of:=(-23.71*[.D29]^2 + 49.98*[.D29] + 73.69)/100" office:value-type="percentage" office:value="0.981966044740698" calcext:value-type="percentage">
            <text:p>98.20%</text:p>
          </table:table-cell>
        </table:table-row>
        <table:table-row table:style-name="ro1">
          <table:table-cell/>
          <table:table-cell office:value-type="string" calcext:value-type="string">
            <text:p>佐藤真知子_1Tyo.jpg.png.png_0_align_resize_default.png</text:p>
          </table:table-cell>
          <table:table-cell office:value-type="string" calcext:value-type="string">
            <text:p>溝口恵_mLQE.jpg.png.png.png_0.png_0_align_resize.png</text:p>
          </table:table-cell>
          <table:table-cell office:value-type="float" office:value="0.775897145271301" calcext:value-type="float">
            <text:p>0.775897145271301</text:p>
          </table:table-cell>
          <table:table-cell table:formula="of:=(-23.71*[.D30]^2 + 49.98*[.D30] + 73.69)/100" office:value-type="percentage" office:value="0.981955309499076" calcext:value-type="percentage">
            <text:p>98.20%</text:p>
          </table:table-cell>
        </table:table-row>
        <table:table-row table:style-name="ro1">
          <table:table-cell/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ufgc.jpg.png_0_align_resize.png</text:p>
          </table:table-cell>
          <table:table-cell office:value-type="float" office:value="0.775520503520966" calcext:value-type="float">
            <text:p>0.775520503520966</text:p>
          </table:table-cell>
          <table:table-cell table:formula="of:=(-23.71*[.D31]^2 + 49.98*[.D31] + 73.69)/100" office:value-type="percentage" office:value="0.981905608277246" calcext:value-type="percentage">
            <text:p>98.19%</text:p>
          </table:table-cell>
        </table:table-row>
        <table:table-row table:style-name="ro1">
          <table:table-cell/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tPCM.jpg.png.png_0_align_resize.png</text:p>
          </table:table-cell>
          <table:table-cell office:value-type="float" office:value="0.77499657869339" calcext:value-type="float">
            <text:p>0.77499657869339</text:p>
          </table:table-cell>
          <table:table-cell table:formula="of:=(-23.71*[.D32]^2 + 49.98*[.D32] + 73.69)/100" office:value-type="percentage" office:value="0.981836359875467" calcext:value-type="percentage">
            <text:p>98.18%</text:p>
          </table:table-cell>
        </table:table-row>
        <table:table-row table:style-name="ro1">
          <table:table-cell/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95Z8.jpg.png.png.png_0.png_0_align_resize.png</text:p>
          </table:table-cell>
          <table:table-cell office:value-type="float" office:value="0.774484872817993" calcext:value-type="float">
            <text:p>0.774484872817993</text:p>
          </table:table-cell>
          <table:table-cell table:formula="of:=(-23.71*[.D33]^2 + 49.98*[.D33] + 73.69)/100" office:value-type="percentage" office:value="0.981768600833546" calcext:value-type="percentage">
            <text:p>98.18%</text:p>
          </table:table-cell>
        </table:table-row>
        <table:table-row table:style-name="ro1">
          <table:table-cell/>
          <table:table-cell office:value-type="string" calcext:value-type="string">
            <text:p>福本清三_soIG.jpg_default.png.png_0.png_0_align_resize.png</text:p>
          </table:table-cell>
          <table:table-cell office:value-type="string" calcext:value-type="string">
            <text:p>間寛平_Cdcx.jpg.png_align_resize_default.png</text:p>
          </table:table-cell>
          <table:table-cell office:value-type="float" office:value="0.774220764636993" calcext:value-type="float">
            <text:p>0.774220764636993</text:p>
          </table:table-cell>
          <table:table-cell table:formula="of:=(-23.71*[.D34]^2 + 49.98*[.D34] + 73.69)/100" office:value-type="percentage" office:value="0.981733579588693" calcext:value-type="percentage">
            <text:p>98.17%</text:p>
          </table:table-cell>
        </table:table-row>
        <table:table-row table:style-name="ro1">
          <table:table-cell/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aGhx.png.png.png_0.png_0_align_resize.png</text:p>
          </table:table-cell>
          <table:table-cell office:value-type="float" office:value="0.774024307727814" calcext:value-type="float">
            <text:p>0.774024307727814</text:p>
          </table:table-cell>
          <table:table-cell table:formula="of:=(-23.71*[.D35]^2 + 49.98*[.D35] + 73.69)/100" office:value-type="percentage" office:value="0.981707507577481" calcext:value-type="percentage">
            <text:p>98.17%</text:p>
          </table:table-cell>
        </table:table-row>
        <table:table-row table:style-name="ro1">
          <table:table-cell/>
          <table:table-cell office:value-type="string" calcext:value-type="string">
            <text:p>金田明夫_9iXm.jpg..png_align_resize_default.png</text:p>
          </table:table-cell>
          <table:table-cell office:value-type="string" calcext:value-type="string">
            <text:p>山﨑努_vZ6I.jpg.png.png_0_align_resize_default.png</text:p>
          </table:table-cell>
          <table:table-cell office:value-type="float" office:value="0.773985981941223" calcext:value-type="float">
            <text:p>0.773985981941223</text:p>
          </table:table-cell>
          <table:table-cell table:formula="of:=(-23.71*[.D36]^2 + 49.98*[.D36] + 73.69)/100" office:value-type="percentage" office:value="0.981702419186959" calcext:value-type="percentage">
            <text:p>98.17%</text:p>
          </table:table-cell>
        </table:table-row>
        <table:table-row table:style-name="ro1">
          <table:table-cell/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36nR..png.png_0.png_0_align_resize.png</text:p>
          </table:table-cell>
          <table:table-cell office:value-type="float" office:value="0.773198962211609" calcext:value-type="float">
            <text:p>0.773198962211609</text:p>
          </table:table-cell>
          <table:table-cell table:formula="of:=(-23.71*[.D37]^2 + 49.98*[.D37] + 73.69)/100" office:value-type="percentage" office:value="0.981597775115715" calcext:value-type="percentage">
            <text:p>98.16%</text:p>
          </table:table-cell>
        </table:table-row>
        <table:table-row table:style-name="ro1">
          <table:table-cell/>
          <table:table-cell office:value-type="string" calcext:value-type="string">
            <text:p>佐藤真知子_1Tyo.jpg.png.png_0_align_resize_default.png</text:p>
          </table:table-cell>
          <table:table-cell office:value-type="string" calcext:value-type="string">
            <text:p>溝口恵_KVgW.jpg_default..png.png.png_0.png_0_align_resize.png</text:p>
          </table:table-cell>
          <table:table-cell office:value-type="float" office:value="0.772852659225464" calcext:value-type="float">
            <text:p>0.772852659225464</text:p>
          </table:table-cell>
          <table:table-cell table:formula="of:=(-23.71*[.D38]^2 + 49.98*[.D38] + 73.69)/100" office:value-type="percentage" office:value="0.981551636766966" calcext:value-type="percentage">
            <text:p>98.16%</text:p>
          </table:table-cell>
        </table:table-row>
        <table:table-row table:style-name="ro1">
          <table:table-cell/>
          <table:table-cell office:value-type="string" calcext:value-type="string">
            <text:p>佐藤真知子_1Tyo.jpg.png.png_0_align_resize_default.png</text:p>
          </table:table-cell>
          <table:table-cell office:value-type="string" calcext:value-type="string">
            <text:p>溝口恵_dd4O.jpg_default..png.png.png_0.png_0_align_resize.png</text:p>
          </table:table-cell>
          <table:table-cell office:value-type="float" office:value="0.772176504135132" calcext:value-type="float">
            <text:p>0.772176504135132</text:p>
          </table:table-cell>
          <table:table-cell table:formula="of:=(-23.71*[.D39]^2 + 49.98*[.D39] + 73.69)/100" office:value-type="percentage" office:value="0.981461387922795" calcext:value-type="percentage">
            <text:p>98.15%</text:p>
          </table:table-cell>
        </table:table-row>
        <table:table-row table:style-name="ro1">
          <table:table-cell/>
          <table:table-cell office:value-type="string" calcext:value-type="string">
            <text:p>佐藤真知子_1Tyo.jpg.png.png_0_align_resize_default.png</text:p>
          </table:table-cell>
          <table:table-cell office:value-type="string" calcext:value-type="string">
            <text:p>溝口恵_CbZV.jpg..png_0.png_0.png_0_align_resize.png</text:p>
          </table:table-cell>
          <table:table-cell office:value-type="float" office:value="0.771467447280884" calcext:value-type="float">
            <text:p>0.771467447280884</text:p>
          </table:table-cell>
          <table:table-cell table:formula="of:=(-23.71*[.D40]^2 + 49.98*[.D40] + 73.69)/100" office:value-type="percentage" office:value="0.981366514684027" calcext:value-type="percentage">
            <text:p>98.14%</text:p>
          </table:table-cell>
        </table:table-row>
        <table:table-row table:style-name="ro1">
          <table:table-cell/>
          <table:table-cell office:value-type="string" calcext:value-type="string">
            <text:p>森田健作_bhVI.jpg.png.png.png_0.png_0_align_resize.png</text:p>
          </table:table-cell>
          <table:table-cell office:value-type="string" calcext:value-type="string">
            <text:p>山内健司_8DLh.jpg.png.png.png_0.png_0_align_resize.png</text:p>
          </table:table-cell>
          <table:table-cell office:value-type="float" office:value="0.770743250846863" calcext:value-type="float">
            <text:p>0.770743250846863</text:p>
          </table:table-cell>
          <table:table-cell table:formula="of:=(-23.71*[.D41]^2 + 49.98*[.D41] + 73.69)/100" office:value-type="percentage" office:value="0.98126936963933" calcext:value-type="percentage">
            <text:p>98.13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wWdP.jpg.png.png_0.png_0_align_resize.png</text:p>
          </table:table-cell>
          <table:table-cell office:value-type="float" office:value="0.769875228404999" calcext:value-type="float">
            <text:p>0.769875228404999</text:p>
          </table:table-cell>
          <table:table-cell table:formula="of:=(-23.71*[.D42]^2 + 49.98*[.D42] + 73.69)/100" office:value-type="percentage" office:value="0.981152603817226" calcext:value-type="percentage">
            <text:p>98.12%</text:p>
          </table:table-cell>
        </table:table-row>
        <table:table-row table:style-name="ro1">
          <table:table-cell/>
          <table:table-cell office:value-type="string" calcext:value-type="string">
            <text:p>森田健作_bhVI.jpg.png.png.png_0.png_0_align_resize.png</text:p>
          </table:table-cell>
          <table:table-cell office:value-type="string" calcext:value-type="string">
            <text:p>山内健司_wEIV.jpg.png.png.png_0.png_0_align_resize.png</text:p>
          </table:table-cell>
          <table:table-cell office:value-type="float" office:value="0.769799292087555" calcext:value-type="float">
            <text:p>0.769799292087555</text:p>
          </table:table-cell>
          <table:table-cell table:formula="of:=(-23.71*[.D43]^2 + 49.98*[.D43] + 73.69)/100" office:value-type="percentage" office:value="0.981142371917005" calcext:value-type="percentage">
            <text:p>98.11%</text:p>
          </table:table-cell>
        </table:table-row>
        <table:table-row table:style-name="ro1">
          <table:table-cell/>
          <table:table-cell office:value-type="string" calcext:value-type="string">
            <text:p>片寄涼太_8yMX.jpg.png.png_0.png_0_align_resize.png</text:p>
          </table:table-cell>
          <table:table-cell office:value-type="string" calcext:value-type="string">
            <text:p>岡本圭人_GCTv.jpg_semidefault.png.png.png_0.png_0_align_resize.png</text:p>
          </table:table-cell>
          <table:table-cell office:value-type="float" office:value="0.768324136734009" calcext:value-type="float">
            <text:p>0.768324136734009</text:p>
          </table:table-cell>
          <table:table-cell table:formula="of:=(-23.71*[.D44]^2 + 49.98*[.D44] + 73.69)/100" office:value-type="percentage" office:value="0.980943062297879" calcext:value-type="percentage">
            <text:p>98.09%</text:p>
          </table:table-cell>
        </table:table-row>
        <table:table-row table:style-name="ro1">
          <table:table-cell/>
          <table:table-cell office:value-type="string" calcext:value-type="string">
            <text:p>森田健作_E1JZ..png.png.png_0.png_0_align_resize.png</text:p>
          </table:table-cell>
          <table:table-cell office:value-type="string" calcext:value-type="string">
            <text:p>山内健司_XFrs.jpg.png.png.png_0.png_0_align_resize.png</text:p>
          </table:table-cell>
          <table:table-cell office:value-type="float" office:value="0.767585277557373" calcext:value-type="float">
            <text:p>0.767585277557373</text:p>
          </table:table-cell>
          <table:table-cell table:formula="of:=(-23.71*[.D45]^2 + 49.98*[.D45] + 73.69)/100" office:value-type="percentage" office:value="0.980842846484832" calcext:value-type="percentage">
            <text:p>98.08%</text:p>
          </table:table-cell>
        </table:table-row>
        <table:table-row table:style-name="ro1">
          <table:table-cell/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3FXy.jpg.png.png.png_0.png_0_align_resize.png</text:p>
          </table:table-cell>
          <table:table-cell office:value-type="float" office:value="0.766924619674683" calcext:value-type="float">
            <text:p>0.766924619674683</text:p>
          </table:table-cell>
          <table:table-cell table:formula="of:=(-23.71*[.D46]^2 + 49.98*[.D46] + 73.69)/100" office:value-type="percentage" office:value="0.980753018349812" calcext:value-type="percentage">
            <text:p>98.08%</text:p>
          </table:table-cell>
        </table:table-row>
        <table:table-row table:style-name="ro1">
          <table:table-cell/>
          <table:table-cell office:value-type="string" calcext:value-type="string">
            <text:p>横山智佐_j5Fo.jpg_default.png.png_0.png_0_align_resize.png</text:p>
          </table:table-cell>
          <table:table-cell office:value-type="string" calcext:value-type="string">
            <text:p>熊切あさ美_UG8Y.jpg.png.png.png_0.png_0_align_resize.png</text:p>
          </table:table-cell>
          <table:table-cell office:value-type="float" office:value="0.766354620456696" calcext:value-type="float">
            <text:p>0.766354620456696</text:p>
          </table:table-cell>
          <table:table-cell table:formula="of:=(-23.71*[.D47]^2 + 49.98*[.D47] + 73.69)/100" office:value-type="percentage" office:value="0.980675350545834" calcext:value-type="percentage">
            <text:p>98.07%</text:p>
          </table:table-cell>
        </table:table-row>
        <table:table-row table:style-name="ro1">
          <table:table-cell/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QlRg.jpg..png.png.png_0.png_0_align_resize.png</text:p>
          </table:table-cell>
          <table:table-cell office:value-type="float" office:value="0.76627242565155" calcext:value-type="float">
            <text:p>0.76627242565155</text:p>
          </table:table-cell>
          <table:table-cell table:formula="of:=(-23.71*[.D48]^2 + 49.98*[.D48] + 73.69)/100" office:value-type="percentage" office:value="0.980664138013217" calcext:value-type="percentage">
            <text:p>98.07%</text:p>
          </table:table-cell>
        </table:table-row>
        <table:table-row table:style-name="ro1">
          <table:table-cell/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V4VU.jpg.png.png_0.png_0_align_resize.png</text:p>
          </table:table-cell>
          <table:table-cell office:value-type="float" office:value="0.764620006084442" calcext:value-type="float">
            <text:p>0.764620006084442</text:p>
          </table:table-cell>
          <table:table-cell table:formula="of:=(-23.71*[.D49]^2 + 49.98*[.D49] + 73.69)/100" office:value-type="percentage" office:value="0.98043804503765" calcext:value-type="percentage">
            <text:p>98.04%</text:p>
          </table:table-cell>
        </table:table-row>
        <table:table-row table:style-name="ro1">
          <table:table-cell/>
          <table:table-cell office:value-type="string" calcext:value-type="string">
            <text:p>齋藤孝_21.png.png_0_align_resize_default.png</text:p>
          </table:table-cell>
          <table:table-cell office:value-type="string" calcext:value-type="string">
            <text:p>柴田英嗣_GZ4V.jpg_default.png.png.png_0.png_0_align_resize.png</text:p>
          </table:table-cell>
          <table:table-cell office:value-type="float" office:value="0.761511325836181" calcext:value-type="float">
            <text:p>0.761511325836181</text:p>
          </table:table-cell>
          <table:table-cell table:formula="of:=(-23.71*[.D50]^2 + 49.98*[.D50] + 73.69)/100" office:value-type="percentage" office:value="0.980009189350689" calcext:value-type="percentage">
            <text:p>98.00%</text:p>
          </table:table-cell>
        </table:table-row>
        <table:table-row table:style-name="ro1">
          <table:table-cell/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x97X..png.png_0.png_0_align_resize.png</text:p>
          </table:table-cell>
          <table:table-cell office:value-type="float" office:value="0.760587334632874" calcext:value-type="float">
            <text:p>0.760587334632874</text:p>
          </table:table-cell>
          <table:table-cell table:formula="of:=(-23.71*[.D51]^2 + 49.98*[.D51] + 73.69)/100" office:value-type="percentage" office:value="0.979880837356016" calcext:value-type="percentage">
            <text:p>97.99%</text:p>
          </table:table-cell>
        </table:table-row>
        <table:table-row table:style-name="ro1">
          <table:table-cell/>
          <table:table-cell office:value-type="string" calcext:value-type="string">
            <text:p>森田健作_bhVI.jpg.png.png.png_0.png_0_align_resize.png</text:p>
          </table:table-cell>
          <table:table-cell office:value-type="string" calcext:value-type="string">
            <text:p>山内健司_TxDB.jpg.png.png.png_0.png_0_align_resize.png</text:p>
          </table:table-cell>
          <table:table-cell office:value-type="float" office:value="0.759880065917969" calcext:value-type="float">
            <text:p>0.759880065917969</text:p>
          </table:table-cell>
          <table:table-cell table:formula="of:=(-23.71*[.D52]^2 + 49.98*[.D52] + 73.69)/100" office:value-type="percentage" office:value="0.979782316819002" calcext:value-type="percentage">
            <text:p>97.98%</text:p>
          </table:table-cell>
        </table:table-row>
        <table:table-row table:style-name="ro1">
          <table:table-cell/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cEsX.jpg.png.png_0.png_0_align_resize.png</text:p>
          </table:table-cell>
          <table:table-cell office:value-type="float" office:value="0.759745419025421" calcext:value-type="float">
            <text:p>0.759745419025421</text:p>
          </table:table-cell>
          <table:table-cell table:formula="of:=(-23.71*[.D53]^2 + 49.98*[.D53] + 73.69)/100" office:value-type="percentage" office:value="0.979763534008696" calcext:value-type="percentage">
            <text:p>97.98%</text:p>
          </table:table-cell>
        </table:table-row>
        <table:table-row table:style-name="ro1">
          <table:table-cell/>
          <table:table-cell office:value-type="string" calcext:value-type="string">
            <text:p>竹﨑由佳_08uN.png_semi_default.png.png.png_0.png_0_align_resize.png</text:p>
          </table:table-cell>
          <table:table-cell office:value-type="string" calcext:value-type="string">
            <text:p>田中瞳_f7av..png.png_0.png_0_align_resize.png</text:p>
          </table:table-cell>
          <table:table-cell office:value-type="float" office:value="0.759678602218628" calcext:value-type="float">
            <text:p>0.759678602218628</text:p>
          </table:table-cell>
          <table:table-cell table:formula="of:=(-23.71*[.D54]^2 + 49.98*[.D54] + 73.69)/100" office:value-type="percentage" office:value="0.979754210086486" calcext:value-type="percentage">
            <text:p>97.98%</text:p>
          </table:table-cell>
        </table:table-row>
        <table:table-row table:style-name="ro1">
          <table:table-cell/>
          <table:table-cell office:value-type="string" calcext:value-type="string">
            <text:p>森田健作_bhVI.jpg.png.png.png_0.png_0_align_resize.png</text:p>
          </table:table-cell>
          <table:table-cell office:value-type="string" calcext:value-type="string">
            <text:p>山内健司_uM0B.jpg.png.png_0.png_0_align_resize.png</text:p>
          </table:table-cell>
          <table:table-cell office:value-type="float" office:value="0.759009420871735" calcext:value-type="float">
            <text:p>0.759009420871735</text:p>
          </table:table-cell>
          <table:table-cell table:formula="of:=(-23.71*[.D55]^2 + 49.98*[.D55] + 73.69)/100" office:value-type="percentage" office:value="0.979660712691221" calcext:value-type="percentage">
            <text:p>97.97%</text:p>
          </table:table-cell>
        </table:table-row>
        <table:table-row table:style-name="ro1">
          <table:table-cell/>
          <table:table-cell office:value-type="string" calcext:value-type="string">
            <text:p>竹﨑由佳_08uN.png_semi_default.png.png.png_0.png_0_align_resize.png</text:p>
          </table:table-cell>
          <table:table-cell office:value-type="string" calcext:value-type="string">
            <text:p>田中瞳_hZXa.jpg.png.png_0.png_0_align_resize.png</text:p>
          </table:table-cell>
          <table:table-cell office:value-type="float" office:value="0.757618844509125" calcext:value-type="float">
            <text:p>0.757618844509125</text:p>
          </table:table-cell>
          <table:table-cell table:formula="of:=(-23.71*[.D56]^2 + 49.98*[.D56] + 73.69)/100" office:value-type="percentage" office:value="0.979465743541689" calcext:value-type="percentage">
            <text:p>97.95%</text:p>
          </table:table-cell>
        </table:table-row>
        <table:table-row table:style-name="ro1">
          <table:table-cell/>
          <table:table-cell office:value-type="string" calcext:value-type="string">
            <text:p>近藤正臣_KuwP.jpg.png_default.png_0.png_0_align_resize.png</text:p>
          </table:table-cell>
          <table:table-cell office:value-type="string" calcext:value-type="string">
            <text:p>橋爪功_b9IT.jpg.png.png_0.png_0_align_resize.png</text:p>
          </table:table-cell>
          <table:table-cell office:value-type="float" office:value="0.757538437843323" calcext:value-type="float">
            <text:p>0.757538437843323</text:p>
          </table:table-cell>
          <table:table-cell table:formula="of:=(-23.71*[.D57]^2 + 49.98*[.D57] + 73.69)/100" office:value-type="percentage" office:value="0.979454441885618" calcext:value-type="percentage">
            <text:p>97.95%</text:p>
          </table:table-cell>
        </table:table-row>
        <table:table-row table:style-name="ro1">
          <table:table-cell/>
          <table:table-cell office:value-type="string" calcext:value-type="string">
            <text:p>賀来賢人_NYOa.jpg_default..png.png_0.png_0_align_resize.png</text:p>
          </table:table-cell>
          <table:table-cell office:value-type="string" calcext:value-type="string">
            <text:p>片寄涼太_OSri.png.png.png_0_align_resize.png</text:p>
          </table:table-cell>
          <table:table-cell office:value-type="float" office:value="0.756408452987671" calcext:value-type="float">
            <text:p>0.756408452987671</text:p>
          </table:table-cell>
          <table:table-cell table:formula="of:=(-23.71*[.D58]^2 + 49.98*[.D58] + 73.69)/100" office:value-type="percentage" office:value="0.979295291211428" calcext:value-type="percentage">
            <text:p>97.93%</text:p>
          </table:table-cell>
        </table:table-row>
        <table:table-row table:style-name="ro1">
          <table:table-cell/>
          <table:table-cell office:value-type="string" calcext:value-type="string">
            <text:p>森田健作_IQ36.jpg.png.png.png_0.png_0_align_resize.png</text:p>
          </table:table-cell>
          <table:table-cell office:value-type="string" calcext:value-type="string">
            <text:p>山内健司_QMQ4.jpg.png.png_0.png_0_align_resize.png</text:p>
          </table:table-cell>
          <table:table-cell office:value-type="float" office:value="0.75573343038559" calcext:value-type="float">
            <text:p>0.75573343038559</text:p>
          </table:table-cell>
          <table:table-cell table:formula="of:=(-23.71*[.D59]^2 + 49.98*[.D59] + 73.69)/100" office:value-type="percentage" office:value="0.979199929985776" calcext:value-type="percentage">
            <text:p>97.92%</text:p>
          </table:table-cell>
        </table:table-row>
        <table:table-row table:style-name="ro1">
          <table:table-cell/>
          <table:table-cell office:value-type="string" calcext:value-type="string">
            <text:p>佐藤真知子_1Tyo.jpg.png.png_0_align_resize_default.png</text:p>
          </table:table-cell>
          <table:table-cell office:value-type="string" calcext:value-type="string">
            <text:p>溝口恵_hWj9.jpg.png.png.png_0.png_0_align_resize.png</text:p>
          </table:table-cell>
          <table:table-cell office:value-type="float" office:value="0.753505706787109" calcext:value-type="float">
            <text:p>0.753505706787109</text:p>
          </table:table-cell>
          <table:table-cell table:formula="of:=(-23.71*[.D60]^2 + 49.98*[.D60] + 73.69)/100" office:value-type="percentage" office:value="0.978883683679085" calcext:value-type="percentage">
            <text:p>97.89%</text:p>
          </table:table-cell>
        </table:table-row>
        <table:table-row table:style-name="ro1">
          <table:table-cell/>
          <table:table-cell office:value-type="string" calcext:value-type="string">
            <text:p>森田健作_bhVI.jpg.png.png.png_0.png_0_align_resize.png</text:p>
          </table:table-cell>
          <table:table-cell office:value-type="string" calcext:value-type="string">
            <text:p>山内健司_ENM7.jpg.png.png_0.png_0_align_resize.png</text:p>
          </table:table-cell>
          <table:table-cell office:value-type="float" office:value="0.751306891441345" calcext:value-type="float">
            <text:p>0.751306891441345</text:p>
          </table:table-cell>
          <table:table-cell table:formula="of:=(-23.71*[.D61]^2 + 49.98*[.D61] + 73.69)/100" office:value-type="percentage" office:value="0.978569233442712" calcext:value-type="percentage">
            <text:p>97.86%</text:p>
          </table:table-cell>
        </table:table-row>
        <table:table-row table:style-name="ro1">
          <table:table-cell/>
          <table:table-cell office:value-type="string" calcext:value-type="string">
            <text:p>溝口恵_1Te4.jpeg.png.png.png_0.png_0_align_resize.png</text:p>
          </table:table-cell>
          <table:table-cell office:value-type="string" calcext:value-type="string">
            <text:p>佐藤真知子_1Tyo.jpg.png.png_0_align_resize_default.png</text:p>
          </table:table-cell>
          <table:table-cell office:value-type="float" office:value="0.751088619232178" calcext:value-type="float">
            <text:p>0.751088619232178</text:p>
          </table:table-cell>
          <table:table-cell table:formula="of:=(-23.71*[.D62]^2 + 49.98*[.D62] + 73.69)/100" office:value-type="percentage" office:value="0.978537893477045" calcext:value-type="percentage">
            <text:p>97.85%</text:p>
          </table:table-cell>
        </table:table-row>
        <table:table-row table:style-name="ro1">
          <table:table-cell/>
          <table:table-cell office:value-type="string" calcext:value-type="string">
            <text:p>安田章大_7vMo.jpg_default.png.png_0.png_0_align_resize.png</text:p>
          </table:table-cell>
          <table:table-cell office:value-type="string" calcext:value-type="string">
            <text:p>中村俊輔_pYgy.jpg.png.png.png_0.png_0_align_resize.png</text:p>
          </table:table-cell>
          <table:table-cell office:value-type="float" office:value="0.750004529953003" calcext:value-type="float">
            <text:p>0.750004529953003</text:p>
          </table:table-cell>
          <table:table-cell table:formula="of:=(-23.71*[.D63]^2 + 49.98*[.D63] + 73.69)/100" office:value-type="percentage" office:value="0.97838190298786" calcext:value-type="percentage">
            <text:p>97.84%</text:p>
          </table:table-cell>
        </table:table-row>
        <table:table-row table:style-name="ro1">
          <table:table-cell/>
          <table:table-cell office:value-type="string" calcext:value-type="string">
            <text:p>森田健作_bhVI.jpg.png.png.png_0.png_0_align_resize.png</text:p>
          </table:table-cell>
          <table:table-cell office:value-type="string" calcext:value-type="string">
            <text:p>山内健司_Dd2b.jpg.png.png.png_0.png_0_align_resize.png</text:p>
          </table:table-cell>
          <table:table-cell office:value-type="float" office:value="0.749440371990204" calcext:value-type="float">
            <text:p>0.749440371990204</text:p>
          </table:table-cell>
          <table:table-cell table:formula="of:=(-23.71*[.D64]^2 + 49.98*[.D64] + 73.69)/100" office:value-type="percentage" office:value="0.978300505366578" calcext:value-type="percentage">
            <text:p>97.83%</text:p>
          </table:table-cell>
        </table:table-row>
        <table:table-row table:style-name="ro1">
          <table:table-cell/>
          <table:table-cell office:value-type="string" calcext:value-type="string">
            <text:p>吉川晃司_bBOk.jpeg.png.png.png_0.png_0_align_resize.png</text:p>
          </table:table-cell>
          <table:table-cell office:value-type="string" calcext:value-type="string">
            <text:p>小澤征爾_W020090420372563734881_default.jpg.png_0_align_resize.png</text:p>
          </table:table-cell>
          <table:table-cell office:value-type="float" office:value="0.749362111091614" calcext:value-type="float">
            <text:p>0.749362111091614</text:p>
          </table:table-cell>
          <table:table-cell table:formula="of:=(-23.71*[.D65]^2 + 49.98*[.D65] + 73.69)/100" office:value-type="percentage" office:value="0.97828920183733" calcext:value-type="percentage">
            <text:p>97.83%</text:p>
          </table:table-cell>
        </table:table-row>
        <table:table-row table:style-name="ro1">
          <table:table-cell/>
          <table:table-cell office:value-type="string" calcext:value-type="string">
            <text:p>泉はる_HYLJ.png.png_0.png_0_align_resize.png</text:p>
          </table:table-cell>
          <table:table-cell office:value-type="string" calcext:value-type="string">
            <text:p>千眼美子_zIY1.jpg.png.png_0.png_0_align_resize.png</text:p>
          </table:table-cell>
          <table:table-cell office:value-type="float" office:value="0.749151885509491" calcext:value-type="float">
            <text:p>0.749151885509491</text:p>
          </table:table-cell>
          <table:table-cell table:formula="of:=(-23.71*[.D66]^2 + 49.98*[.D66] + 73.69)/100" office:value-type="percentage" office:value="0.978258823750593" calcext:value-type="percentage">
            <text:p>97.83%</text:p>
          </table:table-cell>
        </table:table-row>
        <table:table-row table:style-name="ro1">
          <table:table-cell/>
          <table:table-cell office:value-type="string" calcext:value-type="string">
            <text:p>まりあ_CuUW.jpg.png.png_0_align_resize_default.png</text:p>
          </table:table-cell>
          <table:table-cell office:value-type="string" calcext:value-type="string">
            <text:p>堀田茜_q2rp.jpeg.png.png.png_0.png_0_align_resize.png</text:p>
          </table:table-cell>
          <table:table-cell office:value-type="float" office:value="0.749053537845612" calcext:value-type="float">
            <text:p>0.749053537845612</text:p>
          </table:table-cell>
          <table:table-cell table:formula="of:=(-23.71*[.D67]^2 + 49.98*[.D67] + 73.69)/100" office:value-type="percentage" office:value="0.978244605088491" calcext:value-type="percentage">
            <text:p>97.82%</text:p>
          </table:table-cell>
        </table:table-row>
        <table:table-row table:style-name="ro1">
          <table:table-cell/>
          <table:table-cell office:value-type="string" calcext:value-type="string">
            <text:p>今井翼_zVAn.jpg.png.png_0_align_resize_default.png</text:p>
          </table:table-cell>
          <table:table-cell office:value-type="string" calcext:value-type="string">
            <text:p>滝沢秀明_F8py..png.png_0.png_0_align_resize.png</text:p>
          </table:table-cell>
          <table:table-cell office:value-type="float" office:value="0.749047577381134" calcext:value-type="float">
            <text:p>0.749047577381134</text:p>
          </table:table-cell>
          <table:table-cell table:formula="of:=(-23.71*[.D68]^2 + 49.98*[.D68] + 73.69)/100" office:value-type="percentage" office:value="0.978243743203983" calcext:value-type="percentage">
            <text:p>97.82%</text:p>
          </table:table-cell>
        </table:table-row>
        <table:table-row table:style-name="ro1">
          <table:table-cell/>
          <table:table-cell office:value-type="string" calcext:value-type="string">
            <text:p>森田健作_IQ36.jpg.png.png.png_0.png_0_align_resize.png</text:p>
          </table:table-cell>
          <table:table-cell office:value-type="string" calcext:value-type="string">
            <text:p>山内健司_ENM7.jpg.png.png_0.png_0_align_resize.png</text:p>
          </table:table-cell>
          <table:table-cell office:value-type="float" office:value="0.749027609825134" calcext:value-type="float">
            <text:p>0.749027609825134</text:p>
          </table:table-cell>
          <table:table-cell table:formula="of:=(-23.71*[.D69]^2 + 49.98*[.D69] + 73.69)/100" office:value-type="percentage" office:value="0.97824085576813" calcext:value-type="percentage">
            <text:p>97.82%</text:p>
          </table:table-cell>
        </table:table-row>
        <table:table-row table:style-name="ro1">
          <table:table-cell/>
          <table:table-cell office:value-type="string" calcext:value-type="string">
            <text:p>横山智佐_VcbR.jpg.png.png_0_align_resize_default.png</text:p>
          </table:table-cell>
          <table:table-cell office:value-type="string" calcext:value-type="string">
            <text:p>熊切あさ美_AjyL.jpg.png.png_0.png_0_align_resize.png</text:p>
          </table:table-cell>
          <table:table-cell office:value-type="float" office:value="0.747498452663422" calcext:value-type="float">
            <text:p>0.747498452663422</text:p>
          </table:table-cell>
          <table:table-cell table:formula="of:=(-23.71*[.D70]^2 + 49.98*[.D70] + 73.69)/100" office:value-type="percentage" office:value="0.978019168241497" calcext:value-type="percentage">
            <text:p>97.80%</text:p>
          </table:table-cell>
        </table:table-row>
        <table:table-row table:style-name="ro1">
          <table:table-cell/>
          <table:table-cell office:value-type="string" calcext:value-type="string">
            <text:p>高橋一生_5Gk6.jpg.png_default.png.png_0.png_0_align_resize.png</text:p>
          </table:table-cell>
          <table:table-cell office:value-type="string" calcext:value-type="string">
            <text:p>安倍麻美_vwtM.jpg..png.png_0_align_resize_default.png</text:p>
          </table:table-cell>
          <table:table-cell office:value-type="float" office:value="0.746606230735779" calcext:value-type="float">
            <text:p>0.746606230735779</text:p>
          </table:table-cell>
          <table:table-cell table:formula="of:=(-23.71*[.D71]^2 + 49.98*[.D71] + 73.69)/100" office:value-type="percentage" office:value="0.977889307321048" calcext:value-type="percentage">
            <text:p>97.79%</text:p>
          </table:table-cell>
        </table:table-row>
        <table:table-row table:style-name="ro1">
          <table:table-cell/>
          <table:table-cell office:value-type="string" calcext:value-type="string">
            <text:p>田村菜月_LeGW.jpg.png.png_0.png_0_align_resize.png</text:p>
          </table:table-cell>
          <table:table-cell office:value-type="string" calcext:value-type="string">
            <text:p>南波陽向_3FDw.jpg.png.png.png_0_align_resize.png</text:p>
          </table:table-cell>
          <table:table-cell office:value-type="float" office:value="0.745035350322723" calcext:value-type="float">
            <text:p>0.745035350322723</text:p>
          </table:table-cell>
          <table:table-cell table:formula="of:=(-23.71*[.D72]^2 + 49.98*[.D72] + 73.69)/100" office:value-type="percentage" office:value="0.977659751768345" calcext:value-type="percentage">
            <text:p>97.77%</text:p>
          </table:table-cell>
        </table:table-row>
        <table:table-row table:style-name="ro1">
          <table:table-cell/>
          <table:table-cell office:value-type="string" calcext:value-type="string">
            <text:p>吉川晃司_bBOk.jpeg.png.png.png_0.png_0_align_resize.png</text:p>
          </table:table-cell>
          <table:table-cell office:value-type="string" calcext:value-type="string">
            <text:p>小澤征爾_W020090420372563734881_default.jpg.png.png_0_align_resize.png</text:p>
          </table:table-cell>
          <table:table-cell office:value-type="float" office:value="0.744150698184967" calcext:value-type="float">
            <text:p>0.744150698184967</text:p>
          </table:table-cell>
          <table:table-cell table:formula="of:=(-23.71*[.D73]^2 + 49.98*[.D73] + 73.69)/100" office:value-type="percentage" office:value="0.977529960925311" calcext:value-type="percentage">
            <text:p>97.75%</text:p>
          </table:table-cell>
        </table:table-row>
        <table:table-row table:style-name="ro1">
          <table:table-cell/>
          <table:table-cell office:value-type="string" calcext:value-type="string">
            <text:p>高橋一生_5Gk6.jpg.png_default.png.png_0.png_0_align_resize.png</text:p>
          </table:table-cell>
          <table:table-cell office:value-type="string" calcext:value-type="string">
            <text:p>加藤和樹_Cl0r.jpg.png_align_resize_default.png</text:p>
          </table:table-cell>
          <table:table-cell office:value-type="float" office:value="0.743704795837402" calcext:value-type="float">
            <text:p>0.743704795837402</text:p>
          </table:table-cell>
          <table:table-cell table:formula="of:=(-23.71*[.D74]^2 + 49.98*[.D74] + 73.69)/100" office:value-type="percentage" office:value="0.97746440014288" calcext:value-type="percentage">
            <text:p>97.75%</text:p>
          </table:table-cell>
        </table:table-row>
        <table:table-row table:style-name="ro1">
          <table:table-cell/>
          <table:table-cell office:value-type="string" calcext:value-type="string">
            <text:p>滝沢秀明_aUVx.jpg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41454005241394" calcext:value-type="float">
            <text:p>0.741454005241394</text:p>
          </table:table-cell>
          <table:table-cell table:formula="of:=(-23.71*[.D75]^2 + 49.98*[.D75] + 73.69)/100" office:value-type="percentage" office:value="0.977132028487884" calcext:value-type="percentage">
            <text:p>97.71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K2Ks.jpg.png.png_0.png_0_align_resize.png</text:p>
          </table:table-cell>
          <table:table-cell office:value-type="float" office:value="0.740189015865326" calcext:value-type="float">
            <text:p>0.740189015865326</text:p>
          </table:table-cell>
          <table:table-cell table:formula="of:=(-23.71*[.D76]^2 + 49.98*[.D76] + 73.69)/100" office:value-type="percentage" office:value="0.976944174479349" calcext:value-type="percentage">
            <text:p>97.69%</text:p>
          </table:table-cell>
        </table:table-row>
        <table:table-row table:style-name="ro1">
          <table:table-cell/>
          <table:table-cell office:value-type="string" calcext:value-type="string">
            <text:p>安室奈美恵_bNhN.jpeg..png.png_0_align_resize_default.png</text:p>
          </table:table-cell>
          <table:table-cell office:value-type="string" calcext:value-type="string">
            <text:p>松田美由紀_jzfn.jpg.png.png.png_0.png_0_align_resize.png</text:p>
          </table:table-cell>
          <table:table-cell office:value-type="float" office:value="0.739575386047363" calcext:value-type="float">
            <text:p>0.739575386047363</text:p>
          </table:table-cell>
          <table:table-cell table:formula="of:=(-23.71*[.D77]^2 + 49.98*[.D77] + 73.69)/100" office:value-type="percentage" office:value="0.976852775630943" calcext:value-type="percentage">
            <text:p>97.69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gFTF.jpeg.png.png_0.png_0_align_resize.png</text:p>
          </table:table-cell>
          <table:table-cell office:value-type="float" office:value="0.738746821880341" calcext:value-type="float">
            <text:p>0.738746821880341</text:p>
          </table:table-cell>
          <table:table-cell table:formula="of:=(-23.71*[.D78]^2 + 49.98*[.D78] + 73.69)/100" office:value-type="percentage" office:value="0.976729079448432" calcext:value-type="percentage">
            <text:p>97.67%</text:p>
          </table:table-cell>
        </table:table-row>
        <table:table-row table:style-name="ro1">
          <table:table-cell/>
          <table:table-cell office:value-type="string" calcext:value-type="string">
            <text:p>佐藤真知子_Lv6l.jpg.png.png_0_align_resize_default.png</text:p>
          </table:table-cell>
          <table:table-cell office:value-type="string" calcext:value-type="string">
            <text:p>溝口恵_dd4O.jpg_default..png.png.png_0.png_0_align_resize.png</text:p>
          </table:table-cell>
          <table:table-cell office:value-type="float" office:value="0.736383080482483" calcext:value-type="float">
            <text:p>0.736383080482483</text:p>
          </table:table-cell>
          <table:table-cell table:formula="of:=(-23.71*[.D79]^2 + 49.98*[.D79] + 73.69)/100" office:value-type="percentage" office:value="0.976374407851676" calcext:value-type="percentage">
            <text:p>97.64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Go7s.jpg.png.png_0.png_0_align_resize.png</text:p>
          </table:table-cell>
          <table:table-cell office:value-type="float" office:value="0.736272096633911" calcext:value-type="float">
            <text:p>0.736272096633911</text:p>
          </table:table-cell>
          <table:table-cell table:formula="of:=(-23.71*[.D80]^2 + 49.98*[.D80] + 73.69)/100" office:value-type="percentage" office:value="0.976357689970839" calcext:value-type="percentage">
            <text:p>97.64%</text:p>
          </table:table-cell>
        </table:table-row>
        <table:table-row table:style-name="ro1">
          <table:table-cell/>
          <table:table-cell office:value-type="string" calcext:value-type="string">
            <text:p>佐藤真知子_Lv6l.jpg.png.png_0_align_resize_default.png</text:p>
          </table:table-cell>
          <table:table-cell office:value-type="string" calcext:value-type="string">
            <text:p>溝口恵_CbZV.jpg..png_0.png_0.png_0_align_resize.png</text:p>
          </table:table-cell>
          <table:table-cell office:value-type="float" office:value="0.73623389005661" calcext:value-type="float">
            <text:p>0.73623389005661</text:p>
          </table:table-cell>
          <table:table-cell table:formula="of:=(-23.71*[.D81]^2 + 49.98*[.D81] + 73.69)/100" office:value-type="percentage" office:value="0.976351933430517" calcext:value-type="percentage">
            <text:p>97.64%</text:p>
          </table:table-cell>
        </table:table-row>
        <table:table-row table:style-name="ro1">
          <table:table-cell/>
          <table:table-cell office:value-type="string" calcext:value-type="string">
            <text:p>滝沢秀明_CEmZ.jpg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34614670276642" calcext:value-type="float">
            <text:p>0.734614670276642</text:p>
          </table:table-cell>
          <table:table-cell table:formula="of:=(-23.71*[.D82]^2 + 49.98*[.D82] + 73.69)/100" office:value-type="percentage" office:value="0.976107331165686" calcext:value-type="percentage">
            <text:p>97.61%</text:p>
          </table:table-cell>
        </table:table-row>
        <table:table-row table:style-name="ro1">
          <table:table-cell/>
          <table:table-cell office:value-type="string" calcext:value-type="string">
            <text:p>田村菜月_LeGW.jpg.png.png_0.png_0_align_resize.png</text:p>
          </table:table-cell>
          <table:table-cell office:value-type="string" calcext:value-type="string">
            <text:p>南波陽向_ZFi9.jpg.png.png.png_0.png_0_align_resize.png</text:p>
          </table:table-cell>
          <table:table-cell office:value-type="float" office:value="0.734291315078735" calcext:value-type="float">
            <text:p>0.734291315078735</text:p>
          </table:table-cell>
          <table:table-cell table:formula="of:=(-23.71*[.D83]^2 + 49.98*[.D83] + 73.69)/100" office:value-type="percentage" office:value="0.976058335612998" calcext:value-type="percentage">
            <text:p>97.61%</text:p>
          </table:table-cell>
        </table:table-row>
        <table:table-row table:style-name="ro1">
          <table:table-cell/>
          <table:table-cell office:value-type="string" calcext:value-type="string">
            <text:p>久慈暁子_xkpc.jpg_default.png.png.png_0.png_0_align_resize.png</text:p>
          </table:table-cell>
          <table:table-cell office:value-type="string" calcext:value-type="string">
            <text:p>海老原優香_yflJ.jpg_default.png.png_0.png_0_align_resize.png</text:p>
          </table:table-cell>
          <table:table-cell office:value-type="float" office:value="0.733039140701294" calcext:value-type="float">
            <text:p>0.733039140701294</text:p>
          </table:table-cell>
          <table:table-cell table:formula="of:=(-23.71*[.D84]^2 + 49.98*[.D84] + 73.69)/100" office:value-type="percentage" office:value="0.975868135397705" calcext:value-type="percentage">
            <text:p>97.59%</text:p>
          </table:table-cell>
        </table:table-row>
        <table:table-row table:style-name="ro1">
          <table:table-cell/>
          <table:table-cell office:value-type="string" calcext:value-type="string">
            <text:p>柴田英嗣_1h8W.jpg.png.png_0.png_0_align_resize.png</text:p>
          </table:table-cell>
          <table:table-cell office:value-type="string" calcext:value-type="string">
            <text:p>齋藤孝_21.png.png_0_align_resize_default.png</text:p>
          </table:table-cell>
          <table:table-cell office:value-type="float" office:value="0.731637835502625" calcext:value-type="float">
            <text:p>0.731637835502625</text:p>
          </table:table-cell>
          <table:table-cell table:formula="of:=(-23.71*[.D85]^2 + 49.98*[.D85] + 73.69)/100" office:value-type="percentage" office:value="0.975654401197643" calcext:value-type="percentage">
            <text:p>97.57%</text:p>
          </table:table-cell>
        </table:table-row>
        <table:table-row table:style-name="ro1">
          <table:table-cell/>
          <table:table-cell office:value-type="string" calcext:value-type="string">
            <text:p>竹﨑由佳_08uN.png_semi_default.png.png.png_0.png_0_align_resize.png</text:p>
          </table:table-cell>
          <table:table-cell office:value-type="string" calcext:value-type="string">
            <text:p>田中瞳_dGu7.jpg.png.png_0.png_0_align_resize.png</text:p>
          </table:table-cell>
          <table:table-cell office:value-type="float" office:value="0.73086553812027" calcext:value-type="float">
            <text:p>0.73086553812027</text:p>
          </table:table-cell>
          <table:table-cell table:formula="of:=(-23.71*[.D86]^2 + 49.98*[.D86] + 73.69)/100" office:value-type="percentage" office:value="0.975536208458625" calcext:value-type="percentage">
            <text:p>97.55%</text:p>
          </table:table-cell>
        </table:table-row>
        <table:table-row table:style-name="ro1">
          <table:table-cell/>
          <table:table-cell office:value-type="string" calcext:value-type="string">
            <text:p>平手友梨奈_cou4..png.png_align_resize.png</text:p>
          </table:table-cell>
          <table:table-cell office:value-type="string" calcext:value-type="string">
            <text:p>齋藤飛鳥_YInq.jpg.png.png_align_resize_default.png</text:p>
          </table:table-cell>
          <table:table-cell office:value-type="float" office:value="0.729548811912537" calcext:value-type="float">
            <text:p>0.729548811912537</text:p>
          </table:table-cell>
          <table:table-cell table:formula="of:=(-23.71*[.D87]^2 + 49.98*[.D87] + 73.69)/100" office:value-type="percentage" office:value="0.97533404390276" calcext:value-type="percentage">
            <text:p>97.53%</text:p>
          </table:table-cell>
        </table:table-row>
        <table:table-row table:style-name="ro1">
          <table:table-cell/>
          <table:table-cell office:value-type="string" calcext:value-type="string">
            <text:p>石橋けい_pfDu.jpg.png.png_0.png_0_align_resize.png</text:p>
          </table:table-cell>
          <table:table-cell office:value-type="string" calcext:value-type="string">
            <text:p>三沢明美_au4x.jpg.png.png.png_0.png_0_align_resize.png</text:p>
          </table:table-cell>
          <table:table-cell office:value-type="float" office:value="0.729029536247253" calcext:value-type="float">
            <text:p>0.729029536247253</text:p>
          </table:table-cell>
          <table:table-cell table:formula="of:=(-23.71*[.D88]^2 + 49.98*[.D88] + 73.69)/100" office:value-type="percentage" office:value="0.975254090471055" calcext:value-type="percentage">
            <text:p>97.53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8ZZ9.jpg.png.png_0.png_0_align_resize.png</text:p>
          </table:table-cell>
          <table:table-cell office:value-type="float" office:value="0.728373169898987" calcext:value-type="float">
            <text:p>0.728373169898987</text:p>
          </table:table-cell>
          <table:table-cell table:formula="of:=(-23.71*[.D89]^2 + 49.98*[.D89] + 73.69)/100" office:value-type="percentage" office:value="0.975152846081049" calcext:value-type="percentage">
            <text:p>97.52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9ELr.jpg.png.png_0.png_0_align_resize.png</text:p>
          </table:table-cell>
          <table:table-cell office:value-type="float" office:value="0.727836072444916" calcext:value-type="float">
            <text:p>0.727836072444916</text:p>
          </table:table-cell>
          <table:table-cell table:formula="of:=(-23.71*[.D90]^2 + 49.98*[.D90] + 73.69)/100" office:value-type="percentage" office:value="0.9750698469137" calcext:value-type="percentage">
            <text:p>97.51%</text:p>
          </table:table-cell>
        </table:table-row>
        <table:table-row table:style-name="ro1">
          <table:table-cell/>
          <table:table-cell office:value-type="string" calcext:value-type="string">
            <text:p>福本清三_YqA7.jpg_default.png.png_0.png_0_align_resize.png</text:p>
          </table:table-cell>
          <table:table-cell office:value-type="string" calcext:value-type="string">
            <text:p>間寛平_6ZR2.jpg.png_align_resize_default.png</text:p>
          </table:table-cell>
          <table:table-cell office:value-type="float" office:value="0.72710520029068" calcext:value-type="float">
            <text:p>0.72710520029068</text:p>
          </table:table-cell>
          <table:table-cell table:formula="of:=(-23.71*[.D91]^2 + 49.98*[.D91] + 73.69)/100" office:value-type="percentage" office:value="0.974956683475382" calcext:value-type="percentage">
            <text:p>97.50%</text:p>
          </table:table-cell>
        </table:table-row>
        <table:table-row table:style-name="ro1">
          <table:table-cell/>
          <table:table-cell office:value-type="string" calcext:value-type="string">
            <text:p>高橋一生_5Gk6.jpg.png_default.png.png_0.png_0_align_resize.png</text:p>
          </table:table-cell>
          <table:table-cell office:value-type="string" calcext:value-type="string">
            <text:p>安倍麻美_pB7a.jpg..png.png_0_align_resize_default.png</text:p>
          </table:table-cell>
          <table:table-cell office:value-type="float" office:value="0.726933062076569" calcext:value-type="float">
            <text:p>0.726933062076569</text:p>
          </table:table-cell>
          <table:table-cell table:formula="of:=(-23.71*[.D92]^2 + 49.98*[.D92] + 73.69)/100" office:value-type="percentage" office:value="0.974929993870811" calcext:value-type="percentage">
            <text:p>97.49%</text:p>
          </table:table-cell>
        </table:table-row>
        <table:table-row table:style-name="ro1">
          <table:table-cell/>
          <table:table-cell office:value-type="string" calcext:value-type="string">
            <text:p>滝沢秀明_Zhg1.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26769328117371" calcext:value-type="float">
            <text:p>0.726769328117371</text:p>
          </table:table-cell>
          <table:table-cell table:formula="of:=(-23.71*[.D93]^2 + 49.98*[.D93] + 73.69)/100" office:value-type="percentage" office:value="0.974904594286187" calcext:value-type="percentage">
            <text:p>97.49%</text:p>
          </table:table-cell>
        </table:table-row>
        <table:table-row table:style-name="ro1">
          <table:table-cell/>
          <table:table-cell office:value-type="string" calcext:value-type="string">
            <text:p>平手友梨奈_h3Gr.jpg.png.png_0.png_0_align_resize_default.png</text:p>
          </table:table-cell>
          <table:table-cell office:value-type="string" calcext:value-type="string">
            <text:p>齋藤飛鳥_YInq.jpg.png.png_align_resize_default.png</text:p>
          </table:table-cell>
          <table:table-cell office:value-type="float" office:value="0.726637840270996" calcext:value-type="float">
            <text:p>0.726637840270996</text:p>
          </table:table-cell>
          <table:table-cell table:formula="of:=(-23.71*[.D94]^2 + 49.98*[.D94] + 73.69)/100" office:value-type="percentage" office:value="0.974884187745806" calcext:value-type="percentage">
            <text:p>97.49%</text:p>
          </table:table-cell>
        </table:table-row>
        <table:table-row table:style-name="ro1">
          <table:table-cell/>
          <table:table-cell office:value-type="string" calcext:value-type="string">
            <text:p>佐藤真知子_Lv6l.jpg.png.png_0_align_resize_default.png</text:p>
          </table:table-cell>
          <table:table-cell office:value-type="string" calcext:value-type="string">
            <text:p>溝口恵_1Te4.jpeg.png.png.png_0.png_0_align_resize.png</text:p>
          </table:table-cell>
          <table:table-cell office:value-type="float" office:value="0.726578593254089" calcext:value-type="float">
            <text:p>0.726578593254089</text:p>
          </table:table-cell>
          <table:table-cell table:formula="of:=(-23.71*[.D95]^2 + 49.98*[.D95] + 73.69)/100" office:value-type="percentage" office:value="0.97487499009768" calcext:value-type="percentage">
            <text:p>97.49%</text:p>
          </table:table-cell>
        </table:table-row>
        <table:table-row table:style-name="ro1">
          <table:table-cell/>
          <table:table-cell office:value-type="string" calcext:value-type="string">
            <text:p>佐藤詩識_xkpQ.jpg..png_align_resize_default.png</text:p>
          </table:table-cell>
          <table:table-cell office:value-type="string" calcext:value-type="string">
            <text:p>南波陽向_ZFi9.jpg.png.png.png_0.png_0_align_resize.png</text:p>
          </table:table-cell>
          <table:table-cell office:value-type="float" office:value="0.726137816905975" calcext:value-type="float">
            <text:p>0.726137816905975</text:p>
          </table:table-cell>
          <table:table-cell table:formula="of:=(-23.71*[.D96]^2 + 49.98*[.D96] + 73.69)/100" office:value-type="percentage" office:value="0.974806510670281" calcext:value-type="percentage">
            <text:p>97.48%</text:p>
          </table:table-cell>
        </table:table-row>
        <table:table-row table:style-name="ro1">
          <table:table-cell/>
          <table:table-cell office:value-type="string" calcext:value-type="string">
            <text:p>田村菜月_LeGW.jpg.png.png_0.png_0_align_resize.png</text:p>
          </table:table-cell>
          <table:table-cell office:value-type="string" calcext:value-type="string">
            <text:p>南波陽向_2mMW.jpg.png_0.png_0_align_resize.png</text:p>
          </table:table-cell>
          <table:table-cell office:value-type="float" office:value="0.724761366844177" calcext:value-type="float">
            <text:p>0.724761366844177</text:p>
          </table:table-cell>
          <table:table-cell table:formula="of:=(-23.71*[.D97]^2 + 49.98*[.D97] + 73.69)/100" office:value-type="percentage" office:value="0.974592071032681" calcext:value-type="percentage">
            <text:p>97.46%</text:p>
          </table:table-cell>
        </table:table-row>
        <table:table-row table:style-name="ro1">
          <table:table-cell/>
          <table:table-cell office:value-type="string" calcext:value-type="string">
            <text:p>後藤晴菜_zL2H.jpg_default..png.png_0.png_0_align_resize.png</text:p>
          </table:table-cell>
          <table:table-cell office:value-type="string" calcext:value-type="string">
            <text:p>紀真耶_jsNW.jpg.png.png_0.png_0_align_resize.png</text:p>
          </table:table-cell>
          <table:table-cell office:value-type="float" office:value="0.724317669868469" calcext:value-type="float">
            <text:p>0.724317669868469</text:p>
          </table:table-cell>
          <table:table-cell table:formula="of:=(-23.71*[.D98]^2 + 49.98*[.D98] + 73.69)/100" office:value-type="percentage" office:value="0.974522755200138" calcext:value-type="percentage">
            <text:p>97.45%</text:p>
          </table:table-cell>
        </table:table-row>
        <table:table-row table:style-name="ro1">
          <table:table-cell/>
          <table:table-cell office:value-type="string" calcext:value-type="string">
            <text:p>中廣弥生_2qqw.jpg.png.png_0.png_0_align_resize.png</text:p>
          </table:table-cell>
          <table:table-cell office:value-type="string" calcext:value-type="string">
            <text:p>大橋真子_YP34.jpg.png.png_0.png_0_align_resize.png</text:p>
          </table:table-cell>
          <table:table-cell office:value-type="float" office:value="0.723121762275696" calcext:value-type="float">
            <text:p>0.723121762275696</text:p>
          </table:table-cell>
          <table:table-cell table:formula="of:=(-23.71*[.D99]^2 + 49.98*[.D99] + 73.69)/100" office:value-type="percentage" office:value="0.974335461587905" calcext:value-type="percentage">
            <text:p>97.43%</text:p>
          </table:table-cell>
        </table:table-row>
        <table:table-row table:style-name="ro1">
          <table:table-cell/>
          <table:table-cell office:value-type="string" calcext:value-type="string">
            <text:p>森田健作_2NXC.jpg.png.png.png_0.png_0_align_resize.png</text:p>
          </table:table-cell>
          <table:table-cell office:value-type="string" calcext:value-type="string">
            <text:p>山内健司_7Ko9.jpg.png.png.png_0.png_0_align_resize.png</text:p>
          </table:table-cell>
          <table:table-cell office:value-type="float" office:value="0.722627818584442" calcext:value-type="float">
            <text:p>0.722627818584442</text:p>
          </table:table-cell>
          <table:table-cell table:formula="of:=(-23.71*[.D100]^2 + 49.98*[.D100] + 73.69)/100" office:value-type="percentage" office:value="0.974257906118555" calcext:value-type="percentage">
            <text:p>97.43%</text:p>
          </table:table-cell>
        </table:table-row>
        <table:table-row table:style-name="ro1">
          <table:table-cell/>
          <table:table-cell office:value-type="string" calcext:value-type="string">
            <text:p>角谷暁子_JPdq.jpg_align_resize.png_align_resize_default.png</text:p>
          </table:table-cell>
          <table:table-cell office:value-type="string" calcext:value-type="string">
            <text:p>上原多香子_faJT.jpg_default..png.png_0.png_0_align_resize.png</text:p>
          </table:table-cell>
          <table:table-cell office:value-type="float" office:value="0.722378313541412" calcext:value-type="float">
            <text:p>0.722378313541412</text:p>
          </table:table-cell>
          <table:table-cell table:formula="of:=(-23.71*[.D101]^2 + 49.98*[.D101] + 73.69)/100" office:value-type="percentage" office:value="0.974218686658851" calcext:value-type="percentage">
            <text:p>97.42%</text:p>
          </table:table-cell>
        </table:table-row>
        <table:table-row table:style-name="ro1">
          <table:table-cell/>
          <table:table-cell office:value-type="string" calcext:value-type="string">
            <text:p>福本清三_YqA7.jpg_default.png.png_0.png_0_align_resize.png</text:p>
          </table:table-cell>
          <table:table-cell office:value-type="string" calcext:value-type="string">
            <text:p>間寛平_29Z5.jpg.png_align_resize_default.png</text:p>
          </table:table-cell>
          <table:table-cell office:value-type="float" office:value="0.722314238548279" calcext:value-type="float">
            <text:p>0.722314238548279</text:p>
          </table:table-cell>
          <table:table-cell table:formula="of:=(-23.71*[.D102]^2 + 49.98*[.D102] + 73.69)/100" office:value-type="percentage" office:value="0.974208610007838" calcext:value-type="percentage">
            <text:p>97.42%</text:p>
          </table:table-cell>
        </table:table-row>
        <table:table-row table:style-name="ro1">
          <table:table-cell/>
          <table:table-cell office:value-type="string" calcext:value-type="string">
            <text:p>角谷暁子_JPdq.jpg_align_resize.png_align_resize_default.png</text:p>
          </table:table-cell>
          <table:table-cell office:value-type="string" calcext:value-type="string">
            <text:p>上原多香子_fQ1m.jpg.png.png_0.png_0_align_resize.png</text:p>
          </table:table-cell>
          <table:table-cell office:value-type="float" office:value="0.721451103687286" calcext:value-type="float">
            <text:p>0.721451103687286</text:p>
          </table:table-cell>
          <table:table-cell table:formula="of:=(-23.71*[.D103]^2 + 49.98*[.D103] + 73.69)/100" office:value-type="percentage" office:value="0.974072680735655" calcext:value-type="percentage">
            <text:p>97.41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dO3o.jpg.png.png_0.png_0_align_resize.png</text:p>
          </table:table-cell>
          <table:table-cell office:value-type="float" office:value="0.720966935157776" calcext:value-type="float">
            <text:p>0.720966935157776</text:p>
          </table:table-cell>
          <table:table-cell table:formula="of:=(-23.71*[.D104]^2 + 49.98*[.D104] + 73.69)/100" office:value-type="percentage" office:value="0.973996277642678" calcext:value-type="percentage">
            <text:p>97.40%</text:p>
          </table:table-cell>
        </table:table-row>
        <table:table-row table:style-name="ro1">
          <table:table-cell/>
          <table:table-cell office:value-type="string" calcext:value-type="string">
            <text:p>なな茶_g3fN.webp.png_default.png.png.png_0.png_0_align_resize.png</text:p>
          </table:table-cell>
          <table:table-cell office:value-type="string" calcext:value-type="string">
            <text:p>吉田彩良_kb0C.jpg.png.png_0.png_0_align_resize.png</text:p>
          </table:table-cell>
          <table:table-cell office:value-type="float" office:value="0.720586240291595" calcext:value-type="float">
            <text:p>0.720586240291595</text:p>
          </table:table-cell>
          <table:table-cell table:formula="of:=(-23.71*[.D105]^2 + 49.98*[.D105] + 73.69)/100" office:value-type="percentage" office:value="0.973936124906444" calcext:value-type="percentage">
            <text:p>97.39%</text:p>
          </table:table-cell>
        </table:table-row>
        <table:table-row table:style-name="ro1">
          <table:table-cell/>
          <table:table-cell office:value-type="string" calcext:value-type="string">
            <text:p>角谷暁子_JPdq.jpg_align_resize.png_align_resize_default.png</text:p>
          </table:table-cell>
          <table:table-cell office:value-type="string" calcext:value-type="string">
            <text:p>上原多香子_fJhT.jpg..png.png_0.png_0_align_resize.png</text:p>
          </table:table-cell>
          <table:table-cell office:value-type="float" office:value="0.720179259777069" calcext:value-type="float">
            <text:p>0.720179259777069</text:p>
          </table:table-cell>
          <table:table-cell table:formula="of:=(-23.71*[.D106]^2 + 49.98*[.D106] + 73.69)/100" office:value-type="percentage" office:value="0.973871742827466" calcext:value-type="percentage">
            <text:p>97.39%</text:p>
          </table:table-cell>
        </table:table-row>
        <table:table-row table:style-name="ro1">
          <table:table-cell/>
          <table:table-cell office:value-type="string" calcext:value-type="string">
            <text:p>石橋けい_pfDu.jpg.png.png_0.png_0_align_resize.png</text:p>
          </table:table-cell>
          <table:table-cell office:value-type="string" calcext:value-type="string">
            <text:p>三沢明美_uFcV.jpg.png.png.png_0.png_0_align_resize.png</text:p>
          </table:table-cell>
          <table:table-cell office:value-type="float" office:value="0.719490647315979" calcext:value-type="float">
            <text:p>0.719490647315979</text:p>
          </table:table-cell>
          <table:table-cell table:formula="of:=(-23.71*[.D107]^2 + 49.98*[.D107] + 73.69)/100" office:value-type="percentage" office:value="0.973762629246054" calcext:value-type="percentage">
            <text:p>97.38%</text:p>
          </table:table-cell>
        </table:table-row>
        <table:table-row table:style-name="ro1">
          <table:table-cell/>
          <table:table-cell office:value-type="string" calcext:value-type="string">
            <text:p>滝沢秀明_hiwO.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19150245189667" calcext:value-type="float">
            <text:p>0.719150245189667</text:p>
          </table:table-cell>
          <table:table-cell table:formula="of:=(-23.71*[.D108]^2 + 49.98*[.D108] + 73.69)/100" office:value-type="percentage" office:value="0.973708608026223" calcext:value-type="percentage">
            <text:p>97.37%</text:p>
          </table:table-cell>
        </table:table-row>
        <table:table-row table:style-name="ro1">
          <table:table-cell/>
          <table:table-cell office:value-type="string" calcext:value-type="string">
            <text:p>間寛平_4hf1.jpg.png_align_resize_default.png</text:p>
          </table:table-cell>
          <table:table-cell office:value-type="string" calcext:value-type="string">
            <text:p>古川登志夫_hopZ..png.png_align_resize_default.png</text:p>
          </table:table-cell>
          <table:table-cell office:value-type="float" office:value="0.718859970569611" calcext:value-type="float">
            <text:p>0.718859970569611</text:p>
          </table:table-cell>
          <table:table-cell table:formula="of:=(-23.71*[.D109]^2 + 49.98*[.D109] + 73.69)/100" office:value-type="percentage" office:value="0.973662498547863" calcext:value-type="percentage">
            <text:p>97.37%</text:p>
          </table:table-cell>
        </table:table-row>
        <table:table-row table:style-name="ro1">
          <table:table-cell/>
          <table:table-cell office:value-type="string" calcext:value-type="string">
            <text:p>安室奈美恵_bNhN.jpeg..png.png_0_align_resize_default.png</text:p>
          </table:table-cell>
          <table:table-cell office:value-type="string" calcext:value-type="string">
            <text:p>松田美由紀_2Ovb.jpg.png.png.png_0.png_0_align_resize.png</text:p>
          </table:table-cell>
          <table:table-cell office:value-type="float" office:value="0.718744277954102" calcext:value-type="float">
            <text:p>0.718744277954102</text:p>
          </table:table-cell>
          <table:table-cell table:formula="of:=(-23.71*[.D110]^2 + 49.98*[.D110] + 73.69)/100" office:value-type="percentage" office:value="0.973644109897003" calcext:value-type="percentage">
            <text:p>97.36%</text:p>
          </table:table-cell>
        </table:table-row>
        <table:table-row table:style-name="ro1">
          <table:table-cell/>
          <table:table-cell office:value-type="string" calcext:value-type="string">
            <text:p>宮舘涼太_kA2t.jpg.png_default.png_0.png_0_align_resize.png</text:p>
          </table:table-cell>
          <table:table-cell office:value-type="string" calcext:value-type="string">
            <text:p>向井康二_yfq9..png.png_0.png_0_align_resize.png</text:p>
          </table:table-cell>
          <table:table-cell office:value-type="float" office:value="0.718728542327881" calcext:value-type="float">
            <text:p>0.718728542327881</text:p>
          </table:table-cell>
          <table:table-cell table:formula="of:=(-23.71*[.D111]^2 + 49.98*[.D111] + 73.69)/100" office:value-type="percentage" office:value="0.973641608322767" calcext:value-type="percentage">
            <text:p>97.36%</text:p>
          </table:table-cell>
        </table:table-row>
        <table:table-row table:style-name="ro1">
          <table:table-cell/>
          <table:table-cell office:value-type="string" calcext:value-type="string">
            <text:p>齋藤孝_3.png.png.png_0_align_resize_default.png</text:p>
          </table:table-cell>
          <table:table-cell office:value-type="string" calcext:value-type="string">
            <text:p>柴田英嗣_3FXy.jpg.png.png.png_0.png_0_align_resize.png</text:p>
          </table:table-cell>
          <table:table-cell office:value-type="float" office:value="0.718709409236908" calcext:value-type="float">
            <text:p>0.718709409236908</text:p>
          </table:table-cell>
          <table:table-cell table:formula="of:=(-23.71*[.D112]^2 + 49.98*[.D112] + 73.69)/100" office:value-type="percentage" office:value="0.973638566477731" calcext:value-type="percentage">
            <text:p>97.36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dErf.jpg.png.png_0.png_0_align_resize.png</text:p>
          </table:table-cell>
          <table:table-cell office:value-type="float" office:value="0.718119978904724" calcext:value-type="float">
            <text:p>0.718119978904724</text:p>
          </table:table-cell>
          <table:table-cell table:formula="of:=(-23.71*[.D113]^2 + 49.98*[.D113] + 73.69)/100" office:value-type="percentage" office:value="0.973544771753968" calcext:value-type="percentage">
            <text:p>97.35%</text:p>
          </table:table-cell>
        </table:table-row>
        <table:table-row table:style-name="ro1">
          <table:table-cell/>
          <table:table-cell office:value-type="string" calcext:value-type="string">
            <text:p>なな茶_g3fN.webp.png_default.png.png.png_0.png_0_align_resize.png</text:p>
          </table:table-cell>
          <table:table-cell office:value-type="string" calcext:value-type="string">
            <text:p>吉田彩良_wLdE.jpg.png.png.png_0.png_0_align_resize.png</text:p>
          </table:table-cell>
          <table:table-cell office:value-type="float" office:value="0.717385828495026" calcext:value-type="float">
            <text:p>0.717385828495026</text:p>
          </table:table-cell>
          <table:table-cell table:formula="of:=(-23.71*[.D114]^2 + 49.98*[.D114] + 73.69)/100" office:value-type="percentage" office:value="0.973427717657779" calcext:value-type="percentage">
            <text:p>97.34%</text:p>
          </table:table-cell>
        </table:table-row>
        <table:table-row table:style-name="ro1">
          <table:table-cell/>
          <table:table-cell office:value-type="string" calcext:value-type="string">
            <text:p>福本清三_soIG.jpg_default.png.png_0.png_0_align_resize.png</text:p>
          </table:table-cell>
          <table:table-cell office:value-type="string" calcext:value-type="string">
            <text:p>間寛平_qhXY.jpg.png_align_resize_default.png</text:p>
          </table:table-cell>
          <table:table-cell office:value-type="float" office:value="0.716888427734375" calcext:value-type="float">
            <text:p>0.716888427734375</text:p>
          </table:table-cell>
          <table:table-cell table:formula="of:=(-23.71*[.D115]^2 + 49.98*[.D115] + 73.69)/100" office:value-type="percentage" office:value="0.973348266056646" calcext:value-type="percentage">
            <text:p>97.33%</text:p>
          </table:table-cell>
        </table:table-row>
        <table:table-row table:style-name="ro1">
          <table:table-cell/>
          <table:table-cell office:value-type="string" calcext:value-type="string">
            <text:p>佐藤真知子_Lv6l.jpg.png.png_0_align_resize_default.png</text:p>
          </table:table-cell>
          <table:table-cell office:value-type="string" calcext:value-type="string">
            <text:p>溝口恵_KVgW.jpg_default..png.png.png_0.png_0_align_resize.png</text:p>
          </table:table-cell>
          <table:table-cell office:value-type="float" office:value="0.71646386384964" calcext:value-type="float">
            <text:p>0.71646386384964</text:p>
          </table:table-cell>
          <table:table-cell table:formula="of:=(-23.71*[.D116]^2 + 49.98*[.D116] + 73.69)/100" office:value-type="percentage" office:value="0.973280356141271" calcext:value-type="percentage">
            <text:p>97.33%</text:p>
          </table:table-cell>
        </table:table-row>
        <table:table-row table:style-name="ro1">
          <table:table-cell/>
          <table:table-cell office:value-type="string" calcext:value-type="string">
            <text:p>森田健作_E1JZ..png.png.png_0.png_0_align_resize.png</text:p>
          </table:table-cell>
          <table:table-cell office:value-type="string" calcext:value-type="string">
            <text:p>山内健司_QMQ4.jpg.png.png_0.png_0_align_resize.png</text:p>
          </table:table-cell>
          <table:table-cell office:value-type="float" office:value="0.716407656669617" calcext:value-type="float">
            <text:p>0.716407656669617</text:p>
          </table:table-cell>
          <table:table-cell table:formula="of:=(-23.71*[.D117]^2 + 49.98*[.D117] + 73.69)/100" office:value-type="percentage" office:value="0.973271359273661" calcext:value-type="percentage">
            <text:p>97.33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wbJ8.jpg.png.png_0.png_0_align_resize.png</text:p>
          </table:table-cell>
          <table:table-cell office:value-type="float" office:value="0.71633505821228" calcext:value-type="float">
            <text:p>0.71633505821228</text:p>
          </table:table-cell>
          <table:table-cell table:formula="of:=(-23.71*[.D118]^2 + 49.98*[.D118] + 73.69)/100" office:value-type="percentage" office:value="0.973259736500049" calcext:value-type="percentage">
            <text:p>97.33%</text:p>
          </table:table-cell>
        </table:table-row>
        <table:table-row table:style-name="ro1">
          <table:table-cell/>
          <table:table-cell office:value-type="string" calcext:value-type="string">
            <text:p>齋藤孝_3.png.png.png_0_align_resize_default.png</text:p>
          </table:table-cell>
          <table:table-cell office:value-type="string" calcext:value-type="string">
            <text:p>柴田英嗣_CpOe.jpeg.png.png_0.png_0_align_resize.png</text:p>
          </table:table-cell>
          <table:table-cell office:value-type="float" office:value="0.716159582138062" calcext:value-type="float">
            <text:p>0.716159582138062</text:p>
          </table:table-cell>
          <table:table-cell table:formula="of:=(-23.71*[.D119]^2 + 49.98*[.D119] + 73.69)/100" office:value-type="percentage" office:value="0.973231633037999" calcext:value-type="percentage">
            <text:p>97.32%</text:p>
          </table:table-cell>
        </table:table-row>
        <table:table-row table:style-name="ro1">
          <table:table-cell/>
          <table:table-cell office:value-type="string" calcext:value-type="string">
            <text:p>竹﨑由佳_08uN.png_semi_default.png.png.png_0.png_0_align_resize.png</text:p>
          </table:table-cell>
          <table:table-cell office:value-type="string" calcext:value-type="string">
            <text:p>田中瞳_ANb5.jpg.png.png_0.png_0_align_resize.png</text:p>
          </table:table-cell>
          <table:table-cell office:value-type="float" office:value="0.715991497039795" calcext:value-type="float">
            <text:p>0.715991497039795</text:p>
          </table:table-cell>
          <table:table-cell table:formula="of:=(-23.71*[.D120]^2 + 49.98*[.D120] + 73.69)/100" office:value-type="percentage" office:value="0.973204699589617" calcext:value-type="percentage">
            <text:p>97.32%</text:p>
          </table:table-cell>
        </table:table-row>
        <table:table-row table:style-name="ro1">
          <table:table-cell/>
          <table:table-cell office:value-type="string" calcext:value-type="string">
            <text:p>滝沢秀明_8E2g.png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15896248817444" calcext:value-type="float">
            <text:p>0.715896248817444</text:p>
          </table:table-cell>
          <table:table-cell table:formula="of:=(-23.71*[.D121]^2 + 49.98*[.D121] + 73.69)/100" office:value-type="percentage" office:value="0.973189431355251" calcext:value-type="percentage">
            <text:p>97.32%</text:p>
          </table:table-cell>
        </table:table-row>
        <table:table-row table:style-name="ro1">
          <table:table-cell/>
          <table:table-cell office:value-type="string" calcext:value-type="string">
            <text:p>佐藤真知子_Lv6l.jpg.png.png_0_align_resize_default.png</text:p>
          </table:table-cell>
          <table:table-cell office:value-type="string" calcext:value-type="string">
            <text:p>溝口恵_mLQE.jpg.png.png.png_0.png_0_align_resize.png</text:p>
          </table:table-cell>
          <table:table-cell office:value-type="float" office:value="0.715404570102692" calcext:value-type="float">
            <text:p>0.715404570102692</text:p>
          </table:table-cell>
          <table:table-cell table:formula="of:=(-23.71*[.D122]^2 + 49.98*[.D122] + 73.69)/100" office:value-type="percentage" office:value="0.973110547122488" calcext:value-type="percentage">
            <text:p>97.31%</text:p>
          </table:table-cell>
        </table:table-row>
        <table:table-row table:style-name="ro1">
          <table:table-cell/>
          <table:table-cell office:value-type="string" calcext:value-type="string">
            <text:p>賀来賢人_sJQg.jpg_default..png.png_0.png_0_align_resize.png</text:p>
          </table:table-cell>
          <table:table-cell office:value-type="string" calcext:value-type="string">
            <text:p>片寄涼太_md6m.jpg..png.png.png_0.png_0_align_resize.png</text:p>
          </table:table-cell>
          <table:table-cell office:value-type="float" office:value="0.715345084667206" calcext:value-type="float">
            <text:p>0.715345084667206</text:p>
          </table:table-cell>
          <table:table-cell table:formula="of:=(-23.71*[.D123]^2 + 49.98*[.D123] + 73.69)/100" office:value-type="percentage" office:value="0.973100995590319" calcext:value-type="percentage">
            <text:p>97.31%</text:p>
          </table:table-cell>
        </table:table-row>
        <table:table-row table:style-name="ro1">
          <table:table-cell/>
          <table:table-cell office:value-type="string" calcext:value-type="string">
            <text:p>なな茶_g3fN.webp.png_default.png.png.png_0.png_0_align_resize.png</text:p>
          </table:table-cell>
          <table:table-cell office:value-type="string" calcext:value-type="string">
            <text:p>吉田彩良_Ldjk.jpg.png.png.png_0.png_0_align_resize.png</text:p>
          </table:table-cell>
          <table:table-cell office:value-type="float" office:value="0.715324640274048" calcext:value-type="float">
            <text:p>0.715324640274048</text:p>
          </table:table-cell>
          <table:table-cell table:formula="of:=(-23.71*[.D124]^2 + 49.98*[.D124] + 73.69)/100" office:value-type="percentage" office:value="0.973097712461853" calcext:value-type="percentage">
            <text:p>97.31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8aWU.jpg.png_0.png_0_align_resize.png</text:p>
          </table:table-cell>
          <table:table-cell office:value-type="float" office:value="0.715232372283935" calcext:value-type="float">
            <text:p>0.715232372283935</text:p>
          </table:table-cell>
          <table:table-cell table:formula="of:=(-23.71*[.D125]^2 + 49.98*[.D125] + 73.69)/100" office:value-type="percentage" office:value="0.973082892844866" calcext:value-type="percentage">
            <text:p>97.31%</text:p>
          </table:table-cell>
        </table:table-row>
        <table:table-row table:style-name="ro1">
          <table:table-cell/>
          <table:table-cell office:value-type="string" calcext:value-type="string">
            <text:p>賀来賢人_1Fiw.jpg..png_0_align_resize_default.png</text:p>
          </table:table-cell>
          <table:table-cell office:value-type="string" calcext:value-type="string">
            <text:p>片寄涼太_m7ms.jpg.png.png_0.png_0_align_resize.png</text:p>
          </table:table-cell>
          <table:table-cell office:value-type="float" office:value="0.715112268924713" calcext:value-type="float">
            <text:p>0.715112268924713</text:p>
          </table:table-cell>
          <table:table-cell table:formula="of:=(-23.71*[.D126]^2 + 49.98*[.D126] + 73.69)/100" office:value-type="percentage" office:value="0.973063596404359" calcext:value-type="percentage">
            <text:p>97.31%</text:p>
          </table:table-cell>
        </table:table-row>
        <table:table-row table:style-name="ro1">
          <table:table-cell/>
          <table:table-cell office:value-type="string" calcext:value-type="string">
            <text:p>高橋一生_5Gk6.jpg.png_default.png.png_0.png_0_align_resize.png</text:p>
          </table:table-cell>
          <table:table-cell office:value-type="string" calcext:value-type="string">
            <text:p>山下美月_WXg3.jpg.png.png.png_0.png_0_align_resize.png</text:p>
          </table:table-cell>
          <table:table-cell office:value-type="float" office:value="0.715019941329956" calcext:value-type="float">
            <text:p>0.715019941329956</text:p>
          </table:table-cell>
          <table:table-cell table:formula="of:=(-23.71*[.D127]^2 + 49.98*[.D127] + 73.69)/100" office:value-type="percentage" office:value="0.973048757914682" calcext:value-type="percentage">
            <text:p>97.30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dSbU.jpg.png.png_0.png_0_align_resize.png</text:p>
          </table:table-cell>
          <table:table-cell office:value-type="float" office:value="0.714746117591858" calcext:value-type="float">
            <text:p>0.714746117591858</text:p>
          </table:table-cell>
          <table:table-cell table:formula="of:=(-23.71*[.D128]^2 + 49.98*[.D128] + 73.69)/100" office:value-type="percentage" office:value="0.973004726381955" calcext:value-type="percentage">
            <text:p>97.30%</text:p>
          </table:table-cell>
        </table:table-row>
        <table:table-row table:style-name="ro1">
          <table:table-cell/>
          <table:table-cell office:value-type="string" calcext:value-type="string">
            <text:p>美輪明宏_gKsV.jpg.png.png.png_0.png_0_align_resize.png</text:p>
          </table:table-cell>
          <table:table-cell office:value-type="string" calcext:value-type="string">
            <text:p>中村メイコ_KoNK.jpg_default.png.png_0.png_0_align_resize.png</text:p>
          </table:table-cell>
          <table:table-cell office:value-type="float" office:value="0.714679837226868" calcext:value-type="float">
            <text:p>0.714679837226868</text:p>
          </table:table-cell>
          <table:table-cell table:formula="of:=(-23.71*[.D129]^2 + 49.98*[.D129] + 73.69)/100" office:value-type="percentage" office:value="0.972994062990961" calcext:value-type="percentage">
            <text:p>97.30%</text:p>
          </table:table-cell>
        </table:table-row>
        <table:table-row table:style-name="ro1">
          <table:table-cell/>
          <table:table-cell office:value-type="string" calcext:value-type="string">
            <text:p>勝村政信_x2Kp.jpg.png.png.png_0.png_0_align_resize.png</text:p>
          </table:table-cell>
          <table:table-cell office:value-type="string" calcext:value-type="string">
            <text:p>安藤政信_k0ja.jpg_default.png.png_0.png_0_align_resize.png</text:p>
          </table:table-cell>
          <table:table-cell office:value-type="float" office:value="0.714414894580841" calcext:value-type="float">
            <text:p>0.714414894580841</text:p>
          </table:table-cell>
          <table:table-cell table:formula="of:=(-23.71*[.D130]^2 + 49.98*[.D130] + 73.69)/100" office:value-type="percentage" office:value="0.972951417388392" calcext:value-type="percentage">
            <text:p>97.30%</text:p>
          </table:table-cell>
        </table:table-row>
        <table:table-row table:style-name="ro1">
          <table:table-cell/>
          <table:table-cell office:value-type="string" calcext:value-type="string">
            <text:p>佐藤詩識_xkpQ.jpg..png_align_resize_default.png</text:p>
          </table:table-cell>
          <table:table-cell office:value-type="string" calcext:value-type="string">
            <text:p>南波陽向_2mMW.jpg.png_0.png_0_align_resize.png</text:p>
          </table:table-cell>
          <table:table-cell office:value-type="float" office:value="0.714027762413025" calcext:value-type="float">
            <text:p>0.714027762413025</text:p>
          </table:table-cell>
          <table:table-cell table:formula="of:=(-23.71*[.D131]^2 + 49.98*[.D131] + 73.69)/100" office:value-type="percentage" office:value="0.972889044106797" calcext:value-type="percentage">
            <text:p>97.29%</text:p>
          </table:table-cell>
        </table:table-row>
        <table:table-row table:style-name="ro1">
          <table:table-cell/>
          <table:table-cell office:value-type="string" calcext:value-type="string">
            <text:p>赤木春恵_GBIF.jpg..png.png.png_0.png_0_align_resize.png</text:p>
          </table:table-cell>
          <table:table-cell office:value-type="string" calcext:value-type="string">
            <text:p>扇千景_Z1vP.webp..png_0.png_0_align_resize.png</text:p>
          </table:table-cell>
          <table:table-cell office:value-type="float" office:value="0.713586032390595" calcext:value-type="float">
            <text:p>0.713586032390595</text:p>
          </table:table-cell>
          <table:table-cell table:formula="of:=(-23.71*[.D132]^2 + 49.98*[.D132] + 73.69)/100" office:value-type="percentage" office:value="0.972817787413617" calcext:value-type="percentage">
            <text:p>97.28%</text:p>
          </table:table-cell>
        </table:table-row>
        <table:table-row table:style-name="ro1">
          <table:table-cell/>
          <table:table-cell office:value-type="string" calcext:value-type="string">
            <text:p>松田栞_kHQA.jpg_default.png.png.png_0.png_0_align_resize.png</text:p>
          </table:table-cell>
          <table:table-cell office:value-type="string" calcext:value-type="string">
            <text:p>溝口恵_mLQE.jpg.png.png.png_0.png_0_align_resize.png</text:p>
          </table:table-cell>
          <table:table-cell office:value-type="float" office:value="0.712881147861481" calcext:value-type="float">
            <text:p>0.712881147861481</text:p>
          </table:table-cell>
          <table:table-cell table:formula="of:=(-23.71*[.D133]^2 + 49.98*[.D133] + 73.69)/100" office:value-type="percentage" office:value="0.972703888906687" calcext:value-type="percentage">
            <text:p>97.27%</text:p>
          </table:table-cell>
        </table:table-row>
        <table:table-row table:style-name="ro1">
          <table:table-cell/>
          <table:table-cell office:value-type="string" calcext:value-type="string">
            <text:p>奥田瑛二_EEh6.jpg.png_align_resize_default.png</text:p>
          </table:table-cell>
          <table:table-cell office:value-type="string" calcext:value-type="string">
            <text:p>大和田伸也_mXAp.jpg.png.png_0.png_0_align_resize.png</text:p>
          </table:table-cell>
          <table:table-cell office:value-type="float" office:value="0.712802052497864" calcext:value-type="float">
            <text:p>0.712802052497864</text:p>
          </table:table-cell>
          <table:table-cell table:formula="of:=(-23.71*[.D134]^2 + 49.98*[.D134] + 73.69)/100" office:value-type="percentage" office:value="0.972691093609123" calcext:value-type="percentage">
            <text:p>97.27%</text:p>
          </table:table-cell>
        </table:table-row>
        <table:table-row table:style-name="ro1">
          <table:table-cell/>
          <table:table-cell office:value-type="string" calcext:value-type="string">
            <text:p>安田章大_7vMo.jpg_default.png.png_0.png_0_align_resize.png</text:p>
          </table:table-cell>
          <table:table-cell office:value-type="string" calcext:value-type="string">
            <text:p>中村俊輔_sl7K.jpg.png_0.png_0_align_resize.png</text:p>
          </table:table-cell>
          <table:table-cell office:value-type="float" office:value="0.712627589702606" calcext:value-type="float">
            <text:p>0.712627589702606</text:p>
          </table:table-cell>
          <table:table-cell table:formula="of:=(-23.71*[.D135]^2 + 49.98*[.D135] + 73.69)/100" office:value-type="percentage" office:value="0.972662860184735" calcext:value-type="percentage">
            <text:p>97.27%</text:p>
          </table:table-cell>
        </table:table-row>
        <table:table-row table:style-name="ro1">
          <table:table-cell/>
          <table:table-cell office:value-type="string" calcext:value-type="string">
            <text:p>なな茶_g3fN.webp.png_default.png.png.png_0.png_0_align_resize.png</text:p>
          </table:table-cell>
          <table:table-cell office:value-type="string" calcext:value-type="string">
            <text:p>吉田彩良_ri5C.jpg.png.png.png_0.png_0_align_resize.png</text:p>
          </table:table-cell>
          <table:table-cell office:value-type="float" office:value="0.712557911872864" calcext:value-type="float">
            <text:p>0.712557911872864</text:p>
          </table:table-cell>
          <table:table-cell table:formula="of:=(-23.71*[.D136]^2 + 49.98*[.D136] + 73.69)/100" office:value-type="percentage" office:value="0.97265158014417" calcext:value-type="percentage">
            <text:p>97.27%</text:p>
          </table:table-cell>
        </table:table-row>
        <table:table-row table:style-name="ro1">
          <table:table-cell/>
          <table:table-cell office:value-type="string" calcext:value-type="string">
            <text:p>森田健作_eg2I.jpg.png.png.png_0.png_0_align_resize.png</text:p>
          </table:table-cell>
          <table:table-cell office:value-type="string" calcext:value-type="string">
            <text:p>山内健司_akx2.jpg.png.png_0.png_0_align_resize.png</text:p>
          </table:table-cell>
          <table:table-cell office:value-type="float" office:value="0.712022721767426" calcext:value-type="float">
            <text:p>0.712022721767426</text:p>
          </table:table-cell>
          <table:table-cell table:formula="of:=(-23.71*[.D137]^2 + 49.98*[.D137] + 73.69)/100" office:value-type="percentage" office:value="0.972564862257525" calcext:value-type="percentage">
            <text:p>97.26%</text:p>
          </table:table-cell>
        </table:table-row>
        <table:table-row table:style-name="ro1">
          <table:table-cell/>
          <table:table-cell office:value-type="string" calcext:value-type="string">
            <text:p>滝沢秀明_lKhC.jpg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1169638633728" calcext:value-type="float">
            <text:p>0.71169638633728</text:p>
          </table:table-cell>
          <table:table-cell table:formula="of:=(-23.71*[.D138]^2 + 49.98*[.D138] + 73.69)/100" office:value-type="percentage" office:value="0.972511918837586" calcext:value-type="percentage">
            <text:p>97.25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vi9U.jpg.png.png_0.png_0_align_resize.png</text:p>
          </table:table-cell>
          <table:table-cell office:value-type="float" office:value="0.711469352245331" calcext:value-type="float">
            <text:p>0.711469352245331</text:p>
          </table:table-cell>
          <table:table-cell table:formula="of:=(-23.71*[.D139]^2 + 49.98*[.D139] + 73.69)/100" office:value-type="percentage" office:value="0.972475055901597" calcext:value-type="percentage">
            <text:p>97.25%</text:p>
          </table:table-cell>
        </table:table-row>
        <table:table-row table:style-name="ro1">
          <table:table-cell/>
          <table:table-cell office:value-type="string" calcext:value-type="string">
            <text:p>中井ゆかり_hgzv.jpg..png.png_0.png_0_align_resize.png</text:p>
          </table:table-cell>
          <table:table-cell office:value-type="string" calcext:value-type="string">
            <text:p>宮本佳林_DWL7.jpg.png.png.png_0_align_resize_default.png</text:p>
          </table:table-cell>
          <table:table-cell office:value-type="float" office:value="0.711010754108429" calcext:value-type="float">
            <text:p>0.711010754108429</text:p>
          </table:table-cell>
          <table:table-cell table:formula="of:=(-23.71*[.D140]^2 + 49.98*[.D140] + 73.69)/100" office:value-type="percentage" office:value="0.97240051996164" calcext:value-type="percentage">
            <text:p>97.24%</text:p>
          </table:table-cell>
        </table:table-row>
        <table:table-row table:style-name="ro1">
          <table:table-cell/>
          <table:table-cell office:value-type="string" calcext:value-type="string">
            <text:p>沖田彩花_RAOn.jpg_default.png.png_0.png_0_align_resize.png</text:p>
          </table:table-cell>
          <table:table-cell office:value-type="string" calcext:value-type="string">
            <text:p>浦浜アリサ_unYh.jpg.png.png_default.png_0.png_0_align_resize.png</text:p>
          </table:table-cell>
          <table:table-cell office:value-type="float" office:value="0.71073704957962" calcext:value-type="float">
            <text:p>0.71073704957962</text:p>
          </table:table-cell>
          <table:table-cell table:formula="of:=(-23.71*[.D141]^2 + 49.98*[.D141] + 73.69)/100" office:value-type="percentage" office:value="0.972355987250631" calcext:value-type="percentage">
            <text:p>97.24%</text:p>
          </table:table-cell>
        </table:table-row>
        <table:table-row table:style-name="ro1">
          <table:table-cell/>
          <table:table-cell office:value-type="string" calcext:value-type="string">
            <text:p>まりあ_CuUW.jpg.png.png_0_align_resize_default.png</text:p>
          </table:table-cell>
          <table:table-cell office:value-type="string" calcext:value-type="string">
            <text:p>堀田茜_7gsn.jpg.png.png.png_0.png_0_align_resize.png</text:p>
          </table:table-cell>
          <table:table-cell office:value-type="float" office:value="0.710670113563538" calcext:value-type="float">
            <text:p>0.710670113563538</text:p>
          </table:table-cell>
          <table:table-cell table:formula="of:=(-23.71*[.D142]^2 + 49.98*[.D142] + 73.69)/100" office:value-type="percentage" office:value="0.972345091113983" calcext:value-type="percentage">
            <text:p>97.23%</text:p>
          </table:table-cell>
        </table:table-row>
        <table:table-row table:style-name="ro1">
          <table:table-cell/>
          <table:table-cell office:value-type="string" calcext:value-type="string">
            <text:p>滝沢秀明_ibgr.jpg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09704518318176" calcext:value-type="float">
            <text:p>0.709704518318176</text:p>
          </table:table-cell>
          <table:table-cell table:formula="of:=(-23.71*[.D143]^2 + 49.98*[.D143] + 73.69)/100" office:value-type="percentage" office:value="0.97218767091796" calcext:value-type="percentage">
            <text:p>97.22%</text:p>
          </table:table-cell>
        </table:table-row>
        <table:table-row table:style-name="ro1">
          <table:table-cell/>
          <table:table-cell office:value-type="string" calcext:value-type="string">
            <text:p>齋藤孝_3.png.png.png_0_align_resize_default.png</text:p>
          </table:table-cell>
          <table:table-cell office:value-type="string" calcext:value-type="string">
            <text:p>柴田英嗣_3FXy.jpg.png.png_0.png_0_align_resize.png</text:p>
          </table:table-cell>
          <table:table-cell office:value-type="float" office:value="0.709595859050751" calcext:value-type="float">
            <text:p>0.709595859050751</text:p>
          </table:table-cell>
          <table:table-cell table:formula="of:=(-23.71*[.D144]^2 + 49.98*[.D144] + 73.69)/100" office:value-type="percentage" office:value="0.972169928611119" calcext:value-type="percentage">
            <text:p>97.22%</text:p>
          </table:table-cell>
        </table:table-row>
        <table:table-row table:style-name="ro1">
          <table:table-cell/>
          <table:table-cell office:value-type="string" calcext:value-type="string">
            <text:p>齋藤孝_10.png.png.png.png_0_align_resize_default.png</text:p>
          </table:table-cell>
          <table:table-cell office:value-type="string" calcext:value-type="string">
            <text:p>柴田英嗣_mCSs.jpg.png.png_0.png_0_align_resize.png</text:p>
          </table:table-cell>
          <table:table-cell office:value-type="float" office:value="0.709441781044006" calcext:value-type="float">
            <text:p>0.709441781044006</text:p>
          </table:table-cell>
          <table:table-cell table:formula="of:=(-23.71*[.D145]^2 + 49.98*[.D145] + 73.69)/100" office:value-type="percentage" office:value="0.972144760557984" calcext:value-type="percentage">
            <text:p>97.21%</text:p>
          </table:table-cell>
        </table:table-row>
        <table:table-row table:style-name="ro1">
          <table:table-cell/>
          <table:table-cell office:value-type="string" calcext:value-type="string">
            <text:p>加藤慶祐_dHgX.jpg.png.png_align_resize_default.png</text:p>
          </table:table-cell>
          <table:table-cell office:value-type="string" calcext:value-type="string">
            <text:p>加藤和樹_LhyC.jpg.png_align_resize_default.png</text:p>
          </table:table-cell>
          <table:table-cell office:value-type="float" office:value="0.709353983402252" calcext:value-type="float">
            <text:p>0.709353983402252</text:p>
          </table:table-cell>
          <table:table-cell table:formula="of:=(-23.71*[.D146]^2 + 49.98*[.D146] + 73.69)/100" office:value-type="percentage" office:value="0.9721304141139" calcext:value-type="percentage">
            <text:p>97.21%</text:p>
          </table:table-cell>
        </table:table-row>
        <table:table-row table:style-name="ro1">
          <table:table-cell/>
          <table:table-cell office:value-type="string" calcext:value-type="string">
            <text:p>板垣心和_rvLO..png.png_0.png_0_align_resize.png</text:p>
          </table:table-cell>
          <table:table-cell office:value-type="string" calcext:value-type="string">
            <text:p>竹本くるみ_lAzm.jpg.png.png_0.png_0_align_resize.png</text:p>
          </table:table-cell>
          <table:table-cell office:value-type="float" office:value="0.70896714925766" calcext:value-type="float">
            <text:p>0.70896714925766</text:p>
          </table:table-cell>
          <table:table-cell table:formula="of:=(-23.71*[.D147]^2 + 49.98*[.D147] + 73.69)/100" office:value-type="percentage" office:value="0.972067160518917" calcext:value-type="percentage">
            <text:p>97.21%</text:p>
          </table:table-cell>
        </table:table-row>
        <table:table-row table:style-name="ro1">
          <table:table-cell/>
          <table:table-cell office:value-type="string" calcext:value-type="string">
            <text:p>森田健作_2NXC.jpg.png.png.png_0.png_0_align_resize.png</text:p>
          </table:table-cell>
          <table:table-cell office:value-type="string" calcext:value-type="string">
            <text:p>山内健司_XxRC.jpg.png.png.png_0.png_0_align_resize.png</text:p>
          </table:table-cell>
          <table:table-cell office:value-type="float" office:value="0.708935022354126" calcext:value-type="float">
            <text:p>0.708935022354126</text:p>
          </table:table-cell>
          <table:table-cell table:formula="of:=(-23.71*[.D148]^2 + 49.98*[.D148] + 73.69)/100" office:value-type="percentage" office:value="0.972061904062902" calcext:value-type="percentage">
            <text:p>97.21%</text:p>
          </table:table-cell>
        </table:table-row>
        <table:table-row table:style-name="ro1">
          <table:table-cell/>
          <table:table-cell office:value-type="string" calcext:value-type="string">
            <text:p>齋藤孝_10.png.png.png.png_0_align_resize_default.png</text:p>
          </table:table-cell>
          <table:table-cell office:value-type="string" calcext:value-type="string">
            <text:p>柴田英嗣_mCSs.jpg.png.png.png_0.png_0_align_resize.png</text:p>
          </table:table-cell>
          <table:table-cell office:value-type="float" office:value="0.708130717277527" calcext:value-type="float">
            <text:p>0.708130717277527</text:p>
          </table:table-cell>
          <table:table-cell table:formula="of:=(-23.71*[.D149]^2 + 49.98*[.D149] + 73.69)/100" office:value-type="percentage" office:value="0.971930147861812" calcext:value-type="percentage">
            <text:p>97.19%</text:p>
          </table:table-cell>
        </table:table-row>
        <table:table-row table:style-name="ro1">
          <table:table-cell/>
          <table:table-cell office:value-type="string" calcext:value-type="string">
            <text:p>安田章大_7vMo.jpg_default.png.png_0.png_0_align_resize.png</text:p>
          </table:table-cell>
          <table:table-cell office:value-type="string" calcext:value-type="string">
            <text:p>中村俊輔_6.png_default.png.png.png_0.png_0_align_resize.png</text:p>
          </table:table-cell>
          <table:table-cell office:value-type="float" office:value="0.707901835441589" calcext:value-type="float">
            <text:p>0.707901835441589</text:p>
          </table:table-cell>
          <table:table-cell table:formula="of:=(-23.71*[.D150]^2 + 49.98*[.D150] + 73.69)/100" office:value-type="percentage" office:value="0.971892597809532" calcext:value-type="percentage">
            <text:p>97.19%</text:p>
          </table:table-cell>
        </table:table-row>
        <table:table-row table:style-name="ro1">
          <table:table-cell/>
          <table:table-cell office:value-type="string" calcext:value-type="string">
            <text:p>石橋けい_rc34.jpg.png.png_0.png_0_align_resize.png</text:p>
          </table:table-cell>
          <table:table-cell office:value-type="string" calcext:value-type="string">
            <text:p>三沢明美_uFcV.jpg.png.png.png_0.png_0_align_resize.png</text:p>
          </table:table-cell>
          <table:table-cell office:value-type="float" office:value="0.707768678665161" calcext:value-type="float">
            <text:p>0.707768678665161</text:p>
          </table:table-cell>
          <table:table-cell table:formula="of:=(-23.71*[.D151]^2 + 49.98*[.D151] + 73.69)/100" office:value-type="percentage" office:value="0.971870740854233" calcext:value-type="percentage">
            <text:p>97.19%</text:p>
          </table:table-cell>
        </table:table-row>
        <table:table-row table:style-name="ro1">
          <table:table-cell/>
          <table:table-cell office:value-type="string" calcext:value-type="string">
            <text:p>中廣弥生_2qqw.jpg.png.png_0.png_0_align_resize.png</text:p>
          </table:table-cell>
          <table:table-cell office:value-type="string" calcext:value-type="string">
            <text:p>大橋真子_i6zn.jpg.png.png_0.png_0_align_resize.png</text:p>
          </table:table-cell>
          <table:table-cell office:value-type="float" office:value="0.707693815231323" calcext:value-type="float">
            <text:p>0.707693815231323</text:p>
          </table:table-cell>
          <table:table-cell table:formula="of:=(-23.71*[.D152]^2 + 49.98*[.D152] + 73.69)/100" office:value-type="percentage" office:value="0.971858448739354" calcext:value-type="percentage">
            <text:p>97.19%</text:p>
          </table:table-cell>
        </table:table-row>
        <table:table-row table:style-name="ro1">
          <table:table-cell/>
          <table:table-cell office:value-type="string" calcext:value-type="string">
            <text:p>町音葉_KjD0.jpg.png.png_0.png_0_align_resize.png</text:p>
          </table:table-cell>
          <table:table-cell office:value-type="string" calcext:value-type="string">
            <text:p>今田美桜_S8nf.jpg_default.png.png.png_0.png_0_align_resize.png</text:p>
          </table:table-cell>
          <table:table-cell office:value-type="float" office:value="0.707386136054993" calcext:value-type="float">
            <text:p>0.707386136054993</text:p>
          </table:table-cell>
          <table:table-cell table:formula="of:=(-23.71*[.D153]^2 + 49.98*[.D153] + 73.69)/100" office:value-type="percentage" office:value="0.97180790180631" calcext:value-type="percentage">
            <text:p>97.18%</text:p>
          </table:table-cell>
        </table:table-row>
        <table:table-row table:style-name="ro1">
          <table:table-cell/>
          <table:table-cell office:value-type="string" calcext:value-type="string">
            <text:p>椎名林檎_DSQn.jpg.png.png.png_0.png_0_align_resize.png</text:p>
          </table:table-cell>
          <table:table-cell office:value-type="string" calcext:value-type="string">
            <text:p>吉沢梨絵_QlYH.jpg.png.png.png_0.png_0_align_resize.png</text:p>
          </table:table-cell>
          <table:table-cell office:value-type="float" office:value="0.707338571548462" calcext:value-type="float">
            <text:p>0.707338571548462</text:p>
          </table:table-cell>
          <table:table-cell table:formula="of:=(-23.71*[.D154]^2 + 49.98*[.D154] + 73.69)/100" office:value-type="percentage" office:value="0.971800083686789" calcext:value-type="percentage">
            <text:p>97.18%</text:p>
          </table:table-cell>
        </table:table-row>
        <table:table-row table:style-name="ro1">
          <table:table-cell/>
          <table:table-cell office:value-type="string" calcext:value-type="string">
            <text:p>滝沢秀明_vI88.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0716804265976" calcext:value-type="float">
            <text:p>0.70716804265976</text:p>
          </table:table-cell>
          <table:table-cell table:formula="of:=(-23.71*[.D155]^2 + 49.98*[.D155] + 73.69)/100" office:value-type="percentage" office:value="0.971772045244753" calcext:value-type="percentage">
            <text:p>97.18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4F0C.jpeg.png.png_0.png_0_align_resize.png</text:p>
          </table:table-cell>
          <table:table-cell office:value-type="float" office:value="0.70712274312973" calcext:value-type="float">
            <text:p>0.70712274312973</text:p>
          </table:table-cell>
          <table:table-cell table:formula="of:=(-23.71*[.D156]^2 + 49.98*[.D156] + 73.69)/100" office:value-type="percentage" office:value="0.971764594756092" calcext:value-type="percentage">
            <text:p>97.18%</text:p>
          </table:table-cell>
        </table:table-row>
        <table:table-row table:style-name="ro1">
          <table:table-cell/>
          <table:table-cell office:value-type="string" calcext:value-type="string">
            <text:p>福本清三_soIG.jpg_default.png.png_0.png_0_align_resize.png</text:p>
          </table:table-cell>
          <table:table-cell office:value-type="string" calcext:value-type="string">
            <text:p>間寛平_K3I7.jpg.png_align_resize_default.png</text:p>
          </table:table-cell>
          <table:table-cell office:value-type="float" office:value="0.707071304321289" calcext:value-type="float">
            <text:p>0.707071304321289</text:p>
          </table:table-cell>
          <table:table-cell table:formula="of:=(-23.71*[.D157]^2 + 49.98*[.D157] + 73.69)/100" office:value-type="percentage" office:value="0.971756133350318" calcext:value-type="percentage">
            <text:p>97.18%</text:p>
          </table:table-cell>
        </table:table-row>
        <table:table-row table:style-name="ro1">
          <table:table-cell/>
          <table:table-cell office:value-type="string" calcext:value-type="string">
            <text:p>河合龍之介_iRrS.jpg.png.png.png_0_align_resize_default.png</text:p>
          </table:table-cell>
          <table:table-cell office:value-type="string" calcext:value-type="string">
            <text:p>加藤慶祐_Z5EK.jpg..png_align_resize_default.png</text:p>
          </table:table-cell>
          <table:table-cell office:value-type="float" office:value="0.706863343715668" calcext:value-type="float">
            <text:p>0.706863343715668</text:p>
          </table:table-cell>
          <table:table-cell table:formula="of:=(-23.71*[.D158]^2 + 49.98*[.D158] + 73.69)/100" office:value-type="percentage" office:value="0.971721912165154" calcext:value-type="percentage">
            <text:p>97.17%</text:p>
          </table:table-cell>
        </table:table-row>
        <table:table-row table:style-name="ro1">
          <table:table-cell/>
          <table:table-cell office:value-type="string" calcext:value-type="string">
            <text:p>石井苗子_d0rs.jpg.png.png.png_0.png_0_align_resize.png</text:p>
          </table:table-cell>
          <table:table-cell office:value-type="string" calcext:value-type="string">
            <text:p>中村江里子_vRy8.jpeg.png.png_0.png_0_align_resize.png</text:p>
          </table:table-cell>
          <table:table-cell office:value-type="float" office:value="0.706640481948853" calcext:value-type="float">
            <text:p>0.706640481948853</text:p>
          </table:table-cell>
          <table:table-cell table:formula="of:=(-23.71*[.D159]^2 + 49.98*[.D159] + 73.69)/100" office:value-type="percentage" office:value="0.971685216138213" calcext:value-type="percentage">
            <text:p>97.17%</text:p>
          </table:table-cell>
        </table:table-row>
        <table:table-row table:style-name="ro1">
          <table:table-cell/>
          <table:table-cell office:value-type="string" calcext:value-type="string">
            <text:p>根本宗子_Ipik.jpg_default.png.png.png_0.png_0_align_resize.png</text:p>
          </table:table-cell>
          <table:table-cell office:value-type="string" calcext:value-type="string">
            <text:p>上宮菜々子_TGdJ.jpg.png.png_0.png_0_align_resize.png</text:p>
          </table:table-cell>
          <table:table-cell office:value-type="float" office:value="0.706604301929474" calcext:value-type="float">
            <text:p>0.706604301929474</text:p>
          </table:table-cell>
          <table:table-cell table:formula="of:=(-23.71*[.D160]^2 + 49.98*[.D160] + 73.69)/100" office:value-type="percentage" office:value="0.971679256577659" calcext:value-type="percentage">
            <text:p>97.17%</text:p>
          </table:table-cell>
        </table:table-row>
        <table:table-row table:style-name="ro1">
          <table:table-cell/>
          <table:table-cell office:value-type="string" calcext:value-type="string">
            <text:p>福本清三_YqA7.jpg_default.png.png_0.png_0_align_resize.png</text:p>
          </table:table-cell>
          <table:table-cell office:value-type="string" calcext:value-type="string">
            <text:p>間寛平_GmTg.jpg.png_align_resize_default.png</text:p>
          </table:table-cell>
          <table:table-cell office:value-type="float" office:value="0.706293284893036" calcext:value-type="float">
            <text:p>0.706293284893036</text:p>
          </table:table-cell>
          <table:table-cell table:formula="of:=(-23.71*[.D161]^2 + 49.98*[.D161] + 73.69)/100" office:value-type="percentage" office:value="0.971628000353567" calcext:value-type="percentage">
            <text:p>97.16%</text:p>
          </table:table-cell>
        </table:table-row>
        <table:table-row table:style-name="ro1">
          <table:table-cell/>
          <table:table-cell office:value-type="string" calcext:value-type="string">
            <text:p>岡村隆史_vBTR.jpg..png_0_align_resize_default.png</text:p>
          </table:table-cell>
          <table:table-cell office:value-type="string" calcext:value-type="string">
            <text:p>甲本雅裕_c4Bi.jpg.png.png_0.png_0_align_resize.png</text:p>
          </table:table-cell>
          <table:table-cell office:value-type="float" office:value="0.706279277801514" calcext:value-type="float">
            <text:p>0.706279277801514</text:p>
          </table:table-cell>
          <table:table-cell table:formula="of:=(-23.71*[.D162]^2 + 49.98*[.D162] + 73.69)/100" office:value-type="percentage" office:value="0.971625690877688" calcext:value-type="percentage">
            <text:p>97.16%</text:p>
          </table:table-cell>
        </table:table-row>
        <table:table-row table:style-name="ro1">
          <table:table-cell/>
          <table:table-cell office:value-type="string" calcext:value-type="string">
            <text:p>沖田彩花_RAOn.jpg_default.png.png_0.png_0_align_resize.png</text:p>
          </table:table-cell>
          <table:table-cell office:value-type="string" calcext:value-type="string">
            <text:p>堀田茜_Knrg.jpg.png.png.png_0.png_0_align_resize.png</text:p>
          </table:table-cell>
          <table:table-cell office:value-type="float" office:value="0.706115663051605" calcext:value-type="float">
            <text:p>0.706115663051605</text:p>
          </table:table-cell>
          <table:table-cell table:formula="of:=(-23.71*[.D163]^2 + 49.98*[.D163] + 73.69)/100" office:value-type="percentage" office:value="0.971598707343418" calcext:value-type="percentage">
            <text:p>97.16%</text:p>
          </table:table-cell>
        </table:table-row>
        <table:table-row table:style-name="ro1">
          <table:table-cell/>
          <table:table-cell office:value-type="string" calcext:value-type="string">
            <text:p>泉はる_HYLJ.png.png_0.png_0_align_resize.png</text:p>
          </table:table-cell>
          <table:table-cell office:value-type="string" calcext:value-type="string">
            <text:p>千眼美子_qMKI.jpg.png.png_0.png_0_align_resize.png</text:p>
          </table:table-cell>
          <table:table-cell office:value-type="float" office:value="0.7060506939888" calcext:value-type="float">
            <text:p>0.7060506939888</text:p>
          </table:table-cell>
          <table:table-cell table:formula="of:=(-23.71*[.D164]^2 + 49.98*[.D164] + 73.69)/100" office:value-type="percentage" office:value="0.971587989049104" calcext:value-type="percentage">
            <text:p>97.16%</text:p>
          </table:table-cell>
        </table:table-row>
        <table:table-row table:style-name="ro1">
          <table:table-cell/>
          <table:table-cell office:value-type="string" calcext:value-type="string">
            <text:p>野村佑香_hGvc.jpg.png.png_0_align_resize_default.png</text:p>
          </table:table-cell>
          <table:table-cell office:value-type="string" calcext:value-type="string">
            <text:p>杉原千尋_xFZL.jpg.png.png_0.png_0_align_resize.png</text:p>
          </table:table-cell>
          <table:table-cell office:value-type="float" office:value="0.70575213432312" calcext:value-type="float">
            <text:p>0.70575213432312</text:p>
          </table:table-cell>
          <table:table-cell table:formula="of:=(-23.71*[.D165]^2 + 49.98*[.D165] + 73.69)/100" office:value-type="percentage" office:value="0.971538708328097" calcext:value-type="percentage">
            <text:p>97.15%</text:p>
          </table:table-cell>
        </table:table-row>
        <table:table-row table:style-name="ro1">
          <table:table-cell/>
          <table:table-cell office:value-type="string" calcext:value-type="string">
            <text:p>溝口恵_KBg3.jpg.png.png.png_0.png_0_align_resize.png</text:p>
          </table:table-cell>
          <table:table-cell office:value-type="string" calcext:value-type="string">
            <text:p>佐藤真知子_1Tyo.jpg.png.png_0_align_resize_default.png</text:p>
          </table:table-cell>
          <table:table-cell office:value-type="float" office:value="0.705403923988342" calcext:value-type="float">
            <text:p>0.705403923988342</text:p>
          </table:table-cell>
          <table:table-cell table:formula="of:=(-23.71*[.D166]^2 + 49.98*[.D166] + 73.69)/100" office:value-type="percentage" office:value="0.971481178792954" calcext:value-type="percentage">
            <text:p>97.15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UHye.jpg.png.png_0.png_0_align_resize.png</text:p>
          </table:table-cell>
          <table:table-cell office:value-type="float" office:value="0.70525586605072" calcext:value-type="float">
            <text:p>0.70525586605072</text:p>
          </table:table-cell>
          <table:table-cell table:formula="of:=(-23.71*[.D167]^2 + 49.98*[.D167] + 73.69)/100" office:value-type="percentage" office:value="0.971456699994539" calcext:value-type="percentage">
            <text:p>97.15%</text:p>
          </table:table-cell>
        </table:table-row>
        <table:table-row table:style-name="ro1">
          <table:table-cell/>
          <table:table-cell office:value-type="string" calcext:value-type="string">
            <text:p>竹本くるみ_YXfP.jpg.png.png_0.png_0_align_resize.png</text:p>
          </table:table-cell>
          <table:table-cell office:value-type="string" calcext:value-type="string">
            <text:p>梅山恋和_HcHc.jpeg.png.png_0.png_0_align_resize.png</text:p>
          </table:table-cell>
          <table:table-cell office:value-type="float" office:value="0.705194115638733" calcext:value-type="float">
            <text:p>0.705194115638733</text:p>
          </table:table-cell>
          <table:table-cell table:formula="of:=(-23.71*[.D168]^2 + 49.98*[.D168] + 73.69)/100" office:value-type="percentage" office:value="0.971446487568801" calcext:value-type="percentage">
            <text:p>97.14%</text:p>
          </table:table-cell>
        </table:table-row>
        <table:table-row table:style-name="ro1">
          <table:table-cell/>
          <table:table-cell office:value-type="string" calcext:value-type="string">
            <text:p>高田純次_WMdc.jpg..png.png_0_align_resize_default.png</text:p>
          </table:table-cell>
          <table:table-cell office:value-type="string" calcext:value-type="string">
            <text:p>吉川晃司_4gfY.jpg.png.png_0.png_0_align_resize.png</text:p>
          </table:table-cell>
          <table:table-cell office:value-type="float" office:value="0.705063045024872" calcext:value-type="float">
            <text:p>0.705063045024872</text:p>
          </table:table-cell>
          <table:table-cell table:formula="of:=(-23.71*[.D169]^2 + 49.98*[.D169] + 73.69)/100" office:value-type="percentage" office:value="0.971424804815725" calcext:value-type="percentage">
            <text:p>97.14%</text:p>
          </table:table-cell>
        </table:table-row>
        <table:table-row table:style-name="ro1">
          <table:table-cell/>
          <table:table-cell office:value-type="string" calcext:value-type="string">
            <text:p>滝沢秀明_Fn2B.jpg.png.png_0.png_0_align_resize.png</text:p>
          </table:table-cell>
          <table:table-cell office:value-type="string" calcext:value-type="string">
            <text:p>今井翼_zVAn.jpg.png.png_0_align_resize_default.png</text:p>
          </table:table-cell>
          <table:table-cell office:value-type="float" office:value="0.705002129077911" calcext:value-type="float">
            <text:p>0.705002129077911</text:p>
          </table:table-cell>
          <table:table-cell table:formula="of:=(-23.71*[.D170]^2 + 49.98*[.D170] + 73.69)/100" office:value-type="percentage" office:value="0.9714147248379" calcext:value-type="percentage">
            <text:p>97.14%</text:p>
          </table:table-cell>
        </table:table-row>
        <table:table-row table:style-name="ro1">
          <table:table-cell/>
          <table:table-cell office:value-type="string" calcext:value-type="string">
            <text:p>八木麻紗子_bHUV..png.png.png_0.png_0_align_resize.png</text:p>
          </table:table-cell>
          <table:table-cell office:value-type="string" calcext:value-type="string">
            <text:p>紀真耶_2xcH.jpg.png.png_0.png_0_align_resize.png</text:p>
          </table:table-cell>
          <table:table-cell office:value-type="float" office:value="0.704706072807312" calcext:value-type="float">
            <text:p>0.704706072807312</text:p>
          </table:table-cell>
          <table:table-cell table:formula="of:=(-23.71*[.D171]^2 + 49.98*[.D171] + 73.69)/100" office:value-type="percentage" office:value="0.971365710298983" calcext:value-type="percentage">
            <text:p>97.14%</text:p>
          </table:table-cell>
        </table:table-row>
        <table:table-row table:style-name="ro1">
          <table:table-cell/>
          <table:table-cell office:value-type="string" calcext:value-type="string">
            <text:p>鮎川穂乃果_A6Gi.jpg..png.png.png_0_align_resize_default.png</text:p>
          </table:table-cell>
          <table:table-cell office:value-type="string" calcext:value-type="string">
            <text:p>安倍麻美_vwtM.jpg..png.png_0_align_resize_default.png</text:p>
          </table:table-cell>
          <table:table-cell office:value-type="float" office:value="0.70464289188385" calcext:value-type="float">
            <text:p>0.70464289188385</text:p>
          </table:table-cell>
          <table:table-cell table:formula="of:=(-23.71*[.D172]^2 + 49.98*[.D172] + 73.69)/100" office:value-type="percentage" office:value="0.971355244798503" calcext:value-type="percentage">
            <text:p>97.14%</text:p>
          </table:table-cell>
        </table:table-row>
        <table:table-row table:style-name="ro1">
          <table:table-cell/>
          <table:table-cell office:value-type="string" calcext:value-type="string">
            <text:p>森田健作_E1JZ..png.png.png_0.png_0_align_resize.png</text:p>
          </table:table-cell>
          <table:table-cell office:value-type="string" calcext:value-type="string">
            <text:p>山内健司_Dd2b.jpg.png.png.png_0.png_0_align_resize.png</text:p>
          </table:table-cell>
          <table:table-cell office:value-type="float" office:value="0.704497814178467" calcext:value-type="float">
            <text:p>0.704497814178467</text:p>
          </table:table-cell>
          <table:table-cell table:formula="of:=(-23.71*[.D173]^2 + 49.98*[.D173] + 73.69)/100" office:value-type="percentage" office:value="0.971331206476189" calcext:value-type="percentage">
            <text:p>97.13%</text:p>
          </table:table-cell>
        </table:table-row>
        <table:table-row table:style-name="ro1">
          <table:table-cell/>
          <table:table-cell office:value-type="string" calcext:value-type="string">
            <text:p>溝口恵_in9X.jpg.png.png.png_0.png_0_align_resize.png</text:p>
          </table:table-cell>
          <table:table-cell office:value-type="string" calcext:value-type="string">
            <text:p>佐藤真知子_1Tyo.jpg.png.png_0_align_resize_default.png</text:p>
          </table:table-cell>
          <table:table-cell office:value-type="float" office:value="0.704408824443817" calcext:value-type="float">
            <text:p>0.704408824443817</text:p>
          </table:table-cell>
          <table:table-cell table:formula="of:=(-23.71*[.D174]^2 + 49.98*[.D174] + 73.69)/100" office:value-type="percentage" office:value="0.97131645658465" calcext:value-type="percentage">
            <text:p>97.13%</text:p>
          </table:table-cell>
        </table:table-row>
        <table:table-row table:style-name="ro1">
          <table:table-cell/>
          <table:table-cell office:value-type="string" calcext:value-type="string">
            <text:p>安田章大_7vMo.jpg_default.png.png_0.png_0_align_resize.png</text:p>
          </table:table-cell>
          <table:table-cell office:value-type="string" calcext:value-type="string">
            <text:p>中村俊輔_pk5Y.jpg.png_0.png_0_align_resize.png</text:p>
          </table:table-cell>
          <table:table-cell office:value-type="float" office:value="0.704079151153564" calcext:value-type="float">
            <text:p>0.704079151153564</text:p>
          </table:table-cell>
          <table:table-cell table:formula="of:=(-23.71*[.D175]^2 + 49.98*[.D175] + 73.69)/100" office:value-type="percentage" office:value="0.97126178109332" calcext:value-type="percentage">
            <text:p>97.13%</text:p>
          </table:table-cell>
        </table:table-row>
        <table:table-row table:style-name="ro1">
          <table:table-cell/>
          <table:table-cell office:value-type="string" calcext:value-type="string">
            <text:p>齋藤孝_3.png.png.png_0_align_resize_default.png</text:p>
          </table:table-cell>
          <table:table-cell office:value-type="string" calcext:value-type="string">
            <text:p>柴田英嗣_z9oX.jpg_default.png.png.png.png_0.png_0_align_resize.png</text:p>
          </table:table-cell>
          <table:table-cell office:value-type="float" office:value="0.703896045684814" calcext:value-type="float">
            <text:p>0.703896045684814</text:p>
          </table:table-cell>
          <table:table-cell table:formula="of:=(-23.71*[.D176]^2 + 49.98*[.D176] + 73.69)/100" office:value-type="percentage" office:value="0.971231391246977" calcext:value-type="percentage">
            <text:p>97.12%</text:p>
          </table:table-cell>
        </table:table-row>
        <table:table-row table:style-name="ro1">
          <table:table-cell/>
          <table:table-cell office:value-type="string" calcext:value-type="string">
            <text:p>賀来賢人_1Fiw.jpg..png_0_align_resize_default.png</text:p>
          </table:table-cell>
          <table:table-cell office:value-type="string" calcext:value-type="string">
            <text:p>片寄涼太_CGca.jpg.png_0_align_resize.png</text:p>
          </table:table-cell>
          <table:table-cell office:value-type="float" office:value="0.703755497932434" calcext:value-type="float">
            <text:p>0.703755497932434</text:p>
          </table:table-cell>
          <table:table-cell table:formula="of:=(-23.71*[.D177]^2 + 49.98*[.D177] + 73.69)/100" office:value-type="percentage" office:value="0.971208053880323" calcext:value-type="percentage">
            <text:p>97.12%</text:p>
          </table:table-cell>
        </table:table-row>
        <table:table-row table:style-name="ro1">
          <table:table-cell/>
          <table:table-cell office:value-type="string" calcext:value-type="string">
            <text:p>賀来賢人_sJQg.jpg_default..png.png_0.png_0_align_resize.png</text:p>
          </table:table-cell>
          <table:table-cell office:value-type="string" calcext:value-type="string">
            <text:p>片寄涼太_kh6n.jpg.png.png_0.png_0_align_resize.png</text:p>
          </table:table-cell>
          <table:table-cell office:value-type="float" office:value="0.703353464603424" calcext:value-type="float">
            <text:p>0.703353464603424</text:p>
          </table:table-cell>
          <table:table-cell table:formula="of:=(-23.71*[.D178]^2 + 49.98*[.D178] + 73.69)/100" office:value-type="percentage" office:value="0.97114124620697" calcext:value-type="percentage">
            <text:p>97.11%</text:p>
          </table:table-cell>
        </table:table-row>
        <table:table-row table:style-name="ro1">
          <table:table-cell/>
          <table:table-cell office:value-type="string" calcext:value-type="string">
            <text:p>まりあ_CuUW.jpg.png.png_0_align_resize_default.png</text:p>
          </table:table-cell>
          <table:table-cell office:value-type="string" calcext:value-type="string">
            <text:p>堀田茜_Knrg.jpg.png.png.png_0.png_0_align_resize.png</text:p>
          </table:table-cell>
          <table:table-cell office:value-type="float" office:value="0.703323781490326" calcext:value-type="float">
            <text:p>0.703323781490326</text:p>
          </table:table-cell>
          <table:table-cell table:formula="of:=(-23.71*[.D179]^2 + 49.98*[.D179] + 73.69)/100" office:value-type="percentage" office:value="0.971136310593169" calcext:value-type="percentage">
            <text:p>97.11%</text:p>
          </table:table-cell>
        </table:table-row>
        <table:table-row table:style-name="ro1">
          <table:table-cell/>
          <table:table-cell office:value-type="string" calcext:value-type="string">
            <text:p>福本清三_soIG.jpg_default.png.png_0.png_0_align_resize.png</text:p>
          </table:table-cell>
          <table:table-cell office:value-type="string" calcext:value-type="string">
            <text:p>間寛平_gCjj.jpg.png_align_resize_default.png</text:p>
          </table:table-cell>
          <table:table-cell office:value-type="float" office:value="0.702837288379669" calcext:value-type="float">
            <text:p>0.702837288379669</text:p>
          </table:table-cell>
          <table:table-cell table:formula="of:=(-23.71*[.D180]^2 + 49.98*[.D180] + 73.69)/100" office:value-type="percentage" office:value="0.971055358523723" calcext:value-type="percentage">
            <text:p>97.11%</text:p>
          </table:table-cell>
        </table:table-row>
        <table:table-row table:style-name="ro1">
          <table:table-cell/>
          <table:table-cell office:value-type="string" calcext:value-type="string">
            <text:p>石橋けい_rc34.jpg.png.png_0.png_0_align_resize.png</text:p>
          </table:table-cell>
          <table:table-cell office:value-type="string" calcext:value-type="string">
            <text:p>三沢明美_au4x.jpg.png.png.png_0.png_0_align_resize.png</text:p>
          </table:table-cell>
          <table:table-cell office:value-type="float" office:value="0.702209234237671" calcext:value-type="float">
            <text:p>0.702209234237671</text:p>
          </table:table-cell>
          <table:table-cell table:formula="of:=(-23.71*[.D181]^2 + 49.98*[.D181] + 73.69)/100" office:value-type="percentage" office:value="0.970950684841391" calcext:value-type="percentage">
            <text:p>97.10%</text:p>
          </table:table-cell>
        </table:table-row>
        <table:table-row table:style-name="ro1">
          <table:table-cell/>
          <table:table-cell office:value-type="string" calcext:value-type="string">
            <text:p>福本清三_Fkoj.jpg_default.png.png_0.png_0_align_resize.png</text:p>
          </table:table-cell>
          <table:table-cell office:value-type="string" calcext:value-type="string">
            <text:p>吉田義男_L9UL.jpg.png.png_0_align_resize_default.png</text:p>
          </table:table-cell>
          <table:table-cell office:value-type="float" office:value="0.701826393604279" calcext:value-type="float">
            <text:p>0.701826393604279</text:p>
          </table:table-cell>
          <table:table-cell table:formula="of:=(-23.71*[.D182]^2 + 49.98*[.D182] + 73.69)/100" office:value-type="percentage" office:value="0.97088678753272" calcext:value-type="percentage">
            <text:p>97.09%</text:p>
          </table:table-cell>
        </table:table-row>
        <table:table-row table:style-name="ro1">
          <table:table-cell/>
          <table:table-cell office:value-type="string" calcext:value-type="string">
            <text:p>安田章大_7vMo.jpg_default.png.png_0.png_0_align_resize.png</text:p>
          </table:table-cell>
          <table:table-cell office:value-type="string" calcext:value-type="string">
            <text:p>中村俊輔_4.png_default.png.png.png_0.png_0_align_resize.png</text:p>
          </table:table-cell>
          <table:table-cell office:value-type="float" office:value="0.70137757062912" calcext:value-type="float">
            <text:p>0.70137757062912</text:p>
          </table:table-cell>
          <table:table-cell table:formula="of:=(-23.71*[.D183]^2 + 49.98*[.D183] + 73.69)/100" office:value-type="percentage" office:value="0.970811789060935" calcext:value-type="percentage">
            <text:p>97.08%</text:p>
          </table:table-cell>
        </table:table-row>
        <table:table-row table:style-name="ro1">
          <table:table-cell/>
          <table:table-cell office:value-type="string" calcext:value-type="string">
            <text:p>まりあ_CuUW.jpg.png.png_0_align_resize_default.png</text:p>
          </table:table-cell>
          <table:table-cell office:value-type="string" calcext:value-type="string">
            <text:p>堀田茜_EhJO.jpg.png.png.png_0.png_0_align_resize.png</text:p>
          </table:table-cell>
          <table:table-cell office:value-type="float" office:value="0.701202809810638" calcext:value-type="float">
            <text:p>0.701202809810638</text:p>
          </table:table-cell>
          <table:table-cell table:formula="of:=(-23.71*[.D184]^2 + 49.98*[.D184] + 73.69)/100" office:value-type="percentage" office:value="0.970782560630047" calcext:value-type="percentage">
            <text:p>97.08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tVfr.jpg.png_0.png_0_align_resize.png</text:p>
          </table:table-cell>
          <table:table-cell office:value-type="float" office:value="0.701060354709625" calcext:value-type="float">
            <text:p>0.701060354709625</text:p>
          </table:table-cell>
          <table:table-cell table:formula="of:=(-23.71*[.D185]^2 + 49.98*[.D185] + 73.69)/100" office:value-type="percentage" office:value="0.970758724557672" calcext:value-type="percentage">
            <text:p>97.08%</text:p>
          </table:table-cell>
        </table:table-row>
        <table:table-row table:style-name="ro1">
          <table:table-cell/>
          <table:table-cell office:value-type="string" calcext:value-type="string">
            <text:p>渡辺由架_YKmh.jpg..png_0.png_0_align_resize.png</text:p>
          </table:table-cell>
          <table:table-cell office:value-type="string" calcext:value-type="string">
            <text:p>滝口ミラ_M6Tx.jpg.png.png_0.png_0_align_resize.png</text:p>
          </table:table-cell>
          <table:table-cell office:value-type="float" office:value="0.701012909412384" calcext:value-type="float">
            <text:p>0.701012909412384</text:p>
          </table:table-cell>
          <table:table-cell table:formula="of:=(-23.71*[.D186]^2 + 49.98*[.D186] + 73.69)/100" office:value-type="percentage" office:value="0.970750783712806" calcext:value-type="percentage">
            <text:p>97.08%</text:p>
          </table:table-cell>
        </table:table-row>
        <table:table-row table:style-name="ro1">
          <table:table-cell/>
          <table:table-cell office:value-type="string" calcext:value-type="string">
            <text:p>田村菜月_Ewbq..png.png_0.png_0_align_resize.png</text:p>
          </table:table-cell>
          <table:table-cell office:value-type="string" calcext:value-type="string">
            <text:p>南波陽向_Sy4o.jpg.png_0_align_resize.png</text:p>
          </table:table-cell>
          <table:table-cell office:value-type="float" office:value="0.700777411460876" calcext:value-type="float">
            <text:p>0.700777411460876</text:p>
          </table:table-cell>
          <table:table-cell table:formula="of:=(-23.71*[.D187]^2 + 49.98*[.D187] + 73.69)/100" office:value-type="percentage" office:value="0.970711352992032" calcext:value-type="percentage">
            <text:p>97.07%</text:p>
          </table:table-cell>
        </table:table-row>
        <table:table-row table:style-name="ro1">
          <table:table-cell/>
          <table:table-cell office:value-type="string" calcext:value-type="string">
            <text:p>勝村政信_x2Kp.jpg.png.png.png_0.png_0_align_resize.png</text:p>
          </table:table-cell>
          <table:table-cell office:value-type="string" calcext:value-type="string">
            <text:p>安藤政信_k0ja.jpg_default.png.png.png_0.png_0_align_resize.png</text:p>
          </table:table-cell>
          <table:table-cell office:value-type="float" office:value="0.700717926025391" calcext:value-type="float">
            <text:p>0.700717926025391</text:p>
          </table:table-cell>
          <table:table-cell table:formula="of:=(-23.71*[.D188]^2 + 49.98*[.D188] + 73.69)/100" office:value-type="percentage" office:value="0.970701388857067" calcext:value-type="percentage">
            <text:p>97.07%</text:p>
          </table:table-cell>
        </table:table-row>
        <table:table-row table:style-name="ro1">
          <table:table-cell/>
          <table:table-cell office:value-type="string" calcext:value-type="string">
            <text:p>大盛真歩_zyA3.jpg_default..png.png.png_0.png_0_align_resize.png</text:p>
          </table:table-cell>
          <table:table-cell office:value-type="string" calcext:value-type="string">
            <text:p>南波陽向_k7s2.jpg.png.png.png_0.png_0_align_resize.png</text:p>
          </table:table-cell>
          <table:table-cell office:value-type="float" office:value="0.700678586959839" calcext:value-type="float">
            <text:p>0.700678586959839</text:p>
          </table:table-cell>
          <table:table-cell table:formula="of:=(-23.71*[.D189]^2 + 49.98*[.D189] + 73.69)/100" office:value-type="percentage" office:value="0.970694798427208" calcext:value-type="percentage">
            <text:p>97.07%</text:p>
          </table:table-cell>
        </table:table-row>
        <table:table-row table:style-name="ro1">
          <table:table-cell/>
          <table:table-cell office:value-type="string" calcext:value-type="string">
            <text:p>早瀬英里奈_Xh68..png.png_0.png_0_align_resize.png</text:p>
          </table:table-cell>
          <table:table-cell office:value-type="string" calcext:value-type="string">
            <text:p>熊切あさ美_2ARR.webp.png.png.png_0.png_0_align_resize.png</text:p>
          </table:table-cell>
          <table:table-cell office:value-type="float" office:value="0.700439095497131" calcext:value-type="float">
            <text:p>0.700439095497131</text:p>
          </table:table-cell>
          <table:table-cell table:formula="of:=(-23.71*[.D190]^2 + 49.98*[.D190] + 73.69)/100" office:value-type="percentage" office:value="0.970654660856117" calcext:value-type="percentage">
            <text:p>97.07%</text:p>
          </table:table-cell>
        </table:table-row>
        <table:table-row table:style-name="ro1">
          <table:table-cell/>
          <table:table-cell office:value-type="string" calcext:value-type="string">
            <text:p>石井苗子_SYYJ.jpg.png.png.png_0.png_0_align_resize.png</text:p>
          </table:table-cell>
          <table:table-cell office:value-type="string" calcext:value-type="string">
            <text:p>中村江里子_17.png.png_0_align_resize.png</text:p>
          </table:table-cell>
          <table:table-cell office:value-type="float" office:value="0.700179398059845" calcext:value-type="float">
            <text:p>0.700179398059845</text:p>
          </table:table-cell>
          <table:table-cell table:formula="of:=(-23.71*[.D191]^2 + 49.98*[.D191] + 73.69)/100" office:value-type="percentage" office:value="0.970611106127579" calcext:value-type="percentage">
            <text:p>97.06%</text:p>
          </table:table-cell>
        </table:table-row>
        <table:table-row table:style-name="ro1">
          <table:table-cell/>
          <table:table-cell office:value-type="string" calcext:value-type="string">
            <text:p>竹﨑由佳_08uN.png_semi_default.png.png.png_0.png_0_align_resize.png</text:p>
          </table:table-cell>
          <table:table-cell office:value-type="string" calcext:value-type="string">
            <text:p>田中瞳_YCTx.jpg.png.png_0.png_0_align_resize.png</text:p>
          </table:table-cell>
          <table:table-cell office:value-type="float" office:value="0.70002007484436" calcext:value-type="float">
            <text:p>0.70002007484436</text:p>
          </table:table-cell>
          <table:table-cell table:formula="of:=(-23.71*[.D192]^2 + 49.98*[.D192] + 73.69)/100" office:value-type="percentage" office:value="0.970584369667823" calcext:value-type="percentage">
            <text:p>97.06%</text:p>
          </table:table-cell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5" table:default-cell-style-name="ce1"/>
        <table:table-row table:style-name="ro2">
          <table:table-cell office:value-type="string" calcext:value-type="string">
            <text:p>高橋一生</text:p>
          </table:table-cell>
          <table:table-cell office:value-type="string" calcext:value-type="string">
            <text:p>鮎川穂乃果</text:p>
          </table:table-cell>
          <table:table-cell office:value-type="float" office:value="0.797446548938751" calcext:value-type="float">
            <text:p>0.797446548938751</text:p>
          </table:table-cell>
          <table:table-cell table:formula="of:=(-23.71*[.C1]^2 + 49.98*[.C1] + 73.69)/100" office:value-type="percentage" office:value="0.984686916435552" calcext:value-type="percentage">
            <text:p>98.47%</text:p>
          </table:table-cell>
        </table:table-row>
        <table:table-row table:style-name="ro2">
          <table:table-cell office:value-type="string" calcext:value-type="string">
            <text:p>宮本茉由</text:p>
          </table:table-cell>
          <table:table-cell office:value-type="string" calcext:value-type="string">
            <text:p>玉田志織</text:p>
          </table:table-cell>
          <table:table-cell office:value-type="float" office:value="0.788247585296631" calcext:value-type="float">
            <text:p>0.788247585296631</text:p>
          </table:table-cell>
          <table:table-cell table:formula="of:=(-23.71*[.C2]^2 + 49.98*[.C2] + 73.69)/100" office:value-type="percentage" office:value="0.983547791098629" calcext:value-type="percentage">
            <text:p>98.35%</text:p>
          </table:table-cell>
        </table:table-row>
        <table:table-row table:style-name="ro2">
          <table:table-cell office:value-type="string" calcext:value-type="string">
            <text:p>橋爪功</text:p>
          </table:table-cell>
          <table:table-cell office:value-type="string" calcext:value-type="string">
            <text:p>近藤正臣</text:p>
          </table:table-cell>
          <table:table-cell office:value-type="float" office:value="0.781875703069899" calcext:value-type="float">
            <text:p>0.781875703069899</text:p>
          </table:table-cell>
          <table:table-cell table:formula="of:=(-23.71*[.C3]^2 + 49.98*[.C3] + 73.69)/100" office:value-type="percentage" office:value="0.982735224665732" calcext:value-type="percentage">
            <text:p>98.27%</text:p>
          </table:table-cell>
        </table:table-row>
        <table:table-row table:style-name="ro2">
          <table:table-cell office:value-type="string" calcext:value-type="string">
            <text:p>横山智佐</text:p>
          </table:table-cell>
          <table:table-cell office:value-type="string" calcext:value-type="string">
            <text:p>熊切あさ美</text:p>
          </table:table-cell>
          <table:table-cell office:value-type="float" office:value="0.781492908795675" calcext:value-type="float">
            <text:p>0.781492908795675</text:p>
          </table:table-cell>
          <table:table-cell table:formula="of:=(-23.71*[.C4]^2 + 49.98*[.C4] + 73.69)/100" office:value-type="percentage" office:value="0.98268579623942" calcext:value-type="percentage">
            <text:p>98.27%</text:p>
          </table:table-cell>
        </table:table-row>
        <table:table-row table:style-name="ro2">
          <table:table-cell office:value-type="string" calcext:value-type="string">
            <text:p>山﨑努</text:p>
          </table:table-cell>
          <table:table-cell office:value-type="string" calcext:value-type="string">
            <text:p>高橋一生</text:p>
          </table:table-cell>
          <table:table-cell office:value-type="float" office:value="0.775978565216064" calcext:value-type="float">
            <text:p>0.775978565216064</text:p>
          </table:table-cell>
          <table:table-cell table:formula="of:=(-23.71*[.C5]^2 + 49.98*[.C5] + 73.69)/100" office:value-type="percentage" office:value="0.981966044740698" calcext:value-type="percentage">
            <text:p>98.20%</text:p>
          </table:table-cell>
        </table:table-row>
        <table:table-row table:style-name="ro2">
          <table:table-cell office:value-type="string" calcext:value-type="string">
            <text:p>山﨑努</text:p>
          </table:table-cell>
          <table:table-cell office:value-type="string" calcext:value-type="string">
            <text:p>金田明夫</text:p>
          </table:table-cell>
          <table:table-cell office:value-type="float" office:value="0.773985981941223" calcext:value-type="float">
            <text:p>0.773985981941223</text:p>
          </table:table-cell>
          <table:table-cell table:formula="of:=(-23.71*[.C6]^2 + 49.98*[.C6] + 73.69)/100" office:value-type="percentage" office:value="0.981702419186959" calcext:value-type="percentage">
            <text:p>98.17%</text:p>
          </table:table-cell>
        </table:table-row>
        <table:table-row table:style-name="ro2">
          <table:table-cell office:value-type="string" calcext:value-type="string">
            <text:p>岡本圭人</text:p>
          </table:table-cell>
          <table:table-cell office:value-type="string" calcext:value-type="string">
            <text:p>片寄涼太</text:p>
          </table:table-cell>
          <table:table-cell office:value-type="float" office:value="0.768324136734009" calcext:value-type="float">
            <text:p>0.768324136734009</text:p>
          </table:table-cell>
          <table:table-cell table:formula="of:=(-23.71*[.C7]^2 + 49.98*[.C7] + 73.69)/100" office:value-type="percentage" office:value="0.980943062297879" calcext:value-type="percentage">
            <text:p>98.09%</text:p>
          </table:table-cell>
        </table:table-row>
        <table:table-row table:style-name="ro2">
          <table:table-cell office:value-type="string" calcext:value-type="string">
            <text:p>片寄涼太</text:p>
          </table:table-cell>
          <table:table-cell office:value-type="string" calcext:value-type="string">
            <text:p>賀来賢人</text:p>
          </table:table-cell>
          <table:table-cell office:value-type="float" office:value="0.757240350047747" calcext:value-type="float">
            <text:p>0.757240350047747</text:p>
          </table:table-cell>
          <table:table-cell table:formula="of:=(-23.71*[.C8]^2 + 49.98*[.C8] + 73.69)/100" office:value-type="percentage" office:value="0.979412517044607" calcext:value-type="percentage">
            <text:p>97.94%</text:p>
          </table:table-cell>
        </table:table-row>
        <table:table-row table:style-name="ro2">
          <table:table-cell office:value-type="string" calcext:value-type="string">
            <text:p>柴田英嗣</text:p>
          </table:table-cell>
          <table:table-cell office:value-type="string" calcext:value-type="string">
            <text:p>齋藤孝</text:p>
          </table:table-cell>
          <table:table-cell office:value-type="float" office:value="0.74942598598344" calcext:value-type="float">
            <text:p>0.74942598598344</text:p>
          </table:table-cell>
          <table:table-cell table:formula="of:=(-23.71*[.C9]^2 + 49.98*[.C9] + 73.69)/100" office:value-type="percentage" office:value="0.978298427756938" calcext:value-type="percentage">
            <text:p>97.83%</text:p>
          </table:table-cell>
        </table:table-row>
        <table:table-row table:style-name="ro2">
          <table:table-cell office:value-type="string" calcext:value-type="string">
            <text:p>今井翼</text:p>
          </table:table-cell>
          <table:table-cell office:value-type="string" calcext:value-type="string">
            <text:p>滝沢秀明</text:p>
          </table:table-cell>
          <table:table-cell office:value-type="float" office:value="0.748405363824632" calcext:value-type="float">
            <text:p>0.748405363824632</text:p>
          </table:table-cell>
          <table:table-cell table:formula="of:=(-23.71*[.C10]^2 + 49.98*[.C10] + 73.69)/100" office:value-type="percentage" office:value="0.97815078028214" calcext:value-type="percentage">
            <text:p>97.82%</text:p>
          </table:table-cell>
        </table:table-row>
        <table:table-row table:style-name="ro2">
          <table:table-cell office:value-type="string" calcext:value-type="string">
            <text:p>吉川晃司</text:p>
          </table:table-cell>
          <table:table-cell office:value-type="string" calcext:value-type="string">
            <text:p>小澤征爾</text:p>
          </table:table-cell>
          <table:table-cell office:value-type="float" office:value="0.74675640463829" calcext:value-type="float">
            <text:p>0.74675640463829</text:p>
          </table:table-cell>
          <table:table-cell table:formula="of:=(-23.71*[.C11]^2 + 49.98*[.C11] + 73.69)/100" office:value-type="percentage" office:value="0.977911191220642" calcext:value-type="percentage">
            <text:p>97.79%</text:p>
          </table:table-cell>
        </table:table-row>
        <table:table-row table:style-name="ro2">
          <table:table-cell office:value-type="string" calcext:value-type="string">
            <text:p>佐藤真知子</text:p>
          </table:table-cell>
          <table:table-cell office:value-type="string" calcext:value-type="string">
            <text:p>溝口恵</text:p>
          </table:table-cell>
          <table:table-cell office:value-type="float" office:value="0.746402724583944" calcext:value-type="float">
            <text:p>0.746402724583944</text:p>
          </table:table-cell>
          <table:table-cell table:formula="of:=(-23.71*[.C12]^2 + 49.98*[.C12] + 73.69)/100" office:value-type="percentage" office:value="0.977859634582207" calcext:value-type="percentage">
            <text:p>97.79%</text:p>
          </table:table-cell>
        </table:table-row>
        <table:table-row table:style-name="ro2">
          <table:table-cell office:value-type="string" calcext:value-type="string">
            <text:p>山内健司</text:p>
          </table:table-cell>
          <table:table-cell office:value-type="string" calcext:value-type="string">
            <text:p>森田健作</text:p>
          </table:table-cell>
          <table:table-cell office:value-type="float" office:value="0.744902789592743" calcext:value-type="float">
            <text:p>0.744902789592743</text:p>
          </table:table-cell>
          <table:table-cell table:formula="of:=(-23.71*[.C13]^2 + 49.98*[.C13] + 73.69)/100" office:value-type="percentage" office:value="0.977640326893356" calcext:value-type="percentage">
            <text:p>97.76%</text:p>
          </table:table-cell>
        </table:table-row>
        <table:table-row table:style-name="ro2">
          <table:table-cell office:value-type="string" calcext:value-type="string">
            <text:p>加藤和樹</text:p>
          </table:table-cell>
          <table:table-cell office:value-type="string" calcext:value-type="string">
            <text:p>高橋一生</text:p>
          </table:table-cell>
          <table:table-cell office:value-type="float" office:value="0.743704795837402" calcext:value-type="float">
            <text:p>0.743704795837402</text:p>
          </table:table-cell>
          <table:table-cell table:formula="of:=(-23.71*[.C14]^2 + 49.98*[.C14] + 73.69)/100" office:value-type="percentage" office:value="0.97746440014288" calcext:value-type="percentage">
            <text:p>97.75%</text:p>
          </table:table-cell>
        </table:table-row>
        <table:table-row table:style-name="ro2">
          <table:table-cell office:value-type="string" calcext:value-type="string">
            <text:p>安倍麻美</text:p>
          </table:table-cell>
          <table:table-cell office:value-type="string" calcext:value-type="string">
            <text:p>高橋一生</text:p>
          </table:table-cell>
          <table:table-cell office:value-type="float" office:value="0.736769646406174" calcext:value-type="float">
            <text:p>0.736769646406174</text:p>
          </table:table-cell>
          <table:table-cell table:formula="of:=(-23.71*[.C15]^2 + 49.98*[.C15] + 73.69)/100" office:value-type="percentage" office:value="0.976432592010501" calcext:value-type="percentage">
            <text:p>97.64%</text:p>
          </table:table-cell>
        </table:table-row>
        <table:table-row table:style-name="ro2">
          <table:table-cell office:value-type="string" calcext:value-type="string">
            <text:p>久慈暁子</text:p>
          </table:table-cell>
          <table:table-cell office:value-type="string" calcext:value-type="string">
            <text:p>海老原優香</text:p>
          </table:table-cell>
          <table:table-cell office:value-type="float" office:value="0.733039140701294" calcext:value-type="float">
            <text:p>0.733039140701294</text:p>
          </table:table-cell>
          <table:table-cell table:formula="of:=(-23.71*[.C16]^2 + 49.98*[.C16] + 73.69)/100" office:value-type="percentage" office:value="0.975868135397705" calcext:value-type="percentage">
            <text:p>97.59%</text:p>
          </table:table-cell>
        </table:table-row>
        <table:table-row table:style-name="ro2">
          <table:table-cell office:value-type="string" calcext:value-type="string">
            <text:p>田中瞳</text:p>
          </table:table-cell>
          <table:table-cell office:value-type="string" calcext:value-type="string">
            <text:p>竹﨑由佳</text:p>
          </table:table-cell>
          <table:table-cell office:value-type="float" office:value="0.732834911346435" calcext:value-type="float">
            <text:p>0.732834911346435</text:p>
          </table:table-cell>
          <table:table-cell table:formula="of:=(-23.71*[.C17]^2 + 49.98*[.C17] + 73.69)/100" office:value-type="percentage" office:value="0.975837043262931" calcext:value-type="percentage">
            <text:p>97.58%</text:p>
          </table:table-cell>
        </table:table-row>
        <table:table-row table:style-name="ro2">
          <table:table-cell office:value-type="string" calcext:value-type="string">
            <text:p>安室奈美恵</text:p>
          </table:table-cell>
          <table:table-cell office:value-type="string" calcext:value-type="string">
            <text:p>松田美由紀</text:p>
          </table:table-cell>
          <table:table-cell office:value-type="float" office:value="0.729159832000732" calcext:value-type="float">
            <text:p>0.729159832000732</text:p>
          </table:table-cell>
          <table:table-cell table:formula="of:=(-23.71*[.C18]^2 + 49.98*[.C18] + 73.69)/100" office:value-type="percentage" office:value="0.975274164264915" calcext:value-type="percentage">
            <text:p>97.53%</text:p>
          </table:table-cell>
        </table:table-row>
        <table:table-row table:style-name="ro2">
          <table:table-cell office:value-type="string" calcext:value-type="string">
            <text:p>平手友梨奈</text:p>
          </table:table-cell>
          <table:table-cell office:value-type="string" calcext:value-type="string">
            <text:p>齋藤飛鳥</text:p>
          </table:table-cell>
          <table:table-cell office:value-type="float" office:value="0.728093326091766" calcext:value-type="float">
            <text:p>0.728093326091766</text:p>
          </table:table-cell>
          <table:table-cell table:formula="of:=(-23.71*[.C19]^2 + 49.98*[.C19] + 73.69)/100" office:value-type="percentage" office:value="0.975109618106164" calcext:value-type="percentage">
            <text:p>97.51%</text:p>
          </table:table-cell>
        </table:table-row>
        <table:table-row table:style-name="ro2">
          <table:table-cell office:value-type="string" calcext:value-type="string">
            <text:p>千眼美子</text:p>
          </table:table-cell>
          <table:table-cell office:value-type="string" calcext:value-type="string">
            <text:p>泉はる</text:p>
          </table:table-cell>
          <table:table-cell office:value-type="float" office:value="0.727601289749146" calcext:value-type="float">
            <text:p>0.727601289749146</text:p>
          </table:table-cell>
          <table:table-cell table:formula="of:=(-23.71*[.C20]^2 + 49.98*[.C20] + 73.69)/100" office:value-type="percentage" office:value="0.975033522320764" calcext:value-type="percentage">
            <text:p>97.50%</text:p>
          </table:table-cell>
        </table:table-row>
        <table:table-row table:style-name="ro2">
          <table:table-cell office:value-type="string" calcext:value-type="string">
            <text:p>南波陽向</text:p>
          </table:table-cell>
          <table:table-cell office:value-type="string" calcext:value-type="string">
            <text:p>田村菜月</text:p>
          </table:table-cell>
          <table:table-cell office:value-type="float" office:value="0.726216360926628" calcext:value-type="float">
            <text:p>0.726216360926628</text:p>
          </table:table-cell>
          <table:table-cell table:formula="of:=(-23.71*[.C21]^2 + 49.98*[.C21] + 73.69)/100" office:value-type="percentage" office:value="0.97481872008887" calcext:value-type="percentage">
            <text:p>97.48%</text:p>
          </table:table-cell>
        </table:table-row>
        <table:table-row table:style-name="ro2">
          <table:table-cell office:value-type="string" calcext:value-type="string">
            <text:p>後藤晴菜</text:p>
          </table:table-cell>
          <table:table-cell office:value-type="string" calcext:value-type="string">
            <text:p>紀真耶</text:p>
          </table:table-cell>
          <table:table-cell office:value-type="float" office:value="0.724317669868469" calcext:value-type="float">
            <text:p>0.724317669868469</text:p>
          </table:table-cell>
          <table:table-cell table:formula="of:=(-23.71*[.C22]^2 + 49.98*[.C22] + 73.69)/100" office:value-type="percentage" office:value="0.974522755200138" calcext:value-type="percentage">
            <text:p>97.45%</text:p>
          </table:table-cell>
        </table:table-row>
        <table:table-row table:style-name="ro2">
          <table:table-cell office:value-type="string" calcext:value-type="string">
            <text:p>梅山恋和</text:p>
          </table:table-cell>
          <table:table-cell office:value-type="string" calcext:value-type="string">
            <text:p>竹本くるみ</text:p>
          </table:table-cell>
          <table:table-cell office:value-type="float" office:value="0.723362118005753" calcext:value-type="float">
            <text:p>0.723362118005753</text:p>
          </table:table-cell>
          <table:table-cell table:formula="of:=(-23.71*[.C23]^2 + 49.98*[.C23] + 73.69)/100" office:value-type="percentage" office:value="0.974373158661411" calcext:value-type="percentage">
            <text:p>97.44%</text:p>
          </table:table-cell>
        </table:table-row>
        <table:table-row table:style-name="ro2">
          <table:table-cell office:value-type="string" calcext:value-type="string">
            <text:p>福本清三</text:p>
          </table:table-cell>
          <table:table-cell office:value-type="string" calcext:value-type="string">
            <text:p>間寛平</text:p>
          </table:table-cell>
          <table:table-cell office:value-type="float" office:value="0.722390072686332" calcext:value-type="float">
            <text:p>0.722390072686332</text:p>
          </table:table-cell>
          <table:table-cell table:formula="of:=(-23.71*[.C24]^2 + 49.98*[.C24] + 73.69)/100" office:value-type="percentage" office:value="0.974220535730481" calcext:value-type="percentage">
            <text:p>97.42%</text:p>
          </table:table-cell>
        </table:table-row>
        <table:table-row table:style-name="ro2">
          <table:table-cell office:value-type="string" calcext:value-type="string">
            <text:p>上原多香子</text:p>
          </table:table-cell>
          <table:table-cell office:value-type="string" calcext:value-type="string">
            <text:p>角谷暁子</text:p>
          </table:table-cell>
          <table:table-cell office:value-type="float" office:value="0.721336225668589" calcext:value-type="float">
            <text:p>0.721336225668589</text:p>
          </table:table-cell>
          <table:table-cell table:formula="of:=(-23.71*[.C25]^2 + 49.98*[.C25] + 73.69)/100" office:value-type="percentage" office:value="0.974054562734667" calcext:value-type="percentage">
            <text:p>97.41%</text:p>
          </table:table-cell>
        </table:table-row>
        <table:table-row table:style-name="ro2">
          <table:table-cell office:value-type="string" calcext:value-type="string">
            <text:p>佐藤詩識</text:p>
          </table:table-cell>
          <table:table-cell office:value-type="string" calcext:value-type="string">
            <text:p>南波陽向</text:p>
          </table:table-cell>
          <table:table-cell office:value-type="float" office:value="0.7200827896595" calcext:value-type="float">
            <text:p>0.7200827896595</text:p>
          </table:table-cell>
          <table:table-cell table:formula="of:=(-23.71*[.C26]^2 + 49.98*[.C26] + 73.69)/100" office:value-type="percentage" office:value="0.973856470269999" calcext:value-type="percentage">
            <text:p>97.39%</text:p>
          </table:table-cell>
        </table:table-row>
        <table:table-row table:style-name="ro2">
          <table:table-cell office:value-type="string" calcext:value-type="string">
            <text:p>渡辺由架</text:p>
          </table:table-cell>
          <table:table-cell office:value-type="string" calcext:value-type="string">
            <text:p>滝口ミラ</text:p>
          </table:table-cell>
          <table:table-cell office:value-type="float" office:value="0.718990140491062" calcext:value-type="float">
            <text:p>0.718990140491062</text:p>
          </table:table-cell>
          <table:table-cell table:formula="of:=(-23.71*[.C27]^2 + 49.98*[.C27] + 73.69)/100" office:value-type="percentage" office:value="0.973683180691985" calcext:value-type="percentage">
            <text:p>97.37%</text:p>
          </table:table-cell>
        </table:table-row>
        <table:table-row table:style-name="ro2">
          <table:table-cell office:value-type="string" calcext:value-type="string">
            <text:p>古川登志夫</text:p>
          </table:table-cell>
          <table:table-cell office:value-type="string" calcext:value-type="string">
            <text:p>間寛平</text:p>
          </table:table-cell>
          <table:table-cell office:value-type="float" office:value="0.718859970569611" calcext:value-type="float">
            <text:p>0.718859970569611</text:p>
          </table:table-cell>
          <table:table-cell table:formula="of:=(-23.71*[.C28]^2 + 49.98*[.C28] + 73.69)/100" office:value-type="percentage" office:value="0.973662498547863" calcext:value-type="percentage">
            <text:p>97.37%</text:p>
          </table:table-cell>
        </table:table-row>
        <table:table-row table:style-name="ro2">
          <table:table-cell office:value-type="string" calcext:value-type="string">
            <text:p>向井康二</text:p>
          </table:table-cell>
          <table:table-cell office:value-type="string" calcext:value-type="string">
            <text:p>宮舘涼太</text:p>
          </table:table-cell>
          <table:table-cell office:value-type="float" office:value="0.718728542327881" calcext:value-type="float">
            <text:p>0.718728542327881</text:p>
          </table:table-cell>
          <table:table-cell table:formula="of:=(-23.71*[.C29]^2 + 49.98*[.C29] + 73.69)/100" office:value-type="percentage" office:value="0.973641608322767" calcext:value-type="percentage">
            <text:p>97.36%</text:p>
          </table:table-cell>
        </table:table-row>
        <table:table-row table:style-name="ro2">
          <table:table-cell office:value-type="string" calcext:value-type="string">
            <text:p>なな茶</text:p>
          </table:table-cell>
          <table:table-cell office:value-type="string" calcext:value-type="string">
            <text:p>吉田彩良</text:p>
          </table:table-cell>
          <table:table-cell office:value-type="float" office:value="0.716463655233383" calcext:value-type="float">
            <text:p>0.716463655233383</text:p>
          </table:table-cell>
          <table:table-cell table:formula="of:=(-23.71*[.C30]^2 + 49.98*[.C30] + 73.69)/100" office:value-type="percentage" office:value="0.973280322751638" calcext:value-type="percentage">
            <text:p>97.33%</text:p>
          </table:table-cell>
        </table:table-row>
        <table:table-row table:style-name="ro2">
          <table:table-cell office:value-type="string" calcext:value-type="string">
            <text:p>まりあ</text:p>
          </table:table-cell>
          <table:table-cell office:value-type="string" calcext:value-type="string">
            <text:p>堀田茜</text:p>
          </table:table-cell>
          <table:table-cell office:value-type="float" office:value="0.716062560677528" calcext:value-type="float">
            <text:p>0.716062560677528</text:p>
          </table:table-cell>
          <table:table-cell table:formula="of:=(-23.71*[.C31]^2 + 49.98*[.C31] + 73.69)/100" office:value-type="percentage" office:value="0.973216088246986" calcext:value-type="percentage">
            <text:p>97.32%</text:p>
          </table:table-cell>
        </table:table-row>
        <table:table-row table:style-name="ro2">
          <table:table-cell office:value-type="string" calcext:value-type="string">
            <text:p>中廣弥生</text:p>
          </table:table-cell>
          <table:table-cell office:value-type="string" calcext:value-type="string">
            <text:p>大橋真子</text:p>
          </table:table-cell>
          <table:table-cell office:value-type="float" office:value="0.71540778875351" calcext:value-type="float">
            <text:p>0.71540778875351</text:p>
          </table:table-cell>
          <table:table-cell table:formula="of:=(-23.71*[.C32]^2 + 49.98*[.C32] + 73.69)/100" office:value-type="percentage" office:value="0.973111063891006" calcext:value-type="percentage">
            <text:p>97.31%</text:p>
          </table:table-cell>
        </table:table-row>
        <table:table-row table:style-name="ro2">
          <table:table-cell office:value-type="string" calcext:value-type="string">
            <text:p>中村俊輔</text:p>
          </table:table-cell>
          <table:table-cell office:value-type="string" calcext:value-type="string">
            <text:p>安田章大</text:p>
          </table:table-cell>
          <table:table-cell office:value-type="float" office:value="0.715198135375977" calcext:value-type="float">
            <text:p>0.715198135375977</text:p>
          </table:table-cell>
          <table:table-cell table:formula="of:=(-23.71*[.C33]^2 + 49.98*[.C33] + 73.69)/100" office:value-type="percentage" office:value="0.973077392859299" calcext:value-type="percentage">
            <text:p>97.31%</text:p>
          </table:table-cell>
        </table:table-row>
        <table:table-row table:style-name="ro2">
          <table:table-cell office:value-type="string" calcext:value-type="string">
            <text:p>山下美月</text:p>
          </table:table-cell>
          <table:table-cell office:value-type="string" calcext:value-type="string">
            <text:p>高橋一生</text:p>
          </table:table-cell>
          <table:table-cell office:value-type="float" office:value="0.715019941329956" calcext:value-type="float">
            <text:p>0.715019941329956</text:p>
          </table:table-cell>
          <table:table-cell table:formula="of:=(-23.71*[.C34]^2 + 49.98*[.C34] + 73.69)/100" office:value-type="percentage" office:value="0.973048757914682" calcext:value-type="percentage">
            <text:p>97.30%</text:p>
          </table:table-cell>
        </table:table-row>
        <table:table-row table:style-name="ro2">
          <table:table-cell office:value-type="string" calcext:value-type="string">
            <text:p>中村メイコ</text:p>
          </table:table-cell>
          <table:table-cell office:value-type="string" calcext:value-type="string">
            <text:p>美輪明宏</text:p>
          </table:table-cell>
          <table:table-cell office:value-type="float" office:value="0.714679837226868" calcext:value-type="float">
            <text:p>0.714679837226868</text:p>
          </table:table-cell>
          <table:table-cell table:formula="of:=(-23.71*[.C35]^2 + 49.98*[.C35] + 73.69)/100" office:value-type="percentage" office:value="0.972994062990961" calcext:value-type="percentage">
            <text:p>97.30%</text:p>
          </table:table-cell>
        </table:table-row>
        <table:table-row table:style-name="ro2">
          <table:table-cell office:value-type="string" calcext:value-type="string">
            <text:p>三沢明美</text:p>
          </table:table-cell>
          <table:table-cell office:value-type="string" calcext:value-type="string">
            <text:p>石橋けい</text:p>
          </table:table-cell>
          <table:table-cell office:value-type="float" office:value="0.714624524116516" calcext:value-type="float">
            <text:p>0.714624524116516</text:p>
          </table:table-cell>
          <table:table-cell table:formula="of:=(-23.71*[.C36]^2 + 49.98*[.C36] + 73.69)/100" office:value-type="percentage" office:value="0.972985162451292" calcext:value-type="percentage">
            <text:p>97.30%</text:p>
          </table:table-cell>
        </table:table-row>
        <table:table-row table:style-name="ro2">
          <table:table-cell office:value-type="string" calcext:value-type="string">
            <text:p>扇千景</text:p>
          </table:table-cell>
          <table:table-cell office:value-type="string" calcext:value-type="string">
            <text:p>赤木春恵</text:p>
          </table:table-cell>
          <table:table-cell office:value-type="float" office:value="0.713586032390595" calcext:value-type="float">
            <text:p>0.713586032390595</text:p>
          </table:table-cell>
          <table:table-cell table:formula="of:=(-23.71*[.C37]^2 + 49.98*[.C37] + 73.69)/100" office:value-type="percentage" office:value="0.972817787413617" calcext:value-type="percentage">
            <text:p>97.28%</text:p>
          </table:table-cell>
        </table:table-row>
        <table:table-row table:style-name="ro2">
          <table:table-cell office:value-type="string" calcext:value-type="string">
            <text:p>松田栞</text:p>
          </table:table-cell>
          <table:table-cell office:value-type="string" calcext:value-type="string">
            <text:p>溝口恵</text:p>
          </table:table-cell>
          <table:table-cell office:value-type="float" office:value="0.712881147861481" calcext:value-type="float">
            <text:p>0.712881147861481</text:p>
          </table:table-cell>
          <table:table-cell table:formula="of:=(-23.71*[.C38]^2 + 49.98*[.C38] + 73.69)/100" office:value-type="percentage" office:value="0.972703888906687" calcext:value-type="percentage">
            <text:p>97.27%</text:p>
          </table:table-cell>
        </table:table-row>
        <table:table-row table:style-name="ro2">
          <table:table-cell office:value-type="string" calcext:value-type="string">
            <text:p>大和田伸也</text:p>
          </table:table-cell>
          <table:table-cell office:value-type="string" calcext:value-type="string">
            <text:p>奥田瑛二</text:p>
          </table:table-cell>
          <table:table-cell office:value-type="float" office:value="0.712802052497864" calcext:value-type="float">
            <text:p>0.712802052497864</text:p>
          </table:table-cell>
          <table:table-cell table:formula="of:=(-23.71*[.C39]^2 + 49.98*[.C39] + 73.69)/100" office:value-type="percentage" office:value="0.972691093609123" calcext:value-type="percentage">
            <text:p>97.27%</text:p>
          </table:table-cell>
        </table:table-row>
        <table:table-row table:style-name="ro2">
          <table:table-cell office:value-type="string" calcext:value-type="string">
            <text:p>中井ゆかり</text:p>
          </table:table-cell>
          <table:table-cell office:value-type="string" calcext:value-type="string">
            <text:p>宮本佳林</text:p>
          </table:table-cell>
          <table:table-cell office:value-type="float" office:value="0.711010754108429" calcext:value-type="float">
            <text:p>0.711010754108429</text:p>
          </table:table-cell>
          <table:table-cell table:formula="of:=(-23.71*[.C40]^2 + 49.98*[.C40] + 73.69)/100" office:value-type="percentage" office:value="0.97240051996164" calcext:value-type="percentage">
            <text:p>97.24%</text:p>
          </table:table-cell>
        </table:table-row>
        <table:table-row table:style-name="ro2">
          <table:table-cell office:value-type="string" calcext:value-type="string">
            <text:p>沖田彩花</text:p>
          </table:table-cell>
          <table:table-cell office:value-type="string" calcext:value-type="string">
            <text:p>浦浜アリサ</text:p>
          </table:table-cell>
          <table:table-cell office:value-type="float" office:value="0.71073704957962" calcext:value-type="float">
            <text:p>0.71073704957962</text:p>
          </table:table-cell>
          <table:table-cell table:formula="of:=(-23.71*[.C41]^2 + 49.98*[.C41] + 73.69)/100" office:value-type="percentage" office:value="0.972355987250631" calcext:value-type="percentage">
            <text:p>97.24%</text:p>
          </table:table-cell>
        </table:table-row>
        <table:table-row table:style-name="ro2">
          <table:table-cell office:value-type="string" calcext:value-type="string">
            <text:p>加藤和樹</text:p>
          </table:table-cell>
          <table:table-cell office:value-type="string" calcext:value-type="string">
            <text:p>加藤慶祐</text:p>
          </table:table-cell>
          <table:table-cell office:value-type="float" office:value="0.709353983402252" calcext:value-type="float">
            <text:p>0.709353983402252</text:p>
          </table:table-cell>
          <table:table-cell table:formula="of:=(-23.71*[.C42]^2 + 49.98*[.C42] + 73.69)/100" office:value-type="percentage" office:value="0.9721304141139" calcext:value-type="percentage">
            <text:p>97.21%</text:p>
          </table:table-cell>
        </table:table-row>
        <table:table-row table:style-name="ro2">
          <table:table-cell office:value-type="string" calcext:value-type="string">
            <text:p>板垣心和</text:p>
          </table:table-cell>
          <table:table-cell office:value-type="string" calcext:value-type="string">
            <text:p>竹本くるみ</text:p>
          </table:table-cell>
          <table:table-cell office:value-type="float" office:value="0.70896714925766" calcext:value-type="float">
            <text:p>0.70896714925766</text:p>
          </table:table-cell>
          <table:table-cell table:formula="of:=(-23.71*[.C43]^2 + 49.98*[.C43] + 73.69)/100" office:value-type="percentage" office:value="0.972067160518917" calcext:value-type="percentage">
            <text:p>97.21%</text:p>
          </table:table-cell>
        </table:table-row>
        <table:table-row table:style-name="ro2">
          <table:table-cell office:value-type="string" calcext:value-type="string">
            <text:p>勝村政信</text:p>
          </table:table-cell>
          <table:table-cell office:value-type="string" calcext:value-type="string">
            <text:p>安藤政信</text:p>
          </table:table-cell>
          <table:table-cell office:value-type="float" office:value="0.707566410303116" calcext:value-type="float">
            <text:p>0.707566410303116</text:p>
          </table:table-cell>
          <table:table-cell table:formula="of:=(-23.71*[.C44]^2 + 49.98*[.C44] + 73.69)/100" office:value-type="percentage" office:value="0.971837523524549" calcext:value-type="percentage">
            <text:p>97.18%</text:p>
          </table:table-cell>
        </table:table-row>
        <table:table-row table:style-name="ro2">
          <table:table-cell office:value-type="string" calcext:value-type="string">
            <text:p>今田美桜</text:p>
          </table:table-cell>
          <table:table-cell office:value-type="string" calcext:value-type="string">
            <text:p>町音葉</text:p>
          </table:table-cell>
          <table:table-cell office:value-type="float" office:value="0.707386136054993" calcext:value-type="float">
            <text:p>0.707386136054993</text:p>
          </table:table-cell>
          <table:table-cell table:formula="of:=(-23.71*[.C45]^2 + 49.98*[.C45] + 73.69)/100" office:value-type="percentage" office:value="0.97180790180631" calcext:value-type="percentage">
            <text:p>97.18%</text:p>
          </table:table-cell>
        </table:table-row>
        <table:table-row table:style-name="ro2">
          <table:table-cell office:value-type="string" calcext:value-type="string">
            <text:p>吉沢梨絵</text:p>
          </table:table-cell>
          <table:table-cell office:value-type="string" calcext:value-type="string">
            <text:p>椎名林檎</text:p>
          </table:table-cell>
          <table:table-cell office:value-type="float" office:value="0.707338571548462" calcext:value-type="float">
            <text:p>0.707338571548462</text:p>
          </table:table-cell>
          <table:table-cell table:formula="of:=(-23.71*[.C46]^2 + 49.98*[.C46] + 73.69)/100" office:value-type="percentage" office:value="0.971800083686789" calcext:value-type="percentage">
            <text:p>97.18%</text:p>
          </table:table-cell>
        </table:table-row>
        <table:table-row table:style-name="ro2">
          <table:table-cell office:value-type="string" calcext:value-type="string">
            <text:p>加藤慶祐</text:p>
          </table:table-cell>
          <table:table-cell office:value-type="string" calcext:value-type="string">
            <text:p>河合龍之介</text:p>
          </table:table-cell>
          <table:table-cell office:value-type="float" office:value="0.706863343715668" calcext:value-type="float">
            <text:p>0.706863343715668</text:p>
          </table:table-cell>
          <table:table-cell table:formula="of:=(-23.71*[.C47]^2 + 49.98*[.C47] + 73.69)/100" office:value-type="percentage" office:value="0.971721912165154" calcext:value-type="percentage">
            <text:p>97.17%</text:p>
          </table:table-cell>
        </table:table-row>
        <table:table-row table:style-name="ro2">
          <table:table-cell office:value-type="string" calcext:value-type="string">
            <text:p>上宮菜々子</text:p>
          </table:table-cell>
          <table:table-cell office:value-type="string" calcext:value-type="string">
            <text:p>根本宗子</text:p>
          </table:table-cell>
          <table:table-cell office:value-type="float" office:value="0.706604301929474" calcext:value-type="float">
            <text:p>0.706604301929474</text:p>
          </table:table-cell>
          <table:table-cell table:formula="of:=(-23.71*[.C48]^2 + 49.98*[.C48] + 73.69)/100" office:value-type="percentage" office:value="0.971679256577659" calcext:value-type="percentage">
            <text:p>97.17%</text:p>
          </table:table-cell>
        </table:table-row>
        <table:table-row table:style-name="ro2">
          <table:table-cell office:value-type="string" calcext:value-type="string">
            <text:p>岡村隆史</text:p>
          </table:table-cell>
          <table:table-cell office:value-type="string" calcext:value-type="string">
            <text:p>甲本雅裕</text:p>
          </table:table-cell>
          <table:table-cell office:value-type="float" office:value="0.706279277801514" calcext:value-type="float">
            <text:p>0.706279277801514</text:p>
          </table:table-cell>
          <table:table-cell table:formula="of:=(-23.71*[.C49]^2 + 49.98*[.C49] + 73.69)/100" office:value-type="percentage" office:value="0.971625690877688" calcext:value-type="percentage">
            <text:p>97.16%</text:p>
          </table:table-cell>
        </table:table-row>
        <table:table-row table:style-name="ro2">
          <table:table-cell office:value-type="string" calcext:value-type="string">
            <text:p>堀田茜</text:p>
          </table:table-cell>
          <table:table-cell office:value-type="string" calcext:value-type="string">
            <text:p>沖田彩花</text:p>
          </table:table-cell>
          <table:table-cell office:value-type="float" office:value="0.706115663051605" calcext:value-type="float">
            <text:p>0.706115663051605</text:p>
          </table:table-cell>
          <table:table-cell table:formula="of:=(-23.71*[.C50]^2 + 49.98*[.C50] + 73.69)/100" office:value-type="percentage" office:value="0.971598707343418" calcext:value-type="percentage">
            <text:p>97.16%</text:p>
          </table:table-cell>
        </table:table-row>
        <table:table-row table:style-name="ro2">
          <table:table-cell office:value-type="string" calcext:value-type="string">
            <text:p>杉原千尋</text:p>
          </table:table-cell>
          <table:table-cell office:value-type="string" calcext:value-type="string">
            <text:p>野村佑香</text:p>
          </table:table-cell>
          <table:table-cell office:value-type="float" office:value="0.70575213432312" calcext:value-type="float">
            <text:p>0.70575213432312</text:p>
          </table:table-cell>
          <table:table-cell table:formula="of:=(-23.71*[.C51]^2 + 49.98*[.C51] + 73.69)/100" office:value-type="percentage" office:value="0.971538708328097" calcext:value-type="percentage">
            <text:p>97.15%</text:p>
          </table:table-cell>
        </table:table-row>
        <table:table-row table:style-name="ro2">
          <table:table-cell office:value-type="string" calcext:value-type="string">
            <text:p>吉川晃司</text:p>
          </table:table-cell>
          <table:table-cell office:value-type="string" calcext:value-type="string">
            <text:p>高田純次</text:p>
          </table:table-cell>
          <table:table-cell office:value-type="float" office:value="0.705063045024872" calcext:value-type="float">
            <text:p>0.705063045024872</text:p>
          </table:table-cell>
          <table:table-cell table:formula="of:=(-23.71*[.C52]^2 + 49.98*[.C52] + 73.69)/100" office:value-type="percentage" office:value="0.971424804815725" calcext:value-type="percentage">
            <text:p>97.14%</text:p>
          </table:table-cell>
        </table:table-row>
        <table:table-row table:style-name="ro2">
          <table:table-cell office:value-type="string" calcext:value-type="string">
            <text:p>八木麻紗子</text:p>
          </table:table-cell>
          <table:table-cell office:value-type="string" calcext:value-type="string">
            <text:p>紀真耶</text:p>
          </table:table-cell>
          <table:table-cell office:value-type="float" office:value="0.704706072807312" calcext:value-type="float">
            <text:p>0.704706072807312</text:p>
          </table:table-cell>
          <table:table-cell table:formula="of:=(-23.71*[.C53]^2 + 49.98*[.C53] + 73.69)/100" office:value-type="percentage" office:value="0.971365710298983" calcext:value-type="percentage">
            <text:p>97.14%</text:p>
          </table:table-cell>
        </table:table-row>
        <table:table-row table:style-name="ro2">
          <table:table-cell office:value-type="string" calcext:value-type="string">
            <text:p>安倍麻美</text:p>
          </table:table-cell>
          <table:table-cell office:value-type="string" calcext:value-type="string">
            <text:p>鮎川穂乃果</text:p>
          </table:table-cell>
          <table:table-cell office:value-type="float" office:value="0.70464289188385" calcext:value-type="float">
            <text:p>0.70464289188385</text:p>
          </table:table-cell>
          <table:table-cell table:formula="of:=(-23.71*[.C54]^2 + 49.98*[.C54] + 73.69)/100" office:value-type="percentage" office:value="0.971355244798503" calcext:value-type="percentage">
            <text:p>97.14%</text:p>
          </table:table-cell>
        </table:table-row>
        <table:table-row table:style-name="ro2">
          <table:table-cell office:value-type="string" calcext:value-type="string">
            <text:p>中村江里子</text:p>
          </table:table-cell>
          <table:table-cell office:value-type="string" calcext:value-type="string">
            <text:p>石井苗子</text:p>
          </table:table-cell>
          <table:table-cell office:value-type="float" office:value="0.703409940004349" calcext:value-type="float">
            <text:p>0.703409940004349</text:p>
          </table:table-cell>
          <table:table-cell table:formula="of:=(-23.71*[.C55]^2 + 49.98*[.C55] + 73.69)/100" office:value-type="percentage" office:value="0.971150635603633" calcext:value-type="percentage">
            <text:p>97.12%</text:p>
          </table:table-cell>
        </table:table-row>
        <table:table-row table:style-name="ro2">
          <table:table-cell office:value-type="string" calcext:value-type="string">
            <text:p>吉田義男</text:p>
          </table:table-cell>
          <table:table-cell office:value-type="string" calcext:value-type="string">
            <text:p>福本清三</text:p>
          </table:table-cell>
          <table:table-cell office:value-type="float" office:value="0.701826393604279" calcext:value-type="float">
            <text:p>0.701826393604279</text:p>
          </table:table-cell>
          <table:table-cell table:formula="of:=(-23.71*[.C56]^2 + 49.98*[.C56] + 73.69)/100" office:value-type="percentage" office:value="0.97088678753272" calcext:value-type="percentage">
            <text:p>97.09%</text:p>
          </table:table-cell>
        </table:table-row>
        <table:table-row table:style-name="ro2">
          <table:table-cell office:value-type="string" calcext:value-type="string">
            <text:p>南波陽向</text:p>
          </table:table-cell>
          <table:table-cell office:value-type="string" calcext:value-type="string">
            <text:p>大盛真歩</text:p>
          </table:table-cell>
          <table:table-cell office:value-type="float" office:value="0.700678586959839" calcext:value-type="float">
            <text:p>0.700678586959839</text:p>
          </table:table-cell>
          <table:table-cell table:formula="of:=(-23.71*[.C57]^2 + 49.98*[.C57] + 73.69)/100" office:value-type="percentage" office:value="0.970694798427208" calcext:value-type="percentage">
            <text:p>97.07%</text:p>
          </table:table-cell>
        </table:table-row>
        <table:table-row table:style-name="ro2">
          <table:table-cell office:value-type="string" calcext:value-type="string">
            <text:p>早瀬英里奈</text:p>
          </table:table-cell>
          <table:table-cell office:value-type="string" calcext:value-type="string">
            <text:p>熊切あさ美</text:p>
          </table:table-cell>
          <table:table-cell office:value-type="float" office:value="0.700439095497131" calcext:value-type="float">
            <text:p>0.700439095497131</text:p>
          </table:table-cell>
          <table:table-cell table:formula="of:=(-23.71*[.C58]^2 + 49.98*[.C58] + 73.69)/100" office:value-type="percentage" office:value="0.970654660856117" calcext:value-type="percentage">
            <text:p>97.07%</text:p>
          </table:table-cell>
        </table:table-row>
      </table:table>
      <table:named-expressions/>
      <table:database-ranges>
        <table:database-range table:name="__Anonymous_Sheet_DB__0" table:target-range-address="output.B1:output.D19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11" number:title="ユーザー定義">
      <number:text-content/>
      <number:text>'位"</number:text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8T19:40:32.552104702</dc:date>
    <meta:editing-duration>PT1H57M15S</meta:editing-duration>
    <meta:editing-cycles>2</meta:editing-cycles>
    <meta:generator>LibreOffice/6.4.7.2$Linux_X86_64 LibreOffice_project/40$Build-2</meta:generator>
    <meta:document-statistic meta:table-count="2" meta:cell-count="1024" meta:object-count="0"/>
  </office:meta>
</office:document-meta>
</file>